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2.427cm" style:rel-column-width="9356*"/>
    </style:style>
    <style:style style:name="Tabella2.B" style:family="table-column">
      <style:table-column-properties style:column-width="3.373cm" style:rel-column-width="13000*"/>
    </style:style>
    <style:style style:name="Tabella2.C" style:family="table-column">
      <style:table-column-properties style:column-width="3.792cm" style:rel-column-width="14619*"/>
    </style:style>
    <style:style style:name="Tabella2.D" style:family="table-column">
      <style:table-column-properties style:column-width="3.704cm" style:rel-column-width="14279*"/>
    </style:style>
    <style:style style:name="Tabella2.E" style:family="table-column">
      <style:table-column-properties style:column-width="3.704cm" style:rel-column-width="14281*"/>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2" style:family="table-row">
      <style:table-row-properties style:min-row-height="1.741cm"/>
    </style:style>
    <style:style style:name="Tabella2.A2" style:family="table-cell">
      <style:table-cell-properties fo:padding="0.097cm" fo:border-left="0.05pt solid #000000" fo:border-right="none" fo:border-top="none" fo:border-bottom="0.05pt solid #000000"/>
    </style:style>
    <style:style style:name="Tabella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a0369"/>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2b7be" officeooo:paragraph-rsid="0012b7be" style:font-weight-asian="bold" style:font-weight-complex="bold"/>
    </style:style>
    <style:style style:name="P4" style:family="paragraph" style:parent-style-name="Standard">
      <style:text-properties fo:font-weight="bold" officeooo:rsid="0012b7be" officeooo:paragraph-rsid="0013affb" style:font-weight-asian="bold" style:font-weight-complex="bold"/>
    </style:style>
    <style:style style:name="P5" style:family="paragraph" style:parent-style-name="Standard">
      <style:text-properties fo:font-weight="bold" officeooo:rsid="0012b7be" officeooo:paragraph-rsid="00143beb" style:font-weight-asian="bold" style:font-weight-complex="bold"/>
    </style:style>
    <style:style style:name="P6" style:family="paragraph" style:parent-style-name="Standard">
      <style:text-properties fo:font-weight="bold" officeooo:rsid="0012b7be" officeooo:paragraph-rsid="001785cd" style:font-weight-asian="bold" style:font-weight-complex="bold"/>
    </style:style>
    <style:style style:name="P7" style:family="paragraph" style:parent-style-name="Standard">
      <style:text-properties fo:font-weight="bold" officeooo:rsid="00157e9d" officeooo:paragraph-rsid="00157e9d" style:font-weight-asian="bold" style:font-weight-complex="bold"/>
    </style:style>
    <style:style style:name="P8" style:family="paragraph" style:parent-style-name="Standard">
      <style:text-properties fo:font-weight="bold" officeooo:rsid="0017015f" officeooo:paragraph-rsid="0017015f" style:font-weight-asian="bold" style:font-weight-complex="bold"/>
    </style:style>
    <style:style style:name="P9" style:family="paragraph" style:parent-style-name="Standard">
      <style:text-properties fo:font-weight="bold" officeooo:rsid="001785cd" officeooo:paragraph-rsid="001785cd" style:font-weight-asian="bold" style:font-weight-complex="bold"/>
    </style:style>
    <style:style style:name="P10" style:family="paragraph" style:parent-style-name="Standard">
      <style:text-properties fo:font-weight="bold" officeooo:rsid="001974db" officeooo:paragraph-rsid="001974db" style:font-weight-asian="bold" style:font-weight-complex="bold"/>
    </style:style>
    <style:style style:name="P11" style:family="paragraph" style:parent-style-name="Standard">
      <style:text-properties fo:font-weight="bold" officeooo:rsid="001974db" officeooo:paragraph-rsid="001ab25f" style:font-weight-asian="bold" style:font-weight-complex="bold"/>
    </style:style>
    <style:style style:name="P12" style:family="paragraph" style:parent-style-name="Standard">
      <style:text-properties fo:font-weight="bold" officeooo:paragraph-rsid="00157e9d" style:font-weight-asian="bold" style:font-weight-complex="bold"/>
    </style:style>
    <style:style style:name="P13" style:family="paragraph" style:parent-style-name="Standard">
      <style:text-properties fo:font-weight="bold" officeooo:rsid="001a3567" officeooo:paragraph-rsid="001a3567" style:font-weight-asian="bold" style:font-weight-complex="bold"/>
    </style:style>
    <style:style style:name="P14" style:family="paragraph" style:parent-style-name="Standard">
      <style:text-properties fo:font-weight="bold" officeooo:rsid="001c5f06" officeooo:paragraph-rsid="001c5f06" style:font-weight-asian="bold" style:font-weight-complex="bold"/>
    </style:style>
    <style:style style:name="P15" style:family="paragraph" style:parent-style-name="Standard">
      <style:text-properties fo:font-weight="bold" officeooo:rsid="0024be8c" officeooo:paragraph-rsid="0024be8c" style:font-weight-asian="bold" style:font-weight-complex="bold"/>
    </style:style>
    <style:style style:name="P16" style:family="paragraph" style:parent-style-name="Standard">
      <style:text-properties fo:font-weight="bold" officeooo:rsid="0025de0b" officeooo:paragraph-rsid="0025de0b" style:font-weight-asian="bold" style:font-weight-complex="bold"/>
    </style:style>
    <style:style style:name="P17" style:family="paragraph" style:parent-style-name="Standard">
      <style:text-properties fo:font-weight="bold" officeooo:rsid="0027830a" officeooo:paragraph-rsid="0027830a" style:font-weight-asian="bold" style:font-weight-complex="bold"/>
    </style:style>
    <style:style style:name="P18" style:family="paragraph" style:parent-style-name="Standard">
      <style:text-properties fo:font-weight="bold" officeooo:rsid="002823d5" officeooo:paragraph-rsid="002823d5" style:font-weight-asian="bold" style:font-weight-complex="bold"/>
    </style:style>
    <style:style style:name="P19" style:family="paragraph" style:parent-style-name="Standard">
      <style:text-properties fo:font-weight="bold" officeooo:rsid="00284f69" officeooo:paragraph-rsid="00284f69" style:font-weight-asian="bold" style:font-weight-complex="bold"/>
    </style:style>
    <style:style style:name="P20" style:family="paragraph" style:parent-style-name="Standard">
      <style:text-properties fo:font-weight="bold" officeooo:rsid="0029b071" officeooo:paragraph-rsid="0029b071" style:font-weight-asian="bold" style:font-weight-complex="bold"/>
    </style:style>
    <style:style style:name="P21" style:family="paragraph" style:parent-style-name="Standard">
      <style:text-properties fo:font-weight="bold" officeooo:rsid="002b8d1d" officeooo:paragraph-rsid="002b8d1d" style:font-weight-asian="bold" style:font-weight-complex="bold"/>
    </style:style>
    <style:style style:name="P22" style:family="paragraph" style:parent-style-name="Standard">
      <style:text-properties fo:font-weight="bold" officeooo:rsid="002ec9f2" officeooo:paragraph-rsid="002ec9f2" style:font-weight-asian="bold" style:font-weight-complex="bold"/>
    </style:style>
    <style:style style:name="P23" style:family="paragraph" style:parent-style-name="Standard">
      <style:text-properties fo:font-weight="bold" officeooo:rsid="002ec9f2" officeooo:paragraph-rsid="00319f9a" style:font-weight-asian="bold" style:font-weight-complex="bold"/>
    </style:style>
    <style:style style:name="P24" style:family="paragraph" style:parent-style-name="Standard">
      <style:text-properties fo:font-weight="bold" officeooo:rsid="002ec9f2" officeooo:paragraph-rsid="00334c6b" style:font-weight-asian="bold" style:font-weight-complex="bold"/>
    </style:style>
    <style:style style:name="P25" style:family="paragraph" style:parent-style-name="Standard">
      <style:text-properties fo:font-weight="bold" officeooo:rsid="003f243e" officeooo:paragraph-rsid="003f243e" style:font-weight-asian="bold" style:font-weight-complex="bold"/>
    </style:style>
    <style:style style:name="P26" style:family="paragraph" style:parent-style-name="Standard">
      <style:text-properties fo:font-weight="bold" officeooo:rsid="00431553" officeooo:paragraph-rsid="00431553" style:font-weight-asian="bold" style:font-weight-complex="bold"/>
    </style:style>
    <style:style style:name="P27" style:family="paragraph" style:parent-style-name="Standard">
      <style:text-properties fo:font-weight="bold" officeooo:rsid="00449ae8" officeooo:paragraph-rsid="00449ae8" style:font-weight-asian="bold" style:font-weight-complex="bold"/>
    </style:style>
    <style:style style:name="P28" style:family="paragraph" style:parent-style-name="Standard">
      <style:text-properties fo:font-weight="bold" officeooo:rsid="0022af11" officeooo:paragraph-rsid="00449ae8" style:font-weight-asian="bold" style:font-weight-complex="bold"/>
    </style:style>
    <style:style style:name="P29" style:family="paragraph" style:parent-style-name="Standard">
      <style:text-properties fo:font-weight="bold" officeooo:rsid="00469ad9" officeooo:paragraph-rsid="00469ad9" style:font-weight-asian="bold" style:font-weight-complex="bold"/>
    </style:style>
    <style:style style:name="P30" style:family="paragraph" style:parent-style-name="Standard">
      <style:text-properties fo:font-weight="bold" officeooo:rsid="0047ffe7" officeooo:paragraph-rsid="0047ffe7" style:font-weight-asian="bold" style:font-weight-complex="bold"/>
    </style:style>
    <style:style style:name="P31" style:family="paragraph" style:parent-style-name="Standard">
      <style:text-properties fo:font-weight="bold" officeooo:rsid="004adf7d" officeooo:paragraph-rsid="004adf7d" style:font-weight-asian="bold" style:font-weight-complex="bold"/>
    </style:style>
    <style:style style:name="P32" style:family="paragraph" style:parent-style-name="Standard">
      <style:text-properties fo:font-weight="bold" officeooo:rsid="004adf7d" officeooo:paragraph-rsid="004cafb5" style:font-weight-asian="bold" style:font-weight-complex="bold"/>
    </style:style>
    <style:style style:name="P33" style:family="paragraph" style:parent-style-name="Standard">
      <style:text-properties fo:font-weight="bold" officeooo:rsid="004cafb5" officeooo:paragraph-rsid="004cafb5" style:font-weight-asian="bold" style:font-weight-complex="bold"/>
    </style:style>
    <style:style style:name="P34" style:family="paragraph" style:parent-style-name="Standard">
      <style:text-properties fo:font-weight="bold" officeooo:rsid="004cafb5" officeooo:paragraph-rsid="004d2f79" style:font-weight-asian="bold" style:font-weight-complex="bold"/>
    </style:style>
    <style:style style:name="P35" style:family="paragraph" style:parent-style-name="Standard">
      <style:text-properties fo:font-weight="bold" officeooo:rsid="004d2f79" officeooo:paragraph-rsid="004d2f79" style:font-weight-asian="bold" style:font-weight-complex="bold"/>
    </style:style>
    <style:style style:name="P36" style:family="paragraph" style:parent-style-name="Standard">
      <style:text-properties fo:font-weight="bold" officeooo:rsid="00523801" officeooo:paragraph-rsid="00523801" style:font-weight-asian="bold" style:font-weight-complex="bold"/>
    </style:style>
    <style:style style:name="P37" style:family="paragraph" style:parent-style-name="Standard">
      <style:text-properties fo:font-weight="bold" officeooo:rsid="005277de" officeooo:paragraph-rsid="005277de" style:font-weight-asian="bold" style:font-weight-complex="bold"/>
    </style:style>
    <style:style style:name="P38" style:family="paragraph" style:parent-style-name="Standard">
      <style:text-properties fo:font-weight="bold" officeooo:rsid="0053fc2a" officeooo:paragraph-rsid="0053fc2a" style:font-weight-asian="bold" style:font-weight-complex="bold"/>
    </style:style>
    <style:style style:name="P39" style:family="paragraph" style:parent-style-name="Standard">
      <style:text-properties fo:font-weight="bold" officeooo:rsid="00573d82" officeooo:paragraph-rsid="00573d82" style:font-weight-asian="bold" style:font-weight-complex="bold"/>
    </style:style>
    <style:style style:name="P40" style:family="paragraph" style:parent-style-name="Standard">
      <style:text-properties fo:font-weight="bold" officeooo:rsid="0058419a" officeooo:paragraph-rsid="0058419a" style:font-weight-asian="bold" style:font-weight-complex="bold"/>
    </style:style>
    <style:style style:name="P41" style:family="paragraph" style:parent-style-name="Standard">
      <style:text-properties fo:font-weight="bold" officeooo:rsid="0058c00e" officeooo:paragraph-rsid="0058c00e" style:font-weight-asian="bold" style:font-weight-complex="bold"/>
    </style:style>
    <style:style style:name="P42" style:family="paragraph" style:parent-style-name="Standard">
      <style:text-properties fo:font-weight="bold" officeooo:rsid="0059b21d" officeooo:paragraph-rsid="0059b21d" style:font-weight-asian="bold" style:font-weight-complex="bold"/>
    </style:style>
    <style:style style:name="P43" style:family="paragraph" style:parent-style-name="Standard">
      <style:text-properties fo:font-weight="bold" officeooo:rsid="005a6760" officeooo:paragraph-rsid="005a6760" style:font-weight-asian="bold" style:font-weight-complex="bold"/>
    </style:style>
    <style:style style:name="P44" style:family="paragraph" style:parent-style-name="Standard">
      <style:text-properties fo:font-weight="bold" officeooo:rsid="005c0028" officeooo:paragraph-rsid="005c0028" style:font-weight-asian="bold" style:font-weight-complex="bold"/>
    </style:style>
    <style:style style:name="P45" style:family="paragraph" style:parent-style-name="Standard">
      <style:text-properties fo:font-weight="bold" officeooo:rsid="005d0584" officeooo:paragraph-rsid="005d0584" style:font-weight-asian="bold" style:font-weight-complex="bold"/>
    </style:style>
    <style:style style:name="P46" style:family="paragraph" style:parent-style-name="Standard">
      <style:text-properties fo:font-weight="bold" officeooo:rsid="0062392b" officeooo:paragraph-rsid="0062392b" style:font-weight-asian="bold" style:font-weight-complex="bold"/>
    </style:style>
    <style:style style:name="P47" style:family="paragraph" style:parent-style-name="Standard">
      <style:text-properties fo:font-weight="bold" officeooo:rsid="00689ea3" officeooo:paragraph-rsid="00689ea3" style:font-weight-asian="bold" style:font-weight-complex="bold"/>
    </style:style>
    <style:style style:name="P48" style:family="paragraph" style:parent-style-name="Standard">
      <style:text-properties fo:font-weight="bold" officeooo:rsid="006bf6ab" officeooo:paragraph-rsid="006bf6ab" style:font-weight-asian="bold" style:font-weight-complex="bold"/>
    </style:style>
    <style:style style:name="P49" style:family="paragraph" style:parent-style-name="Standard">
      <style:text-properties fo:font-weight="bold" officeooo:rsid="006dbbb2" officeooo:paragraph-rsid="006dbbb2" style:font-weight-asian="bold" style:font-weight-complex="bold"/>
    </style:style>
    <style:style style:name="P50" style:family="paragraph" style:parent-style-name="Standard">
      <style:text-properties fo:font-weight="bold" officeooo:rsid="006df655" officeooo:paragraph-rsid="006df655" style:font-weight-asian="bold" style:font-weight-complex="bold"/>
    </style:style>
    <style:style style:name="P51" style:family="paragraph" style:parent-style-name="Standard">
      <style:text-properties fo:font-weight="bold" officeooo:rsid="00712e4d" officeooo:paragraph-rsid="00712e4d" style:font-weight-asian="bold" style:font-weight-complex="bold"/>
    </style:style>
    <style:style style:name="P52" style:family="paragraph" style:parent-style-name="Standard">
      <style:text-properties fo:font-weight="bold" officeooo:rsid="007330a4" officeooo:paragraph-rsid="007330a4" style:font-weight-asian="bold" style:font-weight-complex="bold"/>
    </style:style>
    <style:style style:name="P53" style:family="paragraph" style:parent-style-name="Standard">
      <style:text-properties fo:font-weight="bold" officeooo:rsid="00741566" officeooo:paragraph-rsid="00741566" style:font-weight-asian="bold" style:font-weight-complex="bold"/>
    </style:style>
    <style:style style:name="P54" style:family="paragraph" style:parent-style-name="Standard">
      <style:text-properties fo:font-weight="bold" officeooo:rsid="00750672" officeooo:paragraph-rsid="00750672" style:font-weight-asian="bold" style:font-weight-complex="bold"/>
    </style:style>
    <style:style style:name="P55" style:family="paragraph" style:parent-style-name="Standard">
      <style:text-properties fo:font-weight="bold" officeooo:paragraph-rsid="0054d988" style:font-weight-asian="bold" style:font-weight-complex="bold"/>
    </style:style>
    <style:style style:name="P56" style:family="paragraph" style:parent-style-name="Standard">
      <style:text-properties fo:font-weight="bold" officeooo:rsid="007b8c4b" officeooo:paragraph-rsid="007b8c4b" style:font-weight-asian="bold" style:font-weight-complex="bold"/>
    </style:style>
    <style:style style:name="P57" style:family="paragraph" style:parent-style-name="Standard">
      <style:text-properties fo:font-weight="bold" officeooo:rsid="007f9c2f" officeooo:paragraph-rsid="007f9c2f" style:font-weight-asian="bold" style:font-weight-complex="bold"/>
    </style:style>
    <style:style style:name="P58" style:family="paragraph" style:parent-style-name="Standard">
      <style:text-properties fo:font-weight="bold" officeooo:rsid="00830581" officeooo:paragraph-rsid="00830581" style:font-weight-asian="bold" style:font-weight-complex="bold"/>
    </style:style>
    <style:style style:name="P59" style:family="paragraph" style:parent-style-name="Standard">
      <style:text-properties fo:font-weight="bold" officeooo:rsid="008457fd" officeooo:paragraph-rsid="008457fd" style:font-weight-asian="bold" style:font-weight-complex="bold"/>
    </style:style>
    <style:style style:name="P60" style:family="paragraph" style:parent-style-name="Standard">
      <style:text-properties fo:font-weight="bold" officeooo:rsid="00883248" officeooo:paragraph-rsid="00883248" style:font-weight-asian="bold" style:font-weight-complex="bold"/>
    </style:style>
    <style:style style:name="P61" style:family="paragraph" style:parent-style-name="Standard">
      <style:text-properties fo:font-weight="bold" officeooo:rsid="008a267c" officeooo:paragraph-rsid="008a267c" style:font-weight-asian="bold" style:font-weight-complex="bold"/>
    </style:style>
    <style:style style:name="P62" style:family="paragraph" style:parent-style-name="Standard">
      <style:text-properties fo:font-weight="bold" officeooo:rsid="008a267c" officeooo:paragraph-rsid="008a37a9" style:font-weight-asian="bold" style:font-weight-complex="bold"/>
    </style:style>
    <style:style style:name="P63" style:family="paragraph" style:parent-style-name="Standard">
      <style:text-properties fo:font-weight="bold" officeooo:rsid="008a37a9" officeooo:paragraph-rsid="008a37a9" style:font-weight-asian="bold" style:font-weight-complex="bold"/>
    </style:style>
    <style:style style:name="P64" style:family="paragraph" style:parent-style-name="Standard">
      <style:text-properties fo:font-weight="bold" officeooo:rsid="008c36c0" officeooo:paragraph-rsid="008c36c0" style:font-weight-asian="bold" style:font-weight-complex="bold"/>
    </style:style>
    <style:style style:name="P65" style:family="paragraph" style:parent-style-name="Standard">
      <style:text-properties fo:font-weight="bold" officeooo:rsid="008cd623" officeooo:paragraph-rsid="008cd623" style:font-weight-asian="bold" style:font-weight-complex="bold"/>
    </style:style>
    <style:style style:name="P66" style:family="paragraph" style:parent-style-name="Standard">
      <style:text-properties fo:font-weight="bold" officeooo:rsid="008dad21" officeooo:paragraph-rsid="008dad21" style:font-weight-asian="bold" style:font-weight-complex="bold"/>
    </style:style>
    <style:style style:name="P67" style:family="paragraph" style:parent-style-name="Standard">
      <style:text-properties fo:font-weight="bold" officeooo:rsid="0091dd98" officeooo:paragraph-rsid="0091dd98" style:font-weight-asian="bold" style:font-weight-complex="bold"/>
    </style:style>
    <style:style style:name="P68" style:family="paragraph" style:parent-style-name="Standard">
      <style:text-properties fo:font-weight="bold" officeooo:rsid="0093f91f" officeooo:paragraph-rsid="0095ccb4" style:font-weight-asian="bold" style:font-weight-complex="bold"/>
    </style:style>
    <style:style style:name="P69" style:family="paragraph" style:parent-style-name="Standard">
      <style:text-properties fo:font-weight="bold" officeooo:rsid="0095ccb4" officeooo:paragraph-rsid="0095ccb4" style:font-weight-asian="bold" style:font-weight-complex="bold"/>
    </style:style>
    <style:style style:name="P70" style:family="paragraph" style:parent-style-name="Standard">
      <style:text-properties fo:font-weight="bold" officeooo:rsid="00994d0c" officeooo:paragraph-rsid="00994d0c" style:font-weight-asian="bold" style:font-weight-complex="bold"/>
    </style:style>
    <style:style style:name="P71" style:family="paragraph" style:parent-style-name="Standard">
      <style:text-properties fo:font-weight="bold" officeooo:rsid="009c0720" officeooo:paragraph-rsid="009c0720" style:font-weight-asian="bold" style:font-weight-complex="bold"/>
    </style:style>
    <style:style style:name="P72" style:family="paragraph" style:parent-style-name="Standard">
      <style:text-properties fo:font-weight="bold" officeooo:rsid="009d34eb" officeooo:paragraph-rsid="009d34eb" style:font-weight-asian="bold" style:font-weight-complex="bold"/>
    </style:style>
    <style:style style:name="P73" style:family="paragraph" style:parent-style-name="Standard">
      <style:text-properties fo:font-weight="bold" officeooo:rsid="009e41b3" officeooo:paragraph-rsid="009e41b3" style:font-weight-asian="bold" style:font-weight-complex="bold"/>
    </style:style>
    <style:style style:name="P74" style:family="paragraph" style:parent-style-name="Standard">
      <style:text-properties fo:font-weight="bold" officeooo:rsid="009e9de7" officeooo:paragraph-rsid="009e9de7" style:font-weight-asian="bold" style:font-weight-complex="bold"/>
    </style:style>
    <style:style style:name="P75" style:family="paragraph" style:parent-style-name="Standard">
      <style:text-properties fo:font-weight="bold" officeooo:rsid="009ff252" officeooo:paragraph-rsid="009ff252" style:font-weight-asian="bold" style:font-weight-complex="bold"/>
    </style:style>
    <style:style style:name="P76" style:family="paragraph" style:parent-style-name="Standard">
      <style:text-properties fo:font-weight="bold" officeooo:rsid="00a741fc" officeooo:paragraph-rsid="00a741fc" style:font-weight-asian="bold" style:font-weight-complex="bold"/>
    </style:style>
    <style:style style:name="P77" style:family="paragraph" style:parent-style-name="Standard">
      <style:text-properties fo:font-weight="bold" officeooo:rsid="00738a28" officeooo:paragraph-rsid="00aa6626" style:font-weight-asian="bold" style:font-weight-complex="bold"/>
    </style:style>
    <style:style style:name="P78" style:family="paragraph" style:parent-style-name="Standard">
      <style:text-properties fo:font-weight="bold" officeooo:rsid="00a96957" officeooo:paragraph-rsid="00a96957" style:font-weight-asian="bold" style:font-weight-complex="bold"/>
    </style:style>
    <style:style style:name="P79" style:family="paragraph" style:parent-style-name="Standard">
      <style:text-properties fo:font-weight="bold" officeooo:rsid="00aa6626" officeooo:paragraph-rsid="00aa6626" style:font-weight-asian="bold" style:font-weight-complex="bold"/>
    </style:style>
    <style:style style:name="P80" style:family="paragraph" style:parent-style-name="Standard">
      <style:text-properties officeooo:paragraph-rsid="000a19e9"/>
    </style:style>
    <style:style style:name="P81" style:family="paragraph" style:parent-style-name="Standard">
      <style:text-properties officeooo:paragraph-rsid="000af7f5"/>
    </style:style>
    <style:style style:name="P82" style:family="paragraph" style:parent-style-name="Standard">
      <style:text-properties fo:font-weight="normal" style:font-weight-asian="normal" style:font-weight-complex="normal"/>
    </style:style>
    <style:style style:name="P83" style:family="paragraph" style:parent-style-name="Standard">
      <style:text-properties fo:font-weight="normal" officeooo:paragraph-rsid="000af7f5" style:font-weight-asian="normal" style:font-weight-complex="normal"/>
    </style:style>
    <style:style style:name="P84" style:family="paragraph" style:parent-style-name="Standard">
      <style:text-properties fo:font-weight="normal" officeooo:paragraph-rsid="000ca031" style:font-weight-asian="normal" style:font-weight-complex="normal"/>
    </style:style>
    <style:style style:name="P85" style:family="paragraph" style:parent-style-name="Standard">
      <style:text-properties fo:font-weight="normal" officeooo:paragraph-rsid="000de264" style:font-weight-asian="normal" style:font-weight-complex="normal"/>
    </style:style>
    <style:style style:name="P86" style:family="paragraph" style:parent-style-name="Standard">
      <style:text-properties fo:font-weight="normal" officeooo:rsid="0013affb" officeooo:paragraph-rsid="0013affb" style:font-weight-asian="normal" style:font-weight-complex="normal"/>
    </style:style>
    <style:style style:name="P87" style:family="paragraph" style:parent-style-name="Standard">
      <style:text-properties fo:font-weight="normal" officeooo:paragraph-rsid="001785cd" style:font-weight-asian="normal" style:font-weight-complex="normal"/>
    </style:style>
    <style:style style:name="P88" style:family="paragraph" style:parent-style-name="Standard">
      <style:text-properties fo:font-weight="normal" officeooo:rsid="001974db" officeooo:paragraph-rsid="001974db" style:font-weight-asian="normal" style:font-weight-complex="normal"/>
    </style:style>
    <style:style style:name="P89" style:family="paragraph" style:parent-style-name="Standard">
      <style:text-properties fo:font-weight="normal" officeooo:paragraph-rsid="001a3567" style:font-weight-asian="normal" style:font-weight-complex="normal"/>
    </style:style>
    <style:style style:name="P90" style:family="paragraph" style:parent-style-name="Standard">
      <style:text-properties fo:font-weight="normal" officeooo:paragraph-rsid="001b05b4" style:font-weight-asian="normal" style:font-weight-complex="normal"/>
    </style:style>
    <style:style style:name="P91" style:family="paragraph" style:parent-style-name="Standard">
      <style:text-properties fo:font-weight="normal" officeooo:paragraph-rsid="001c5f06" style:font-weight-asian="normal" style:font-weight-complex="normal"/>
    </style:style>
    <style:style style:name="P92" style:family="paragraph" style:parent-style-name="Standard">
      <style:text-properties fo:font-weight="normal" officeooo:rsid="0012b7be" officeooo:paragraph-rsid="0012b7be" style:font-weight-asian="normal" style:font-weight-complex="normal"/>
    </style:style>
    <style:style style:name="P93" style:family="paragraph" style:parent-style-name="Standard">
      <style:text-properties fo:font-weight="normal" officeooo:rsid="00143beb" officeooo:paragraph-rsid="001785cd" style:font-weight-asian="normal" style:font-weight-complex="normal"/>
    </style:style>
    <style:style style:name="P94" style:family="paragraph" style:parent-style-name="Standard">
      <style:text-properties fo:font-weight="normal" officeooo:rsid="001a3567" officeooo:paragraph-rsid="001a3567" style:font-weight-asian="normal" style:font-weight-complex="normal"/>
    </style:style>
    <style:style style:name="P95" style:family="paragraph" style:parent-style-name="Standard">
      <style:text-properties fo:font-weight="normal" officeooo:paragraph-rsid="0027830a" style:font-weight-asian="normal" style:font-weight-complex="normal"/>
    </style:style>
    <style:style style:name="P96" style:family="paragraph" style:parent-style-name="Standard">
      <style:text-properties fo:font-weight="normal" officeooo:rsid="0029b071" officeooo:paragraph-rsid="0029b071" style:font-weight-asian="normal" style:font-weight-complex="normal"/>
    </style:style>
    <style:style style:name="P97" style:family="paragraph" style:parent-style-name="Standard">
      <style:text-properties fo:font-weight="normal" officeooo:rsid="002b8d1d" officeooo:paragraph-rsid="002b8d1d" style:font-weight-asian="normal" style:font-weight-complex="normal"/>
    </style:style>
    <style:style style:name="P98" style:family="paragraph" style:parent-style-name="Standard">
      <style:text-properties fo:font-weight="normal" officeooo:rsid="001ff045" style:font-weight-asian="normal" style:font-weight-complex="normal"/>
    </style:style>
    <style:style style:name="P99" style:family="paragraph" style:parent-style-name="Standard">
      <style:text-properties fo:font-weight="normal" officeooo:rsid="001ff045" officeooo:paragraph-rsid="001ff045" style:font-weight-asian="normal" style:font-weight-complex="normal"/>
    </style:style>
    <style:style style:name="P100" style:family="paragraph" style:parent-style-name="Standard">
      <style:text-properties fo:font-weight="normal" officeooo:rsid="0025de0b" officeooo:paragraph-rsid="0025de0b" style:font-weight-asian="normal" style:font-weight-complex="normal"/>
    </style:style>
    <style:style style:name="P101" style:family="paragraph" style:parent-style-name="Standard">
      <style:text-properties fo:font-weight="normal" officeooo:rsid="0022af11" style:font-weight-asian="normal" style:font-weight-complex="normal"/>
    </style:style>
    <style:style style:name="P102" style:family="paragraph" style:parent-style-name="Standard">
      <style:text-properties fo:font-weight="normal" officeooo:rsid="0022af11" officeooo:paragraph-rsid="0022af11" style:font-weight-asian="normal" style:font-weight-complex="normal"/>
    </style:style>
    <style:style style:name="P103" style:family="paragraph" style:parent-style-name="Standard">
      <style:text-properties fo:font-weight="normal" officeooo:rsid="0027830a" officeooo:paragraph-rsid="0027830a" style:font-weight-asian="normal" style:font-weight-complex="normal"/>
    </style:style>
    <style:style style:name="P104" style:family="paragraph" style:parent-style-name="Standard">
      <style:text-properties fo:font-weight="normal" officeooo:rsid="002823d5" officeooo:paragraph-rsid="002823d5" style:font-weight-asian="normal" style:font-weight-complex="normal"/>
    </style:style>
    <style:style style:name="P105" style:family="paragraph" style:parent-style-name="Standard">
      <style:text-properties fo:font-weight="normal" officeooo:rsid="0024be8c" officeooo:paragraph-rsid="0024be8c" style:font-weight-asian="normal" style:font-weight-complex="normal"/>
    </style:style>
    <style:style style:name="P106" style:family="paragraph" style:parent-style-name="Standard">
      <style:text-properties fo:font-weight="normal" officeooo:rsid="00279604" officeooo:paragraph-rsid="00279604" style:font-weight-asian="normal" style:font-weight-complex="normal"/>
    </style:style>
    <style:style style:name="P107" style:family="paragraph" style:parent-style-name="Standard">
      <style:text-properties fo:font-weight="normal" officeooo:rsid="002ec9f2" officeooo:paragraph-rsid="002ec9f2" style:font-weight-asian="normal" style:font-weight-complex="normal"/>
    </style:style>
    <style:style style:name="P108" style:family="paragraph" style:parent-style-name="Standard">
      <style:text-properties fo:font-weight="normal" officeooo:rsid="0030e9af" officeooo:paragraph-rsid="00306848" style:font-weight-asian="normal" style:font-weight-complex="normal"/>
    </style:style>
    <style:style style:name="P109" style:family="paragraph" style:parent-style-name="Standard">
      <style:text-properties fo:font-weight="normal" officeooo:rsid="003cc0e6" officeooo:paragraph-rsid="003cc0e6" style:font-weight-asian="normal" style:font-weight-complex="normal"/>
    </style:style>
    <style:style style:name="P110" style:family="paragraph" style:parent-style-name="Standard">
      <style:text-properties fo:font-weight="normal" officeooo:rsid="003f243e" officeooo:paragraph-rsid="003f243e" style:font-weight-asian="normal" style:font-weight-complex="normal"/>
    </style:style>
    <style:style style:name="P111" style:family="paragraph" style:parent-style-name="Standard">
      <style:text-properties fo:font-weight="normal" officeooo:rsid="00449ae8" officeooo:paragraph-rsid="00449ae8" style:font-weight-asian="normal" style:font-weight-complex="normal"/>
    </style:style>
    <style:style style:name="P112" style:family="paragraph" style:parent-style-name="Standard">
      <style:text-properties fo:font-weight="normal" officeooo:rsid="00459a4c" officeooo:paragraph-rsid="00459a4c" style:font-weight-asian="normal" style:font-weight-complex="normal"/>
    </style:style>
    <style:style style:name="P113" style:family="paragraph" style:parent-style-name="Standard">
      <style:text-properties fo:font-weight="normal" officeooo:rsid="00469ad9" officeooo:paragraph-rsid="00469ad9" style:font-weight-asian="normal" style:font-weight-complex="normal"/>
    </style:style>
    <style:style style:name="P114" style:family="paragraph" style:parent-style-name="Standard">
      <style:text-properties fo:font-weight="normal" officeooo:rsid="0047d850" officeooo:paragraph-rsid="0047d850" style:font-weight-asian="normal" style:font-weight-complex="normal"/>
    </style:style>
    <style:style style:name="P115" style:family="paragraph" style:parent-style-name="Standard">
      <style:text-properties fo:font-weight="normal" officeooo:rsid="0049976b" officeooo:paragraph-rsid="0049976b" style:font-weight-asian="normal" style:font-weight-complex="normal"/>
    </style:style>
    <style:style style:name="P116" style:family="paragraph" style:parent-style-name="Standard">
      <style:text-properties fo:font-weight="normal" officeooo:rsid="004adf7d" officeooo:paragraph-rsid="004adf7d" style:font-weight-asian="normal" style:font-weight-complex="normal"/>
    </style:style>
    <style:style style:name="P117" style:family="paragraph" style:parent-style-name="Standard">
      <style:text-properties fo:font-weight="normal" officeooo:rsid="004cafb5" officeooo:paragraph-rsid="004cafb5" style:font-weight-asian="normal" style:font-weight-complex="normal"/>
    </style:style>
    <style:style style:name="P118" style:family="paragraph" style:parent-style-name="Standard">
      <style:text-properties fo:font-weight="normal" officeooo:rsid="004cafb5" officeooo:paragraph-rsid="004d2f79" style:font-weight-asian="normal" style:font-weight-complex="normal"/>
    </style:style>
    <style:style style:name="P119" style:family="paragraph" style:parent-style-name="Standard">
      <style:text-properties fo:font-weight="normal" officeooo:rsid="004d2f79" officeooo:paragraph-rsid="004d2f79" style:font-weight-asian="normal" style:font-weight-complex="normal"/>
    </style:style>
    <style:style style:name="P120" style:family="paragraph" style:parent-style-name="Standard">
      <style:text-properties fo:font-weight="normal" officeooo:rsid="005c0028" officeooo:paragraph-rsid="005c0028" style:font-weight-asian="normal" style:font-weight-complex="normal"/>
    </style:style>
    <style:style style:name="P121" style:family="paragraph" style:parent-style-name="Standard">
      <style:text-properties fo:font-weight="normal" officeooo:paragraph-rsid="005d0584" style:font-weight-asian="normal" style:font-weight-complex="normal"/>
    </style:style>
    <style:style style:name="P122" style:family="paragraph" style:parent-style-name="Standard">
      <style:text-properties fo:font-weight="normal" officeooo:rsid="005d0584" officeooo:paragraph-rsid="005d0584" style:font-weight-asian="normal" style:font-weight-complex="normal"/>
    </style:style>
    <style:style style:name="P123" style:family="paragraph" style:parent-style-name="Standard">
      <style:text-properties fo:font-weight="normal" officeooo:rsid="005cc8c8" officeooo:paragraph-rsid="005cc8c8" style:font-weight-asian="normal" style:font-weight-complex="normal"/>
    </style:style>
    <style:style style:name="P124" style:family="paragraph" style:parent-style-name="Standard">
      <style:text-properties fo:font-weight="normal" officeooo:rsid="00615392" officeooo:paragraph-rsid="00615392" style:font-weight-asian="normal" style:font-weight-complex="normal"/>
    </style:style>
    <style:style style:name="P125" style:family="paragraph" style:parent-style-name="Standard">
      <style:text-properties fo:font-weight="normal" officeooo:rsid="00682725" officeooo:paragraph-rsid="00682725" style:font-weight-asian="normal" style:font-weight-complex="normal"/>
    </style:style>
    <style:style style:name="P126" style:family="paragraph" style:parent-style-name="Standard">
      <style:text-properties fo:font-weight="normal" officeooo:rsid="006a2d06" officeooo:paragraph-rsid="006a2d06" style:font-weight-asian="normal" style:font-weight-complex="normal"/>
    </style:style>
    <style:style style:name="P127" style:family="paragraph" style:parent-style-name="Standard">
      <style:text-properties fo:font-weight="normal" officeooo:rsid="006a2d06" officeooo:paragraph-rsid="007f6a1e" style:font-weight-asian="normal" style:font-weight-complex="normal"/>
    </style:style>
    <style:style style:name="P128" style:family="paragraph" style:parent-style-name="Standard">
      <style:text-properties fo:font-weight="normal" officeooo:paragraph-rsid="006bf6ab" style:font-weight-asian="normal" style:font-weight-complex="normal"/>
    </style:style>
    <style:style style:name="P129" style:family="paragraph" style:parent-style-name="Standard">
      <style:text-properties fo:font-weight="normal" officeooo:rsid="006dbbb2" officeooo:paragraph-rsid="006dbbb2" style:font-weight-asian="normal" style:font-weight-complex="normal"/>
    </style:style>
    <style:style style:name="P130" style:family="paragraph" style:parent-style-name="Standard">
      <style:text-properties fo:font-weight="normal" officeooo:rsid="006dbbb2" officeooo:paragraph-rsid="006bf6ab" style:font-weight-asian="normal" style:font-weight-complex="normal"/>
    </style:style>
    <style:style style:name="P131" style:family="paragraph" style:parent-style-name="Standard">
      <style:text-properties fo:font-weight="normal" officeooo:rsid="006dbbb2" officeooo:paragraph-rsid="00839d4b" style:font-weight-asian="normal" style:font-weight-complex="normal"/>
    </style:style>
    <style:style style:name="P132" style:family="paragraph" style:parent-style-name="Standard">
      <style:text-properties fo:font-weight="normal" officeooo:paragraph-rsid="006f5c73" style:font-weight-asian="normal" style:font-weight-complex="normal"/>
    </style:style>
    <style:style style:name="P133" style:family="paragraph" style:parent-style-name="Standard">
      <style:text-properties fo:font-weight="normal" officeooo:rsid="00750672" style:font-weight-asian="normal" style:font-weight-complex="normal"/>
    </style:style>
    <style:style style:name="P134" style:family="paragraph" style:parent-style-name="Standard">
      <style:text-properties fo:font-weight="normal" officeooo:rsid="00750672" officeooo:paragraph-rsid="00741566" style:font-weight-asian="normal" style:font-weight-complex="normal"/>
    </style:style>
    <style:style style:name="P135" style:family="paragraph" style:parent-style-name="Standard">
      <style:text-properties fo:font-weight="normal" officeooo:rsid="00750672" officeooo:paragraph-rsid="00750672" style:font-weight-asian="normal" style:font-weight-complex="normal"/>
    </style:style>
    <style:style style:name="P136" style:family="paragraph" style:parent-style-name="Standard">
      <style:text-properties fo:font-weight="normal" officeooo:rsid="00741566" officeooo:paragraph-rsid="00741566" style:font-weight-asian="normal" style:font-weight-complex="normal"/>
    </style:style>
    <style:style style:name="P137" style:family="paragraph" style:parent-style-name="Standard">
      <style:text-properties fo:font-weight="normal" officeooo:rsid="00649708" officeooo:paragraph-rsid="00649708" style:font-weight-asian="normal" style:font-weight-complex="normal"/>
    </style:style>
    <style:style style:name="P138" style:family="paragraph" style:parent-style-name="Standard">
      <style:text-properties fo:font-weight="normal" officeooo:rsid="00689ea3" officeooo:paragraph-rsid="00682725" style:font-weight-asian="normal" style:font-weight-complex="normal"/>
    </style:style>
    <style:style style:name="P139" style:family="paragraph" style:parent-style-name="Standard">
      <style:text-properties fo:font-weight="normal" officeooo:rsid="00689ea3" officeooo:paragraph-rsid="00689ea3" style:font-weight-asian="normal" style:font-weight-complex="normal"/>
    </style:style>
    <style:style style:name="P140" style:family="paragraph" style:parent-style-name="Standard">
      <style:text-properties fo:font-weight="normal" officeooo:rsid="0021420f" officeooo:paragraph-rsid="0021420f" style:font-weight-asian="normal" style:font-weight-complex="normal"/>
    </style:style>
    <style:style style:name="P141" style:family="paragraph" style:parent-style-name="Standard">
      <style:text-properties fo:font-weight="normal" officeooo:rsid="00712e4d" officeooo:paragraph-rsid="00712e4d" style:font-weight-asian="normal" style:font-weight-complex="normal"/>
    </style:style>
    <style:style style:name="P142" style:family="paragraph" style:parent-style-name="Standard">
      <style:text-properties fo:font-weight="normal" officeooo:rsid="006df655" officeooo:paragraph-rsid="006df655" style:font-weight-asian="normal" style:font-weight-complex="normal"/>
    </style:style>
    <style:style style:name="P143" style:family="paragraph" style:parent-style-name="Standard">
      <style:text-properties fo:font-weight="normal" officeooo:paragraph-rsid="0077ee16" style:font-weight-asian="normal" style:font-weight-complex="normal"/>
    </style:style>
    <style:style style:name="P144" style:family="paragraph" style:parent-style-name="Standard">
      <style:text-properties fo:font-weight="normal" officeooo:rsid="007330a4" style:font-weight-asian="normal" style:font-weight-complex="normal"/>
    </style:style>
    <style:style style:name="P145" style:family="paragraph" style:parent-style-name="Standard">
      <style:text-properties fo:font-weight="normal" officeooo:paragraph-rsid="0022af11" style:font-weight-asian="normal" style:font-weight-complex="normal"/>
    </style:style>
    <style:style style:name="P146" style:family="paragraph" style:parent-style-name="Standard">
      <style:text-properties fo:font-weight="normal" officeooo:paragraph-rsid="0079e9b4" style:font-weight-asian="normal" style:font-weight-complex="normal"/>
    </style:style>
    <style:style style:name="P147" style:family="paragraph" style:parent-style-name="Standard">
      <style:text-properties fo:font-weight="normal" officeooo:rsid="007a0ae5" officeooo:paragraph-rsid="007a0ae5" style:font-weight-asian="normal" style:font-weight-complex="normal"/>
    </style:style>
    <style:style style:name="P148" style:family="paragraph" style:parent-style-name="Standard">
      <style:text-properties fo:font-weight="normal" officeooo:paragraph-rsid="007cac9c" style:font-weight-asian="normal" style:font-weight-complex="normal"/>
    </style:style>
    <style:style style:name="P149" style:family="paragraph" style:parent-style-name="Standard">
      <style:text-properties fo:font-weight="normal" officeooo:rsid="008457fd" officeooo:paragraph-rsid="008457fd" style:font-weight-asian="normal" style:font-weight-complex="normal"/>
    </style:style>
    <style:style style:name="P150" style:family="paragraph" style:parent-style-name="Standard">
      <style:text-properties fo:font-weight="normal" officeooo:rsid="007cac9c" officeooo:paragraph-rsid="007cac9c" style:font-weight-asian="normal" style:font-weight-complex="normal"/>
    </style:style>
    <style:style style:name="P151" style:family="paragraph" style:parent-style-name="Standard">
      <style:text-properties fo:font-weight="normal" officeooo:rsid="0079e9b4" officeooo:paragraph-rsid="0079e9b4" style:font-weight-asian="normal" style:font-weight-complex="normal"/>
    </style:style>
    <style:style style:name="P152" style:family="paragraph" style:parent-style-name="Standard">
      <style:text-properties fo:font-weight="normal" officeooo:rsid="008a267c" officeooo:paragraph-rsid="008a267c" style:font-weight-asian="normal" style:font-weight-complex="normal"/>
    </style:style>
    <style:style style:name="P153" style:family="paragraph" style:parent-style-name="Standard">
      <style:text-properties fo:font-weight="normal" officeooo:rsid="008a267c" officeooo:paragraph-rsid="008a37a9" style:font-weight-asian="normal" style:font-weight-complex="normal"/>
    </style:style>
    <style:style style:name="P154" style:family="paragraph" style:parent-style-name="Standard">
      <style:text-properties fo:font-weight="normal" officeooo:rsid="008c36c0" officeooo:paragraph-rsid="008c36c0" style:font-weight-asian="normal" style:font-weight-complex="normal"/>
    </style:style>
    <style:style style:name="P155" style:family="paragraph" style:parent-style-name="Standard">
      <style:text-properties fo:font-weight="normal" officeooo:rsid="0091dd98" officeooo:paragraph-rsid="0091dd98" style:font-weight-asian="normal" style:font-weight-complex="normal"/>
    </style:style>
    <style:style style:name="P156" style:family="paragraph" style:parent-style-name="Standard">
      <style:text-properties fo:font-weight="normal" officeooo:rsid="0093f91f" officeooo:paragraph-rsid="0095ccb4" style:font-weight-asian="normal" style:font-weight-complex="normal"/>
    </style:style>
    <style:style style:name="P157" style:family="paragraph" style:parent-style-name="Standard">
      <style:paragraph-properties fo:line-height="100%"/>
      <style:text-properties fo:font-weight="normal" officeooo:rsid="0095ccb4" officeooo:paragraph-rsid="0095ccb4" style:font-weight-asian="normal" style:font-weight-complex="normal"/>
    </style:style>
    <style:style style:name="P158" style:family="paragraph" style:parent-style-name="Standard">
      <style:paragraph-properties fo:line-height="100%"/>
      <style:text-properties fo:font-weight="normal" officeooo:rsid="0095ccb4" officeooo:paragraph-rsid="0093f91f" style:font-weight-asian="normal" style:font-weight-complex="normal"/>
    </style:style>
    <style:style style:name="P159" style:family="paragraph" style:parent-style-name="Standard">
      <style:text-properties fo:font-weight="normal" officeooo:rsid="0095ccb4" officeooo:paragraph-rsid="0095ccb4" style:font-weight-asian="normal" style:font-weight-complex="normal"/>
    </style:style>
    <style:style style:name="P160" style:family="paragraph" style:parent-style-name="Standard">
      <style:text-properties fo:font-weight="normal" officeooo:rsid="00a3c1b4" officeooo:paragraph-rsid="00a3c1b4" style:font-weight-asian="normal" style:font-weight-complex="normal"/>
    </style:style>
    <style:style style:name="P161" style:family="paragraph" style:parent-style-name="Standard">
      <style:text-properties fo:font-weight="normal" officeooo:rsid="00a1a08d" officeooo:paragraph-rsid="006651f1" style:font-weight-asian="normal" style:font-weight-complex="normal"/>
    </style:style>
    <style:style style:name="P162" style:family="paragraph" style:parent-style-name="Standard">
      <style:text-properties fo:font-weight="normal" officeooo:rsid="009c0720" officeooo:paragraph-rsid="008a267c" style:font-weight-asian="normal" style:font-weight-complex="normal"/>
    </style:style>
    <style:style style:name="P163" style:family="paragraph" style:parent-style-name="Standard">
      <style:text-properties fo:font-weight="normal" officeooo:rsid="0091ccc6" officeooo:paragraph-rsid="008a267c" style:font-weight-asian="normal" style:font-weight-complex="normal"/>
    </style:style>
    <style:style style:name="P164" style:family="paragraph" style:parent-style-name="Standard">
      <style:text-properties fo:font-weight="normal" officeooo:rsid="009d34eb" officeooo:paragraph-rsid="009d34eb" style:font-weight-asian="normal" style:font-weight-complex="normal"/>
    </style:style>
    <style:style style:name="P165" style:family="paragraph" style:parent-style-name="Standard">
      <style:text-properties fo:font-weight="normal" officeooo:rsid="00a96957" officeooo:paragraph-rsid="00a96957" style:font-weight-asian="normal" style:font-weight-complex="normal"/>
    </style:style>
    <style:style style:name="P166" style:family="paragraph" style:parent-style-name="Standard">
      <style:text-properties fo:font-weight="normal" officeooo:rsid="0062392b" officeooo:paragraph-rsid="0062392b" style:font-weight-asian="normal" style:font-weight-complex="normal"/>
    </style:style>
    <style:style style:name="P167" style:family="paragraph" style:parent-style-name="Standard">
      <style:paragraph-properties fo:text-align="center" style:justify-single-word="false"/>
      <style:text-properties fo:font-weight="normal" officeooo:rsid="00a7748d" officeooo:paragraph-rsid="00a7748d" style:font-weight-asian="normal" style:font-weight-complex="normal"/>
    </style:style>
    <style:style style:name="P168" style:family="paragraph" style:parent-style-name="Standard">
      <style:text-properties fo:font-weight="normal" officeooo:paragraph-rsid="00ac4b52" style:font-weight-asian="normal" style:font-weight-complex="normal"/>
    </style:style>
    <style:style style:name="P169" style:family="paragraph" style:parent-style-name="Standard">
      <style:text-properties fo:font-weight="normal" officeooo:rsid="00738a28" officeooo:paragraph-rsid="00aa6626" style:font-weight-asian="normal" style:font-weight-complex="normal"/>
    </style:style>
    <style:style style:name="P170" style:family="paragraph" style:parent-style-name="Standard">
      <style:text-properties fo:font-weight="normal" officeooo:paragraph-rsid="00ac0879" style:font-weight-asian="normal" style:font-weight-complex="normal"/>
    </style:style>
    <style:style style:name="P171" style:family="paragraph" style:parent-style-name="Standard">
      <style:text-properties officeooo:paragraph-rsid="000f4c93"/>
    </style:style>
    <style:style style:name="P172" style:family="paragraph" style:parent-style-name="Standard">
      <style:text-properties officeooo:paragraph-rsid="0012b7be"/>
    </style:style>
    <style:style style:name="P173" style:family="paragraph" style:parent-style-name="Standard">
      <style:text-properties officeooo:paragraph-rsid="000ca031"/>
    </style:style>
    <style:style style:name="P174" style:family="paragraph" style:parent-style-name="Standard">
      <style:text-properties officeooo:paragraph-rsid="00143beb"/>
    </style:style>
    <style:style style:name="P175" style:family="paragraph" style:parent-style-name="Standard">
      <style:text-properties officeooo:paragraph-rsid="00157e9d"/>
    </style:style>
    <style:style style:name="P176" style:family="paragraph" style:parent-style-name="Standard">
      <style:text-properties officeooo:paragraph-rsid="001785cd"/>
    </style:style>
    <style:style style:name="P177" style:family="paragraph" style:parent-style-name="Standard">
      <style:text-properties officeooo:paragraph-rsid="001974db"/>
    </style:style>
    <style:style style:name="P178" style:family="paragraph" style:parent-style-name="Standard">
      <style:text-properties officeooo:paragraph-rsid="001a3567"/>
    </style:style>
    <style:style style:name="P179" style:family="paragraph" style:parent-style-name="Standard">
      <style:text-properties officeooo:paragraph-rsid="001ab25f"/>
    </style:style>
    <style:style style:name="P180" style:family="paragraph" style:parent-style-name="Standard">
      <style:text-properties officeooo:paragraph-rsid="001b05b4"/>
    </style:style>
    <style:style style:name="P181" style:family="paragraph" style:parent-style-name="Standard">
      <style:text-properties officeooo:rsid="001c5f06" officeooo:paragraph-rsid="001c5f06"/>
    </style:style>
    <style:style style:name="P182" style:family="paragraph" style:parent-style-name="Standard">
      <style:text-properties officeooo:paragraph-rsid="0021420f"/>
    </style:style>
    <style:style style:name="P183" style:family="paragraph" style:parent-style-name="Standard">
      <style:text-properties officeooo:rsid="0023a008" officeooo:paragraph-rsid="0023a008"/>
    </style:style>
    <style:style style:name="P184" style:family="paragraph" style:parent-style-name="Standard">
      <style:text-properties officeooo:paragraph-rsid="0022af11"/>
    </style:style>
    <style:style style:name="P185" style:family="paragraph" style:parent-style-name="Standard">
      <style:text-properties officeooo:rsid="0024be8c" officeooo:paragraph-rsid="0024be8c"/>
    </style:style>
    <style:style style:name="P186" style:family="paragraph" style:parent-style-name="Standard">
      <style:text-properties officeooo:paragraph-rsid="0027830a"/>
    </style:style>
    <style:style style:name="P187" style:family="paragraph" style:parent-style-name="Standard">
      <style:text-properties officeooo:rsid="002afad7" officeooo:paragraph-rsid="002afad7"/>
    </style:style>
    <style:style style:name="P188" style:family="paragraph" style:parent-style-name="Standard">
      <style:text-properties officeooo:paragraph-rsid="00306848"/>
    </style:style>
    <style:style style:name="P189" style:family="paragraph" style:parent-style-name="Standard">
      <style:text-properties officeooo:paragraph-rsid="0030e9af"/>
    </style:style>
    <style:style style:name="P190" style:family="paragraph" style:parent-style-name="Standard">
      <style:text-properties officeooo:paragraph-rsid="00319f9a"/>
    </style:style>
    <style:style style:name="P191" style:family="paragraph" style:parent-style-name="Standard">
      <style:text-properties officeooo:paragraph-rsid="00279604"/>
    </style:style>
    <style:style style:name="P192" style:family="paragraph" style:parent-style-name="Standard">
      <style:text-properties officeooo:rsid="003cc0e6" officeooo:paragraph-rsid="003cc0e6"/>
    </style:style>
    <style:style style:name="P193" style:family="paragraph" style:parent-style-name="Standard">
      <style:text-properties officeooo:rsid="003cc0e6" officeooo:paragraph-rsid="003ea772"/>
    </style:style>
    <style:style style:name="P194" style:family="paragraph" style:parent-style-name="Standard">
      <style:text-properties officeooo:paragraph-rsid="003ea772"/>
    </style:style>
    <style:style style:name="P195" style:family="paragraph" style:parent-style-name="Standard">
      <style:text-properties officeooo:paragraph-rsid="003f243e"/>
    </style:style>
    <style:style style:name="P196" style:family="paragraph" style:parent-style-name="Standard">
      <style:text-properties officeooo:paragraph-rsid="00449ae8"/>
    </style:style>
    <style:style style:name="P197" style:family="paragraph" style:parent-style-name="Standard">
      <style:text-properties officeooo:paragraph-rsid="00469ad9"/>
    </style:style>
    <style:style style:name="P198" style:family="paragraph" style:parent-style-name="Standard">
      <style:text-properties officeooo:paragraph-rsid="0047d850"/>
    </style:style>
    <style:style style:name="P199" style:family="paragraph" style:parent-style-name="Standard">
      <style:text-properties officeooo:rsid="003ea772" officeooo:paragraph-rsid="003ea772"/>
    </style:style>
    <style:style style:name="P200" style:family="paragraph" style:parent-style-name="Standard">
      <style:text-properties officeooo:paragraph-rsid="0047ffe7"/>
    </style:style>
    <style:style style:name="P201" style:family="paragraph" style:parent-style-name="Standard">
      <style:text-properties officeooo:paragraph-rsid="004cafb5"/>
    </style:style>
    <style:style style:name="P202" style:family="paragraph" style:parent-style-name="Standard">
      <style:text-properties officeooo:paragraph-rsid="004adf7d"/>
    </style:style>
    <style:style style:name="P203" style:family="paragraph" style:parent-style-name="Standard">
      <style:text-properties officeooo:paragraph-rsid="004d2f79"/>
    </style:style>
    <style:style style:name="P204" style:family="paragraph" style:parent-style-name="Standard">
      <style:text-properties style:font-name="Times New Roman" fo:font-size="14pt" fo:font-weight="bold" officeooo:rsid="004adf7d" officeooo:paragraph-rsid="004adf7d" style:font-size-asian="14pt" style:font-weight-asian="bold" style:font-size-complex="14pt" style:font-weight-complex="bold"/>
    </style:style>
    <style:style style:name="P205" style:family="paragraph" style:parent-style-name="Standard">
      <style:text-properties style:font-name="Liberation Serif" officeooo:paragraph-rsid="004adf7d"/>
    </style:style>
    <style:style style:name="P206" style:family="paragraph" style:parent-style-name="Standard">
      <style:text-properties officeooo:rsid="00523801" officeooo:paragraph-rsid="00523801"/>
    </style:style>
    <style:style style:name="P207" style:family="paragraph" style:parent-style-name="Standard">
      <style:text-properties officeooo:paragraph-rsid="005277de"/>
    </style:style>
    <style:style style:name="P208" style:family="paragraph" style:parent-style-name="Standard">
      <style:text-properties officeooo:paragraph-rsid="0058d584"/>
    </style:style>
    <style:style style:name="P209" style:family="paragraph" style:parent-style-name="Standard">
      <style:text-properties officeooo:paragraph-rsid="00592a4a"/>
    </style:style>
    <style:style style:name="P210" style:family="paragraph" style:parent-style-name="Standard">
      <style:text-properties officeooo:paragraph-rsid="005c0028"/>
    </style:style>
    <style:style style:name="P211" style:family="paragraph" style:parent-style-name="Standard">
      <style:text-properties officeooo:paragraph-rsid="005d0584"/>
    </style:style>
    <style:style style:name="P212" style:family="paragraph" style:parent-style-name="Standard">
      <style:text-properties officeooo:paragraph-rsid="00649708"/>
    </style:style>
    <style:style style:name="P213" style:family="paragraph" style:parent-style-name="Standard">
      <style:text-properties officeooo:paragraph-rsid="005cc8c8"/>
    </style:style>
    <style:style style:name="P214" style:family="paragraph" style:parent-style-name="Standard">
      <style:text-properties officeooo:paragraph-rsid="006651f1"/>
    </style:style>
    <style:style style:name="P215" style:family="paragraph" style:parent-style-name="Standard">
      <style:text-properties officeooo:paragraph-rsid="005cdb43"/>
    </style:style>
    <style:style style:name="P216" style:family="paragraph" style:parent-style-name="Standard">
      <style:text-properties officeooo:paragraph-rsid="00682725"/>
    </style:style>
    <style:style style:name="P217" style:family="paragraph" style:parent-style-name="Standard">
      <style:text-properties officeooo:rsid="00682725" officeooo:paragraph-rsid="00682725"/>
    </style:style>
    <style:style style:name="P218" style:family="paragraph" style:parent-style-name="Standard">
      <style:text-properties officeooo:paragraph-rsid="00741566"/>
    </style:style>
    <style:style style:name="P219" style:family="paragraph" style:parent-style-name="Standard">
      <style:text-properties officeooo:paragraph-rsid="006f5c73"/>
    </style:style>
    <style:style style:name="P220" style:family="paragraph" style:parent-style-name="Standard">
      <style:text-properties officeooo:paragraph-rsid="0058419a"/>
    </style:style>
    <style:style style:name="P221" style:family="paragraph" style:parent-style-name="Standard">
      <style:text-properties officeooo:paragraph-rsid="0077ee16"/>
    </style:style>
    <style:style style:name="P222" style:family="paragraph" style:parent-style-name="Standard">
      <style:text-properties officeooo:paragraph-rsid="007cac9c"/>
    </style:style>
    <style:style style:name="P223" style:family="paragraph" style:parent-style-name="Standard">
      <style:text-properties officeooo:paragraph-rsid="008a267c"/>
    </style:style>
    <style:style style:name="P224" style:family="paragraph" style:parent-style-name="Standard">
      <style:text-properties officeooo:paragraph-rsid="008a37a9"/>
    </style:style>
    <style:style style:name="P225" style:family="paragraph" style:parent-style-name="Standard">
      <style:paragraph-properties fo:line-height="100%"/>
      <style:text-properties officeooo:paragraph-rsid="0095ccb4"/>
    </style:style>
    <style:style style:name="P226" style:family="paragraph" style:parent-style-name="Standard">
      <style:text-properties officeooo:paragraph-rsid="009e41b3"/>
    </style:style>
    <style:style style:name="P227" style:family="paragraph" style:parent-style-name="Standard">
      <style:text-properties officeooo:rsid="009e9de7" officeooo:paragraph-rsid="009e9de7"/>
    </style:style>
    <style:style style:name="P228" style:family="paragraph" style:parent-style-name="Standard">
      <style:text-properties officeooo:paragraph-rsid="009ff252"/>
    </style:style>
    <style:style style:name="P229" style:family="paragraph" style:parent-style-name="Standard">
      <style:text-properties officeooo:paragraph-rsid="005f5b3c"/>
    </style:style>
    <style:style style:name="P230" style:family="paragraph" style:parent-style-name="Standard">
      <style:text-properties officeooo:paragraph-rsid="0025de0b"/>
    </style:style>
    <style:style style:name="P231" style:family="paragraph" style:parent-style-name="Standard">
      <style:text-properties officeooo:paragraph-rsid="0024be8c"/>
    </style:style>
    <style:style style:name="P232" style:family="paragraph" style:parent-style-name="Standard">
      <style:text-properties officeooo:paragraph-rsid="00689ea3"/>
    </style:style>
    <style:style style:name="P233" style:family="paragraph" style:parent-style-name="Standard">
      <style:text-properties fo:font-style="normal" fo:font-weight="normal" officeooo:rsid="009e9de7" officeooo:paragraph-rsid="009e9de7" style:font-style-asian="normal" style:font-weight-asian="normal" style:font-style-complex="normal" style:font-weight-complex="normal"/>
    </style:style>
    <style:style style:name="P234" style:family="paragraph" style:parent-style-name="Standard">
      <style:text-properties fo:font-style="normal" fo:font-weight="normal" officeooo:rsid="009e41b3" officeooo:paragraph-rsid="009e41b3" style:font-style-asian="normal" style:font-weight-asian="normal" style:font-style-complex="normal" style:font-weight-complex="normal"/>
    </style:style>
    <style:style style:name="P235" style:family="paragraph" style:parent-style-name="Standard">
      <style:text-properties officeooo:paragraph-rsid="00a96957"/>
    </style:style>
    <style:style style:name="P236" style:family="paragraph" style:parent-style-name="Standard">
      <style:text-properties officeooo:paragraph-rsid="000de264"/>
    </style:style>
    <style:style style:name="P237" style:family="paragraph" style:parent-style-name="Standard">
      <style:text-properties officeooo:paragraph-rsid="006dbbb2"/>
    </style:style>
    <style:style style:name="P238" style:family="paragraph" style:parent-style-name="Standard">
      <style:text-properties officeooo:paragraph-rsid="00ac0879"/>
    </style:style>
    <style:style style:name="P239" style:family="paragraph" style:parent-style-name="Standard">
      <style:paragraph-properties fo:text-align="center" style:justify-single-word="false"/>
      <style:text-properties fo:font-size="14pt" fo:font-weight="bold" officeooo:rsid="00ac1c9b" officeooo:paragraph-rsid="00ac1c9b" style:font-size-asian="14pt" style:font-weight-asian="bold" style:font-size-complex="14pt" style:font-weight-complex="bold"/>
    </style:style>
    <style:style style:name="P240" style:family="paragraph" style:parent-style-name="Table_20_Contents">
      <style:paragraph-properties fo:text-align="center" style:justify-single-word="false"/>
      <style:text-properties officeooo:rsid="00682725" officeooo:paragraph-rsid="00682725"/>
    </style:style>
    <style:style style:name="P241" style:family="paragraph" style:parent-style-name="Table_20_Contents">
      <style:paragraph-properties fo:text-align="center" style:justify-single-word="false"/>
      <style:text-properties fo:color="#ff0000" officeooo:rsid="00682725" officeooo:paragraph-rsid="00682725"/>
    </style:style>
    <style:style style:name="P242" style:family="paragraph" style:parent-style-name="Table_20_Contents">
      <style:paragraph-properties fo:text-align="center" style:justify-single-word="false"/>
      <style:text-properties fo:color="#800080" officeooo:rsid="00682725" officeooo:paragraph-rsid="00682725"/>
    </style:style>
    <style:style style:name="P243" style:family="paragraph" style:parent-style-name="Table_20_Contents">
      <style:paragraph-properties fo:text-align="center" style:justify-single-word="false"/>
      <style:text-properties fo:color="#00a933" officeooo:rsid="00682725" officeooo:paragraph-rsid="00682725"/>
    </style:style>
    <style:style style:name="P244" style:family="paragraph" style:parent-style-name="Table_20_Contents">
      <style:paragraph-properties fo:text-align="center" style:justify-single-word="false"/>
      <style:text-properties fo:color="#ffff00" officeooo:rsid="00682725" officeooo:paragraph-rsid="00682725"/>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text-properties officeooo:rsid="0095ccb4" officeooo:paragraph-rsid="0095ccb4"/>
    </style:style>
    <style:style style:name="P247" style:family="paragraph" style:parent-style-name="Table_20_Contents">
      <style:paragraph-properties fo:text-align="center" style:justify-single-word="false"/>
      <style:text-properties officeooo:rsid="00974d7c" officeooo:paragraph-rsid="00974d7c"/>
    </style:style>
    <style:style style:name="P248" style:family="paragraph" style:parent-style-name="Table_20_Contents">
      <style:paragraph-properties fo:text-align="center" style:justify-single-word="false"/>
      <style:text-properties fo:font-weight="bold" officeooo:rsid="0095ccb4" officeooo:paragraph-rsid="0095ccb4" style:font-weight-asian="bold" style:font-weight-complex="bold"/>
    </style:style>
    <style:style style:name="P249" style:family="paragraph" style:parent-style-name="Table_20_Contents">
      <style:paragraph-properties fo:text-align="center" style:justify-single-word="false"/>
      <style:text-properties fo:font-weight="bold" officeooo:rsid="00974d7c" officeooo:paragraph-rsid="00974d7c" style:font-weight-asian="bold" style:font-weight-complex="bold"/>
    </style:style>
    <style:style style:name="P250" style:family="paragraph" style:parent-style-name="Table_20_Contents">
      <style:paragraph-properties fo:text-align="center" style:justify-single-word="false"/>
      <style:text-properties fo:font-style="italic" fo:font-weight="normal" officeooo:rsid="00994d0c" officeooo:paragraph-rsid="00994d0c" style:font-style-asian="italic" style:font-weight-asian="normal" style:font-style-complex="italic" style:font-weight-complex="normal"/>
    </style:style>
    <style:style style:name="P251" style:family="paragraph" style:parent-style-name="Standard" style:list-style-name="L1">
      <style:text-properties officeooo:paragraph-rsid="000a0369"/>
    </style:style>
    <style:style style:name="P252" style:family="paragraph" style:parent-style-name="Standard" style:list-style-name="L1">
      <style:text-properties officeooo:paragraph-rsid="000a19e9"/>
    </style:style>
    <style:style style:name="P253" style:family="paragraph" style:parent-style-name="Standard" style:list-style-name="L1">
      <style:text-properties officeooo:rsid="009aa1d6" officeooo:paragraph-rsid="009aa1d6"/>
    </style:style>
    <style:style style:name="P254" style:family="paragraph" style:parent-style-name="Standard" style:list-style-name="L2"/>
    <style:style style:name="P255" style:family="paragraph" style:parent-style-name="Standard" style:list-style-name="L3"/>
    <style:style style:name="P256" style:family="paragraph" style:parent-style-name="Standard" style:list-style-name="L3">
      <style:text-properties officeooo:paragraph-rsid="000a19e9"/>
    </style:style>
    <style:style style:name="P257" style:family="paragraph" style:parent-style-name="Standard" style:list-style-name="L4"/>
    <style:style style:name="P258" style:family="paragraph" style:parent-style-name="Standard" style:list-style-name="L4">
      <style:text-properties officeooo:rsid="0041338a" officeooo:paragraph-rsid="0041338a"/>
    </style:style>
    <style:style style:name="P259" style:family="paragraph" style:parent-style-name="Standard" style:list-style-name="L5">
      <style:paragraph-properties fo:line-height="100%"/>
      <style:text-properties fo:font-weight="bold" officeooo:rsid="0091dd98" officeooo:paragraph-rsid="0091dd98" style:font-weight-asian="bold" style:font-weight-complex="bold"/>
    </style:style>
    <style:style style:name="P260" style:family="paragraph" style:parent-style-name="Standard" style:list-style-name="L5">
      <style:paragraph-properties fo:line-height="100%"/>
      <style:text-properties fo:font-weight="bold" officeooo:rsid="0093f91f" officeooo:paragraph-rsid="0093f91f" style:font-weight-asian="bold" style:font-weight-complex="bold"/>
    </style:style>
    <style:style style:name="P261" style:family="paragraph" style:parent-style-name="Standard" style:list-style-name="L5">
      <style:paragraph-properties fo:line-height="100%"/>
      <style:text-properties fo:font-weight="bold" officeooo:rsid="00ade658" officeooo:paragraph-rsid="00ade658" style:font-weight-asian="bold" style:font-weight-complex="bold"/>
    </style:style>
    <style:style style:name="P262" style:family="paragraph" style:parent-style-name="Standard" style:list-style-name="L5">
      <style:paragraph-properties fo:line-height="100%"/>
      <style:text-properties fo:font-weight="bold" officeooo:rsid="0092e148" officeooo:paragraph-rsid="0092e148" style:font-weight-asian="bold" style:font-weight-complex="bold"/>
    </style:style>
    <style:style style:name="P263" style:family="paragraph" style:parent-style-name="Standard" style:list-style-name="L6">
      <style:text-properties fo:font-weight="bold" officeooo:rsid="006a2d06" officeooo:paragraph-rsid="006df655" style:font-weight-asian="bold" style:font-weight-complex="bold"/>
    </style:style>
    <style:style style:name="P264" style:family="paragraph" style:parent-style-name="Standard" style:list-style-name="L6">
      <style:text-properties fo:font-weight="bold" officeooo:rsid="006f5c73" officeooo:paragraph-rsid="006f5c73" style:font-weight-asian="bold" style:font-weight-complex="bold"/>
    </style:style>
    <style:style style:name="P265" style:family="paragraph" style:parent-style-name="Standard" style:list-style-name="L8">
      <style:text-properties fo:font-weight="bold" officeooo:rsid="006f5c73" officeooo:paragraph-rsid="006f5c73" style:font-weight-asian="bold" style:font-weight-complex="bold"/>
    </style:style>
    <style:style style:name="P266" style:family="paragraph" style:parent-style-name="Standard" style:list-style-name="L6">
      <style:text-properties fo:font-weight="bold" officeooo:rsid="00712e4d" officeooo:paragraph-rsid="00712e4d" style:font-weight-asian="bold" style:font-weight-complex="bold"/>
    </style:style>
    <style:style style:name="P267" style:family="paragraph" style:parent-style-name="Standard" style:list-style-name="L6">
      <style:text-properties fo:font-weight="bold" officeooo:rsid="007330a4" officeooo:paragraph-rsid="007330a4" style:font-weight-asian="bold" style:font-weight-complex="bold"/>
    </style:style>
    <style:style style:name="P268" style:family="paragraph" style:parent-style-name="Standard" style:list-style-name="L7">
      <style:text-properties fo:font-weight="bold" officeooo:rsid="006bf6ab" officeooo:paragraph-rsid="006df655" style:font-weight-asian="bold" style:font-weight-complex="bold"/>
    </style:style>
    <style:style style:name="P269" style:family="paragraph" style:parent-style-name="Standard" style:list-style-name="L7">
      <style:text-properties fo:font-weight="bold" officeooo:rsid="00714254" officeooo:paragraph-rsid="00714254" style:font-weight-asian="bold" style:font-weight-complex="bold"/>
    </style:style>
    <style:style style:name="P270" style:family="paragraph" style:parent-style-name="Standard" style:list-style-name="L8">
      <style:text-properties fo:font-weight="bold" officeooo:rsid="00714254" officeooo:paragraph-rsid="00714254" style:font-weight-asian="bold" style:font-weight-complex="bold"/>
    </style:style>
    <style:style style:name="P271" style:family="paragraph" style:parent-style-name="Standard" style:list-style-name="L7">
      <style:text-properties fo:font-weight="bold" officeooo:rsid="00738a28" officeooo:paragraph-rsid="00738a28" style:font-weight-asian="bold" style:font-weight-complex="bold"/>
    </style:style>
    <style:style style:name="P272" style:family="paragraph" style:parent-style-name="Standard" style:list-style-name="L7">
      <style:text-properties fo:font-weight="bold" officeooo:rsid="00779383" officeooo:paragraph-rsid="00779383" style:font-weight-asian="bold" style:font-weight-complex="bold"/>
    </style:style>
    <style:style style:name="P273" style:family="paragraph" style:parent-style-name="Standard" style:list-style-name="L8">
      <style:text-properties fo:font-weight="bold" officeooo:rsid="00779383" officeooo:paragraph-rsid="00779383" style:font-weight-asian="bold" style:font-weight-complex="bold"/>
    </style:style>
    <style:style style:name="P274" style:family="paragraph" style:parent-style-name="Standard" style:list-style-name="L7">
      <style:text-properties fo:font-weight="bold" officeooo:rsid="0077ee16" officeooo:paragraph-rsid="0077ee16" style:font-weight-asian="bold" style:font-weight-complex="bold"/>
    </style:style>
    <style:style style:name="P275" style:family="paragraph" style:parent-style-name="Standard" style:list-style-name="L8">
      <style:text-properties fo:font-weight="bold" officeooo:rsid="006dbbb2" officeooo:paragraph-rsid="006dbbb2" style:font-weight-asian="bold" style:font-weight-complex="bold"/>
    </style:style>
    <style:style style:name="P276" style:family="paragraph" style:parent-style-name="Standard" style:list-style-name="L8">
      <style:text-properties fo:font-weight="bold" officeooo:rsid="006dbbb2" officeooo:paragraph-rsid="006df655" style:font-weight-asian="bold" style:font-weight-complex="bold"/>
    </style:style>
    <style:style style:name="P277" style:family="paragraph" style:parent-style-name="Standard" style:list-style-name="L8">
      <style:text-properties fo:font-weight="bold" officeooo:rsid="00750672" officeooo:paragraph-rsid="00750672" style:font-weight-asian="bold" style:font-weight-complex="bold"/>
    </style:style>
    <style:style style:name="P278" style:family="paragraph" style:parent-style-name="Standard" style:list-style-name="L8">
      <style:text-properties fo:font-weight="bold" officeooo:rsid="006df655" officeooo:paragraph-rsid="006df655" style:font-weight-asian="bold" style:font-weight-complex="bold"/>
    </style:style>
    <style:style style:name="P279" style:family="paragraph" style:parent-style-name="Standard" style:list-style-name="L8">
      <style:text-properties fo:font-weight="bold" officeooo:rsid="00725847" officeooo:paragraph-rsid="00725847" style:font-weight-asian="bold" style:font-weight-complex="bold"/>
    </style:style>
    <style:style style:name="P280" style:family="paragraph" style:parent-style-name="Standard">
      <style:text-properties fo:font-weight="bold" officeooo:rsid="0021420f" officeooo:paragraph-rsid="00ae5ef4" style:font-weight-asian="bold" style:font-weight-complex="bold"/>
    </style:style>
    <style:style style:name="P281" style:family="paragraph" style:parent-style-name="Standard">
      <style:text-properties fo:font-weight="bold" officeooo:rsid="00afd120" officeooo:paragraph-rsid="00afd120" style:font-weight-asian="bold" style:font-weight-complex="bold"/>
    </style:style>
    <style:style style:name="P282" style:family="paragraph" style:parent-style-name="Standard">
      <style:text-properties fo:font-weight="normal" style:font-weight-asian="normal" style:font-weight-complex="normal"/>
    </style:style>
    <style:style style:name="P283" style:family="paragraph" style:parent-style-name="Standard" style:list-style-name="L5">
      <style:paragraph-properties fo:line-height="100%"/>
      <style:text-properties fo:font-weight="normal" officeooo:rsid="0092e148" officeooo:paragraph-rsid="0091dd98" style:font-weight-asian="normal" style:font-weight-complex="normal"/>
    </style:style>
    <style:style style:name="P284" style:family="paragraph" style:parent-style-name="Standard" style:list-style-name="L5">
      <style:paragraph-properties fo:line-height="100%"/>
      <style:text-properties fo:font-weight="normal" officeooo:rsid="0092e148" officeooo:paragraph-rsid="0093f91f" style:font-weight-asian="normal" style:font-weight-complex="normal"/>
    </style:style>
    <style:style style:name="P285" style:family="paragraph" style:parent-style-name="Standard" style:list-style-name="L5">
      <style:paragraph-properties fo:line-height="100%"/>
      <style:text-properties fo:font-weight="normal" officeooo:rsid="0092e148" officeooo:paragraph-rsid="0092e148" style:font-weight-asian="normal" style:font-weight-complex="normal"/>
    </style:style>
    <style:style style:name="P286" style:family="paragraph" style:parent-style-name="Standard" style:list-style-name="L5">
      <style:paragraph-properties fo:line-height="100%"/>
      <style:text-properties fo:font-weight="normal" officeooo:rsid="00ade658" officeooo:paragraph-rsid="00ade658" style:font-weight-asian="normal" style:font-weight-complex="normal"/>
    </style:style>
    <style:style style:name="P287" style:family="paragraph" style:parent-style-name="Standard" style:list-style-name="L6">
      <style:text-properties fo:font-weight="normal" officeooo:rsid="006a2d06" officeooo:paragraph-rsid="006a2d06" style:font-weight-asian="normal" style:font-weight-complex="normal"/>
    </style:style>
    <style:style style:name="P288" style:family="paragraph" style:parent-style-name="Standard" style:list-style-name="L6">
      <style:text-properties fo:font-weight="normal" officeooo:rsid="006f5c73" officeooo:paragraph-rsid="006f5c73" style:font-weight-asian="normal" style:font-weight-complex="normal"/>
    </style:style>
    <style:style style:name="P289" style:family="paragraph" style:parent-style-name="Standard" style:list-style-name="L8">
      <style:text-properties fo:font-weight="normal" officeooo:rsid="006f5c73" officeooo:paragraph-rsid="006f5c73" style:font-weight-asian="normal" style:font-weight-complex="normal"/>
    </style:style>
    <style:style style:name="P290" style:family="paragraph" style:parent-style-name="Standard" style:list-style-name="L7">
      <style:text-properties fo:font-weight="normal" officeooo:rsid="006bf6ab" officeooo:paragraph-rsid="006bf6ab" style:font-weight-asian="normal" style:font-weight-complex="normal"/>
    </style:style>
    <style:style style:name="P291" style:family="paragraph" style:parent-style-name="Standard" style:list-style-name="L7">
      <style:text-properties fo:font-weight="normal" officeooo:rsid="006dbbb2" officeooo:paragraph-rsid="00714254" style:font-weight-asian="normal" style:font-weight-complex="normal"/>
    </style:style>
    <style:style style:name="P292" style:family="paragraph" style:parent-style-name="Standard" style:list-style-name="L8">
      <style:text-properties fo:font-weight="normal" officeooo:rsid="006dbbb2" officeooo:paragraph-rsid="006dbbb2" style:font-weight-asian="normal" style:font-weight-complex="normal"/>
    </style:style>
    <style:style style:name="P293" style:family="paragraph" style:parent-style-name="Standard" style:list-style-name="L8">
      <style:text-properties fo:font-weight="normal" officeooo:rsid="00750672" officeooo:paragraph-rsid="00750672" style:font-weight-asian="normal" style:font-weight-complex="normal"/>
    </style:style>
    <style:style style:name="P294" style:family="paragraph" style:parent-style-name="Standard" style:list-style-name="L8">
      <style:text-properties fo:font-weight="normal" officeooo:rsid="00714254" officeooo:paragraph-rsid="00714254" style:font-weight-asian="normal" style:font-weight-complex="normal"/>
    </style:style>
    <style:style style:name="P295" style:family="paragraph" style:parent-style-name="Standard">
      <style:text-properties fo:font-weight="normal" officeooo:rsid="0021420f" style:font-weight-asian="normal" style:font-weight-complex="normal"/>
    </style:style>
    <style:style style:name="P296" style:family="paragraph" style:parent-style-name="Standard">
      <style:text-properties fo:font-weight="normal" officeooo:rsid="0021420f" officeooo:paragraph-rsid="00ae5ef4" style:font-weight-asian="normal" style:font-weight-complex="normal"/>
    </style:style>
    <style:style style:name="P297" style:family="paragraph" style:parent-style-name="Standard">
      <style:text-properties fo:font-weight="normal" officeooo:paragraph-rsid="00ae5ef4" style:font-weight-asian="normal" style:font-weight-complex="normal"/>
    </style:style>
    <style:style style:name="P298" style:family="paragraph" style:parent-style-name="Standard">
      <style:text-properties fo:font-weight="normal" officeooo:rsid="00afd120" officeooo:paragraph-rsid="00afd120" style:font-weight-asian="normal" style:font-weight-complex="normal"/>
    </style:style>
    <style:style style:name="P299" style:family="paragraph" style:parent-style-name="Standard" style:list-style-name="L5">
      <style:paragraph-properties fo:line-height="100%"/>
      <style:text-properties officeooo:paragraph-rsid="0092e148"/>
    </style:style>
    <style:style style:name="P300" style:family="paragraph" style:parent-style-name="Standard" style:list-style-name="L5">
      <style:paragraph-properties fo:line-height="100%"/>
      <style:text-properties officeooo:paragraph-rsid="0091dd98"/>
    </style:style>
    <style:style style:name="P301" style:family="paragraph" style:parent-style-name="Standard" style:list-style-name="L6">
      <style:text-properties officeooo:paragraph-rsid="006df655"/>
    </style:style>
    <style:style style:name="P302" style:family="paragraph" style:parent-style-name="Standard" style:list-style-name="L6">
      <style:text-properties officeooo:paragraph-rsid="007330a4"/>
    </style:style>
    <style:style style:name="P303" style:family="paragraph" style:parent-style-name="Standard" style:list-style-name="L6">
      <style:text-properties officeooo:paragraph-rsid="00779383"/>
    </style:style>
    <style:style style:name="P304" style:family="paragraph" style:parent-style-name="Standard" style:list-style-name="L6">
      <style:text-properties fo:font-style="normal" fo:font-weight="normal" officeooo:rsid="006f5c73" officeooo:paragraph-rsid="006f5c73" style:font-style-asian="normal" style:font-weight-asian="normal" style:font-style-complex="normal" style:font-weight-complex="normal"/>
    </style:style>
    <style:style style:name="P305" style:family="paragraph" style:parent-style-name="Standard" style:list-style-name="L6">
      <style:text-properties fo:font-style="normal" fo:font-weight="normal" officeooo:rsid="00712e4d" officeooo:paragraph-rsid="00712e4d" style:font-style-asian="normal" style:font-weight-asian="normal" style:font-style-complex="normal" style:font-weight-complex="normal"/>
    </style:style>
    <style:style style:name="P306" style:family="paragraph" style:parent-style-name="Standard" style:list-style-name="L6">
      <style:text-properties fo:font-style="normal" fo:font-weight="normal" officeooo:rsid="007330a4" officeooo:paragraph-rsid="007330a4" style:font-style-asian="normal" style:font-weight-asian="normal" style:font-style-complex="normal" style:font-weight-complex="normal"/>
    </style:style>
    <style:style style:name="P307" style:family="paragraph" style:parent-style-name="Standard" style:list-style-name="L6">
      <style:text-properties fo:font-style="normal" fo:font-weight="normal" officeooo:rsid="007330a4" officeooo:paragraph-rsid="00779383" style:font-style-asian="normal" style:font-weight-asian="normal" style:font-style-complex="normal" style:font-weight-complex="normal"/>
    </style:style>
    <style:style style:name="P308" style:family="paragraph" style:parent-style-name="Standard" style:list-style-name="L7">
      <style:text-properties fo:font-style="normal" fo:font-weight="normal" officeooo:rsid="00738a28" officeooo:paragraph-rsid="00738a28" style:font-style-asian="normal" style:font-weight-asian="normal" style:font-style-complex="normal" style:font-weight-complex="normal"/>
    </style:style>
    <style:style style:name="P309" style:family="paragraph" style:parent-style-name="Standard" style:list-style-name="L7">
      <style:text-properties fo:font-style="normal" fo:font-weight="normal" officeooo:rsid="0077ee16" officeooo:paragraph-rsid="0077ee16" style:font-style-asian="normal" style:font-weight-asian="normal" style:font-style-complex="normal" style:font-weight-complex="normal"/>
    </style:style>
    <style:style style:name="P310" style:family="paragraph" style:parent-style-name="Standard" style:list-style-name="L7">
      <style:text-properties fo:font-style="normal" fo:font-weight="normal" officeooo:rsid="008457fd" officeooo:paragraph-rsid="008457fd" style:font-style-asian="normal" style:font-weight-asian="normal" style:font-style-complex="normal" style:font-weight-complex="normal"/>
    </style:style>
    <style:style style:name="P311" style:family="paragraph" style:parent-style-name="Standard" style:list-style-name="L8">
      <style:text-properties fo:font-style="normal" fo:font-weight="normal" officeooo:rsid="00725847" officeooo:paragraph-rsid="00738a28" style:font-style-asian="normal" style:font-weight-asian="normal" style:font-style-complex="normal" style:font-weight-complex="normal"/>
    </style:style>
    <style:style style:name="P312" style:family="paragraph" style:parent-style-name="Standard" style:list-style-name="L6">
      <style:text-properties fo:font-style="normal" fo:font-weight="bold" officeooo:rsid="007330a4" officeooo:paragraph-rsid="00779383" style:font-style-asian="normal" style:font-weight-asian="bold" style:font-style-complex="normal" style:font-weight-complex="bold"/>
    </style:style>
    <style:style style:name="P313" style:family="paragraph" style:parent-style-name="Standard" style:list-style-name="L6">
      <style:text-properties fo:font-style="normal" fo:font-weight="bold" officeooo:rsid="0079e9b4" officeooo:paragraph-rsid="0079e9b4" style:font-style-asian="normal" style:font-weight-asian="bold" style:font-style-complex="normal" style:font-weight-complex="bold"/>
    </style:style>
    <style:style style:name="P314" style:family="paragraph" style:parent-style-name="Standard" style:list-style-name="L6">
      <style:text-properties fo:font-style="normal" fo:font-weight="bold" officeooo:rsid="007832b9" officeooo:paragraph-rsid="007832b9" style:font-style-asian="normal" style:font-weight-asian="bold" style:font-style-complex="normal" style:font-weight-complex="bold"/>
    </style:style>
    <style:style style:name="P315" style:family="paragraph" style:parent-style-name="Standard" style:list-style-name="L7">
      <style:text-properties fo:font-style="normal" fo:font-weight="bold" officeooo:rsid="007832b9" officeooo:paragraph-rsid="007832b9" style:font-style-asian="normal" style:font-weight-asian="bold" style:font-style-complex="normal" style:font-weight-complex="bold"/>
    </style:style>
    <style:style style:name="P316" style:family="paragraph" style:parent-style-name="Standard" style:list-style-name="L8">
      <style:text-properties fo:font-style="normal" fo:font-weight="bold" officeooo:rsid="007832b9" officeooo:paragraph-rsid="007832b9" style:font-style-asian="normal" style:font-weight-asian="bold" style:font-style-complex="normal" style:font-weight-complex="bold"/>
    </style:style>
    <style:style style:name="P317" style:family="paragraph" style:parent-style-name="Standard" style:list-style-name="L6">
      <style:text-properties fo:font-style="normal" fo:font-weight="bold" officeooo:rsid="007a0ae5" officeooo:paragraph-rsid="007a0ae5" style:font-style-asian="normal" style:font-weight-asian="bold" style:font-style-complex="normal" style:font-weight-complex="bold"/>
    </style:style>
    <style:style style:name="P318" style:family="paragraph" style:parent-style-name="Standard" style:list-style-name="L6">
      <style:text-properties fo:font-style="normal" fo:font-weight="bold" officeooo:rsid="007a13e6" officeooo:paragraph-rsid="007a13e6" style:font-style-asian="normal" style:font-weight-asian="bold" style:font-style-complex="normal" style:font-weight-complex="bold"/>
    </style:style>
    <style:style style:name="P319" style:family="paragraph" style:parent-style-name="Standard" style:list-style-name="L7">
      <style:text-properties fo:font-style="normal" fo:font-weight="bold" officeooo:rsid="007a13e6" officeooo:paragraph-rsid="007a13e6" style:font-style-asian="normal" style:font-weight-asian="bold" style:font-style-complex="normal" style:font-weight-complex="bold"/>
    </style:style>
    <style:style style:name="P320" style:family="paragraph" style:parent-style-name="Standard" style:list-style-name="L8">
      <style:text-properties fo:font-style="normal" fo:font-weight="bold" officeooo:rsid="007a13e6" officeooo:paragraph-rsid="007a13e6" style:font-style-asian="normal" style:font-weight-asian="bold" style:font-style-complex="normal" style:font-weight-complex="bold"/>
    </style:style>
    <style:style style:name="P321" style:family="paragraph" style:parent-style-name="Standard" style:list-style-name="L6">
      <style:text-properties fo:font-style="normal" fo:font-weight="bold" officeooo:rsid="007b4648" officeooo:paragraph-rsid="007b4648" style:font-style-asian="normal" style:font-weight-asian="bold" style:font-style-complex="normal" style:font-weight-complex="bold"/>
    </style:style>
    <style:style style:name="P322" style:family="paragraph" style:parent-style-name="Standard" style:list-style-name="L7">
      <style:text-properties fo:font-style="normal" fo:font-weight="bold" officeooo:rsid="007b4648" officeooo:paragraph-rsid="007b4648" style:font-style-asian="normal" style:font-weight-asian="bold" style:font-style-complex="normal" style:font-weight-complex="bold"/>
    </style:style>
    <style:style style:name="P323" style:family="paragraph" style:parent-style-name="Standard" style:list-style-name="L8">
      <style:text-properties fo:font-style="normal" fo:font-weight="bold" officeooo:rsid="007b4648" officeooo:paragraph-rsid="007b4648" style:font-style-asian="normal" style:font-weight-asian="bold" style:font-style-complex="normal" style:font-weight-complex="bold"/>
    </style:style>
    <style:style style:name="P324" style:family="paragraph" style:parent-style-name="Standard" style:list-style-name="L6">
      <style:text-properties fo:font-style="normal" fo:font-weight="bold" officeooo:rsid="007dcdc1" officeooo:paragraph-rsid="007dcdc1" style:font-style-asian="normal" style:font-weight-asian="bold" style:font-style-complex="normal" style:font-weight-complex="bold"/>
    </style:style>
    <style:style style:name="P325" style:family="paragraph" style:parent-style-name="Standard" style:list-style-name="L8">
      <style:text-properties fo:font-style="normal" fo:font-weight="bold" officeooo:rsid="007dcdc1" officeooo:paragraph-rsid="007dcdc1" style:font-style-asian="normal" style:font-weight-asian="bold" style:font-style-complex="normal" style:font-weight-complex="bold"/>
    </style:style>
    <style:style style:name="P326" style:family="paragraph" style:parent-style-name="Standard" style:list-style-name="L6">
      <style:text-properties fo:font-style="normal" fo:font-weight="bold" officeooo:rsid="007f6a1e" officeooo:paragraph-rsid="007f6a1e" style:font-style-asian="normal" style:font-weight-asian="bold" style:font-style-complex="normal" style:font-weight-complex="bold"/>
    </style:style>
    <style:style style:name="P327" style:family="paragraph" style:parent-style-name="Standard" style:list-style-name="L7">
      <style:text-properties fo:font-style="normal" fo:font-weight="bold" officeooo:rsid="007f9c2f" officeooo:paragraph-rsid="007f9c2f" style:font-style-asian="normal" style:font-weight-asian="bold" style:font-style-complex="normal" style:font-weight-complex="bold"/>
    </style:style>
    <style:style style:name="P328" style:family="paragraph" style:parent-style-name="Standard" style:list-style-name="L7">
      <style:text-properties fo:font-style="normal" fo:font-weight="bold" officeooo:rsid="0080f417" officeooo:paragraph-rsid="0080f417" style:font-style-asian="normal" style:font-weight-asian="bold" style:font-style-complex="normal" style:font-weight-complex="bold"/>
    </style:style>
    <style:style style:name="P329" style:family="paragraph" style:parent-style-name="Standard" style:list-style-name="L7">
      <style:text-properties fo:font-style="normal" fo:font-weight="bold" officeooo:rsid="00830581" officeooo:paragraph-rsid="00830581" style:font-style-asian="normal" style:font-weight-asian="bold" style:font-style-complex="normal" style:font-weight-complex="bold"/>
    </style:style>
    <style:style style:name="P330" style:family="paragraph" style:parent-style-name="Standard" style:list-style-name="L8">
      <style:text-properties fo:font-style="normal" fo:font-weight="bold" officeooo:rsid="00830581" officeooo:paragraph-rsid="00830581" style:font-style-asian="normal" style:font-weight-asian="bold" style:font-style-complex="normal" style:font-weight-complex="bold"/>
    </style:style>
    <style:style style:name="P331" style:family="paragraph" style:parent-style-name="Standard" style:list-style-name="L7">
      <style:text-properties fo:font-style="normal" fo:font-weight="bold" officeooo:rsid="008457fd" officeooo:paragraph-rsid="008457fd" style:font-style-asian="normal" style:font-weight-asian="bold" style:font-style-complex="normal" style:font-weight-complex="bold"/>
    </style:style>
    <style:style style:name="P332" style:family="paragraph" style:parent-style-name="Standard" style:list-style-name="L8">
      <style:text-properties fo:font-style="normal" fo:font-weight="bold" officeooo:rsid="007cac9c" officeooo:paragraph-rsid="007cac9c" style:font-style-asian="normal" style:font-weight-asian="bold" style:font-style-complex="normal" style:font-weight-complex="bold"/>
    </style:style>
    <style:style style:name="P333" style:family="paragraph" style:parent-style-name="Standard" style:list-style-name="L8">
      <style:text-properties fo:font-style="normal" fo:font-weight="bold" officeooo:rsid="00839d4b" officeooo:paragraph-rsid="00839d4b" style:font-style-asian="normal" style:font-weight-asian="bold" style:font-style-complex="normal" style:font-weight-complex="bold"/>
    </style:style>
    <style:style style:name="P334" style:family="paragraph" style:parent-style-name="Standard" style:list-style-name="L7">
      <style:text-properties officeooo:paragraph-rsid="00738a28"/>
    </style:style>
    <style:style style:name="P335" style:family="paragraph" style:parent-style-name="Standard" style:list-style-name="L7">
      <style:text-properties officeooo:paragraph-rsid="008457fd"/>
    </style:style>
    <style:style style:name="P336" style:family="paragraph" style:parent-style-name="Standard" style:list-style-name="L8">
      <style:text-properties officeooo:paragraph-rsid="00725847"/>
    </style:style>
    <style:style style:name="P337" style:family="paragraph" style:parent-style-name="Standard" style:list-style-name="L8">
      <style:text-properties officeooo:paragraph-rsid="00741566"/>
    </style:style>
    <style:style style:name="P338" style:family="paragraph" style:parent-style-name="Standard" style:list-style-name="L8">
      <style:text-properties officeooo:paragraph-rsid="00839d4b"/>
    </style:style>
    <style:style style:name="P339" style:family="paragraph" style:parent-style-name="Standard">
      <style:text-properties officeooo:paragraph-rsid="000f4c93"/>
    </style:style>
    <style:style style:name="P340" style:family="paragraph" style:parent-style-name="Standard">
      <style:text-properties officeooo:paragraph-rsid="00ae5ef4"/>
    </style:style>
    <style:style style:name="P341" style:family="paragraph" style:parent-style-name="Standard">
      <style:text-properties officeooo:rsid="002afad7" officeooo:paragraph-rsid="002afad7"/>
    </style:style>
    <style:style style:name="T1" style:family="text">
      <style:text-properties officeooo:rsid="000a0369"/>
    </style:style>
    <style:style style:name="T2" style:family="text">
      <style:text-properties fo:font-weight="bold" style:font-weight-asian="bold" style:font-weight-complex="bold"/>
    </style:style>
    <style:style style:name="T3" style:family="text">
      <style:text-properties fo:font-weight="bold" officeooo:rsid="000a19e9" style:font-weight-asian="bold" style:font-weight-complex="bold"/>
    </style:style>
    <style:style style:name="T4" style:family="text">
      <style:text-properties fo:font-weight="bold" officeooo:rsid="0012b7be" style:font-weight-asian="bold" style:font-weight-complex="bold"/>
    </style:style>
    <style:style style:name="T5" style:family="text">
      <style:text-properties fo:font-weight="bold" officeooo:rsid="00143beb" style:font-weight-asian="bold" style:font-weight-complex="bold"/>
    </style:style>
    <style:style style:name="T6" style:family="text">
      <style:text-properties fo:font-weight="bold" officeooo:rsid="001785cd" style:font-weight-asian="bold" style:font-weight-complex="bold"/>
    </style:style>
    <style:style style:name="T7" style:family="text">
      <style:text-properties fo:font-weight="bold" officeooo:rsid="001974db" style:font-weight-asian="bold" style:font-weight-complex="bold"/>
    </style:style>
    <style:style style:name="T8" style:family="text">
      <style:text-properties fo:font-weight="bold" officeooo:rsid="001a3567" style:font-weight-asian="bold" style:font-weight-complex="bold"/>
    </style:style>
    <style:style style:name="T9" style:family="text">
      <style:text-properties fo:font-weight="bold" officeooo:rsid="001ab25f" style:font-weight-asian="bold" style:font-weight-complex="bold"/>
    </style:style>
    <style:style style:name="T10" style:family="text">
      <style:text-properties fo:font-weight="bold" officeooo:rsid="001b05b4" style:font-weight-asian="bold" style:font-weight-complex="bold"/>
    </style:style>
    <style:style style:name="T11" style:family="text">
      <style:text-properties fo:font-weight="bold" officeooo:rsid="00284f69" style:font-weight-asian="bold" style:font-weight-complex="bold"/>
    </style:style>
    <style:style style:name="T12" style:family="text">
      <style:text-properties fo:font-weight="bold" officeooo:rsid="0030e9af" style:font-weight-asian="bold" style:font-weight-complex="bold"/>
    </style:style>
    <style:style style:name="T13" style:family="text">
      <style:text-properties fo:font-weight="bold" officeooo:rsid="00319f9a" style:font-weight-asian="bold" style:font-weight-complex="bold"/>
    </style:style>
    <style:style style:name="T14" style:family="text">
      <style:text-properties fo:font-weight="bold" officeooo:rsid="0039865a" style:font-weight-asian="bold" style:font-weight-complex="bold"/>
    </style:style>
    <style:style style:name="T15" style:family="text">
      <style:text-properties fo:font-weight="bold" officeooo:rsid="003cc0e6" style:font-weight-asian="bold" style:font-weight-complex="bold"/>
    </style:style>
    <style:style style:name="T16" style:family="text">
      <style:text-properties fo:font-weight="bold" officeooo:rsid="00449ae8" style:font-weight-asian="bold" style:font-weight-complex="bold"/>
    </style:style>
    <style:style style:name="T17" style:family="text">
      <style:text-properties fo:font-weight="bold" officeooo:rsid="0047d850" style:font-weight-asian="bold" style:font-weight-complex="bold"/>
    </style:style>
    <style:style style:name="T18" style:family="text">
      <style:text-properties fo:font-weight="bold" officeooo:rsid="0047ffe7" style:font-weight-asian="bold" style:font-weight-complex="bold"/>
    </style:style>
    <style:style style:name="T19" style:family="text">
      <style:text-properties fo:font-weight="bold" officeooo:rsid="004cafb5" style:font-weight-asian="bold" style:font-weight-complex="bold"/>
    </style:style>
    <style:style style:name="T20" style:family="text">
      <style:text-properties fo:font-weight="bold" officeooo:rsid="004adf7d" style:font-weight-asian="bold" style:font-weight-complex="bold"/>
    </style:style>
    <style:style style:name="T21" style:family="text">
      <style:text-properties fo:font-weight="bold" officeooo:rsid="004d2f79" style:font-weight-asian="bold" style:font-weight-complex="bold"/>
    </style:style>
    <style:style style:name="T22" style:family="text">
      <style:text-properties fo:font-weight="bold" officeooo:rsid="005277de" style:font-weight-asian="bold" style:font-weight-complex="bold"/>
    </style:style>
    <style:style style:name="T23" style:family="text">
      <style:text-properties fo:font-weight="bold" officeooo:rsid="0058419a" style:font-weight-asian="bold" style:font-weight-complex="bold"/>
    </style:style>
    <style:style style:name="T24" style:family="text">
      <style:text-properties fo:font-weight="bold" officeooo:rsid="0058d584" style:font-weight-asian="bold" style:font-weight-complex="bold"/>
    </style:style>
    <style:style style:name="T25" style:family="text">
      <style:text-properties fo:font-weight="bold" officeooo:rsid="00592a4a" style:font-weight-asian="bold" style:font-weight-complex="bold"/>
    </style:style>
    <style:style style:name="T26" style:family="text">
      <style:text-properties fo:font-weight="bold" officeooo:rsid="005cdb43" style:font-weight-asian="bold" style:font-weight-complex="bold"/>
    </style:style>
    <style:style style:name="T27" style:family="text">
      <style:text-properties fo:font-weight="bold" officeooo:rsid="005d0584" style:font-weight-asian="bold" style:font-weight-complex="bold"/>
    </style:style>
    <style:style style:name="T28" style:family="text">
      <style:text-properties fo:font-weight="bold" officeooo:rsid="00615392" style:font-weight-asian="bold" style:font-weight-complex="bold"/>
    </style:style>
    <style:style style:name="T29" style:family="text">
      <style:text-properties fo:font-weight="bold" officeooo:rsid="006bf6ab" style:font-weight-asian="bold" style:font-weight-complex="bold"/>
    </style:style>
    <style:style style:name="T30" style:family="text">
      <style:text-properties fo:font-weight="bold" officeooo:rsid="006df655" style:font-weight-asian="bold" style:font-weight-complex="bold"/>
    </style:style>
    <style:style style:name="T31" style:family="text">
      <style:text-properties fo:font-weight="bold" officeooo:rsid="006f5c73" style:font-weight-asian="bold" style:font-weight-complex="bold"/>
    </style:style>
    <style:style style:name="T32" style:family="text">
      <style:text-properties fo:font-weight="bold" officeooo:rsid="006a2d06" style:font-weight-asian="bold" style:font-weight-complex="bold"/>
    </style:style>
    <style:style style:name="T33" style:family="text">
      <style:text-properties fo:font-weight="bold" officeooo:rsid="00725847" style:font-weight-asian="bold" style:font-weight-complex="bold"/>
    </style:style>
    <style:style style:name="T34" style:family="text">
      <style:text-properties fo:font-weight="bold" officeooo:rsid="007330a4" style:font-weight-asian="bold" style:font-weight-complex="bold"/>
    </style:style>
    <style:style style:name="T35" style:family="text">
      <style:text-properties fo:font-weight="bold" officeooo:rsid="008a267c" style:font-weight-asian="bold" style:font-weight-complex="bold"/>
    </style:style>
    <style:style style:name="T36" style:family="text">
      <style:text-properties fo:font-weight="bold" officeooo:rsid="008a37a9" style:font-weight-asian="bold" style:font-weight-complex="bold"/>
    </style:style>
    <style:style style:name="T37" style:family="text">
      <style:text-properties fo:font-weight="bold" officeooo:rsid="0091dd98" style:font-weight-asian="bold" style:font-weight-complex="bold"/>
    </style:style>
    <style:style style:name="T38" style:family="text">
      <style:text-properties fo:font-weight="bold" officeooo:rsid="0092e148" style:font-weight-asian="bold" style:font-weight-complex="bold"/>
    </style:style>
    <style:style style:name="T39" style:family="text">
      <style:text-properties fo:font-weight="bold" officeooo:rsid="009e41b3" style:font-weight-asian="bold" style:font-weight-complex="bold"/>
    </style:style>
    <style:style style:name="T40" style:family="text">
      <style:text-properties fo:font-weight="bold" officeooo:rsid="009e9de7" style:font-weight-asian="bold" style:font-weight-complex="bold"/>
    </style:style>
    <style:style style:name="T41" style:family="text">
      <style:text-properties fo:font-weight="bold" officeooo:rsid="00a1a08d" style:font-weight-asian="bold" style:font-weight-complex="bold"/>
    </style:style>
    <style:style style:name="T42" style:family="text">
      <style:text-properties fo:font-weight="bold" officeooo:rsid="00a35b2b" style:font-weight-asian="bold" style:font-weight-complex="bold"/>
    </style:style>
    <style:style style:name="T43" style:family="text">
      <style:text-properties fo:font-weight="bold" officeooo:rsid="00a3a8a9" style:font-weight-asian="bold" style:font-weight-complex="bold"/>
    </style:style>
    <style:style style:name="T44" style:family="text">
      <style:text-properties fo:font-weight="bold" officeooo:rsid="00a3c1b4" style:font-weight-asian="bold" style:font-weight-complex="bold"/>
    </style:style>
    <style:style style:name="T45" style:family="text">
      <style:text-properties fo:font-weight="bold" officeooo:rsid="00a53759" style:font-weight-asian="bold" style:font-weight-complex="bold"/>
    </style:style>
    <style:style style:name="T46" style:family="text">
      <style:text-properties fo:font-weight="bold" officeooo:rsid="00a5c1de" style:font-weight-asian="bold" style:font-weight-complex="bold"/>
    </style:style>
    <style:style style:name="T47" style:family="text">
      <style:text-properties fo:font-weight="bold" officeooo:rsid="00a741fc" style:font-weight-asian="bold" style:font-weight-complex="bold"/>
    </style:style>
    <style:style style:name="T48" style:family="text">
      <style:text-properties fo:font-weight="bold" officeooo:rsid="00aa6626" style:font-weight-asian="bold" style:font-weight-complex="bold"/>
    </style:style>
    <style:style style:name="T49" style:family="text">
      <style:text-properties fo:font-weight="bold" officeooo:rsid="00ac0879" style:font-weight-asian="bold" style:font-weight-complex="bold"/>
    </style:style>
    <style:style style:name="T50" style:family="text">
      <style:text-properties fo:font-weight="bold" officeooo:rsid="00ae5ef4"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de264" style:font-weight-asian="normal" style:font-weight-complex="normal"/>
    </style:style>
    <style:style style:name="T53" style:family="text">
      <style:text-properties fo:font-weight="normal" officeooo:rsid="0012b7be" style:font-weight-asian="normal" style:font-weight-complex="normal"/>
    </style:style>
    <style:style style:name="T54" style:family="text">
      <style:text-properties fo:font-weight="normal" officeooo:rsid="0013575f" style:font-weight-asian="normal" style:font-weight-complex="normal"/>
    </style:style>
    <style:style style:name="T55" style:family="text">
      <style:text-properties fo:font-weight="normal" officeooo:rsid="0013affb" style:font-weight-asian="normal" style:font-weight-complex="normal"/>
    </style:style>
    <style:style style:name="T56" style:family="text">
      <style:text-properties fo:font-weight="normal" officeooo:rsid="00143beb" style:font-weight-asian="normal" style:font-weight-complex="normal"/>
    </style:style>
    <style:style style:name="T57" style:family="text">
      <style:text-properties fo:font-weight="normal" officeooo:rsid="00157e9d" style:font-weight-asian="normal" style:font-weight-complex="normal"/>
    </style:style>
    <style:style style:name="T58" style:family="text">
      <style:text-properties fo:font-weight="normal" officeooo:rsid="0017015f" style:font-weight-asian="normal" style:font-weight-complex="normal"/>
    </style:style>
    <style:style style:name="T59" style:family="text">
      <style:text-properties fo:font-weight="normal" officeooo:rsid="001785cd" style:font-weight-asian="normal" style:font-weight-complex="normal"/>
    </style:style>
    <style:style style:name="T60" style:family="text">
      <style:text-properties fo:font-weight="normal" officeooo:rsid="001974db" style:font-weight-asian="normal" style:font-weight-complex="normal"/>
    </style:style>
    <style:style style:name="T61" style:family="text">
      <style:text-properties fo:font-weight="normal" officeooo:rsid="001a3567" style:font-weight-asian="normal" style:font-weight-complex="normal"/>
    </style:style>
    <style:style style:name="T62" style:family="text">
      <style:text-properties fo:font-weight="normal" officeooo:rsid="001ab25f" style:font-weight-asian="normal" style:font-weight-complex="normal"/>
    </style:style>
    <style:style style:name="T63" style:family="text">
      <style:text-properties fo:font-weight="normal" officeooo:rsid="001b05b4" style:font-weight-asian="normal" style:font-weight-complex="normal"/>
    </style:style>
    <style:style style:name="T64" style:family="text">
      <style:text-properties fo:font-weight="normal" officeooo:rsid="001c5f06" style:font-weight-asian="normal" style:font-weight-complex="normal"/>
    </style:style>
    <style:style style:name="T65" style:family="text">
      <style:text-properties fo:font-weight="normal" officeooo:rsid="0022af11" style:font-weight-asian="normal" style:font-weight-complex="normal"/>
    </style:style>
    <style:style style:name="T66" style:family="text">
      <style:text-properties fo:font-weight="normal" officeooo:rsid="0021420f" style:font-weight-asian="normal" style:font-weight-complex="normal"/>
    </style:style>
    <style:style style:name="T67" style:family="text">
      <style:text-properties fo:font-weight="normal" officeooo:rsid="0023a008" style:font-weight-asian="normal" style:font-weight-complex="normal"/>
    </style:style>
    <style:style style:name="T68" style:family="text">
      <style:text-properties fo:font-weight="normal" officeooo:rsid="0027830a" style:font-weight-asian="normal" style:font-weight-complex="normal"/>
    </style:style>
    <style:style style:name="T69" style:family="text">
      <style:text-properties fo:font-weight="normal" officeooo:rsid="000df4c4" style:font-weight-asian="normal" style:font-weight-complex="normal"/>
    </style:style>
    <style:style style:name="T70" style:family="text">
      <style:text-properties fo:font-weight="normal" officeooo:rsid="00279604" style:font-weight-asian="normal" style:font-weight-complex="normal"/>
    </style:style>
    <style:style style:name="T71" style:family="text">
      <style:text-properties fo:font-weight="normal" officeooo:rsid="002823d5" style:font-weight-asian="normal" style:font-weight-complex="normal"/>
    </style:style>
    <style:style style:name="T72" style:family="text">
      <style:text-properties fo:font-weight="normal" officeooo:rsid="00284f69" style:font-weight-asian="normal" style:font-weight-complex="normal"/>
    </style:style>
    <style:style style:name="T73" style:family="text">
      <style:text-properties fo:font-weight="normal" officeooo:rsid="0030e9af" style:font-weight-asian="normal" style:font-weight-complex="normal"/>
    </style:style>
    <style:style style:name="T74" style:family="text">
      <style:text-properties fo:font-weight="normal" officeooo:rsid="00319f9a" style:font-weight-asian="normal" style:font-weight-complex="normal"/>
    </style:style>
    <style:style style:name="T75" style:family="text">
      <style:text-properties fo:font-weight="normal" officeooo:rsid="00334c6b" style:font-weight-asian="normal" style:font-weight-complex="normal"/>
    </style:style>
    <style:style style:name="T76" style:family="text">
      <style:text-properties fo:font-weight="normal" officeooo:rsid="00346704" style:font-weight-asian="normal" style:font-weight-complex="normal"/>
    </style:style>
    <style:style style:name="T77" style:family="text">
      <style:text-properties fo:font-weight="normal" officeooo:rsid="003660f2" style:font-weight-asian="normal" style:font-weight-complex="normal"/>
    </style:style>
    <style:style style:name="T78" style:family="text">
      <style:text-properties fo:font-weight="normal" officeooo:rsid="003aaa4f" style:font-weight-asian="normal" style:font-weight-complex="normal"/>
    </style:style>
    <style:style style:name="T79" style:family="text">
      <style:text-properties fo:font-weight="normal" officeooo:rsid="003f243e" style:font-weight-asian="normal" style:font-weight-complex="normal"/>
    </style:style>
    <style:style style:name="T80" style:family="text">
      <style:text-properties fo:font-weight="normal" officeooo:rsid="00407bab" style:font-weight-asian="normal" style:font-weight-complex="normal"/>
    </style:style>
    <style:style style:name="T81" style:family="text">
      <style:text-properties fo:font-weight="normal" officeooo:rsid="00449ae8" style:font-weight-asian="normal" style:font-weight-complex="normal"/>
    </style:style>
    <style:style style:name="T82" style:family="text">
      <style:text-properties fo:font-weight="normal" officeooo:rsid="00450b28" style:font-weight-asian="normal" style:font-weight-complex="normal"/>
    </style:style>
    <style:style style:name="T83" style:family="text">
      <style:text-properties fo:font-weight="normal" officeooo:rsid="00459a4c" style:font-weight-asian="normal" style:font-weight-complex="normal"/>
    </style:style>
    <style:style style:name="T84" style:family="text">
      <style:text-properties fo:font-weight="normal" officeooo:rsid="00469ad9" style:font-weight-asian="normal" style:font-weight-complex="normal"/>
    </style:style>
    <style:style style:name="T85" style:family="text">
      <style:text-properties fo:font-weight="normal" officeooo:rsid="0047d850" style:font-weight-asian="normal" style:font-weight-complex="normal"/>
    </style:style>
    <style:style style:name="T86" style:family="text">
      <style:text-properties fo:font-weight="normal" officeooo:rsid="0047ffe7" style:font-weight-asian="normal" style:font-weight-complex="normal"/>
    </style:style>
    <style:style style:name="T87" style:family="text">
      <style:text-properties fo:font-weight="normal" officeooo:rsid="004adf7d" style:font-weight-asian="normal" style:font-weight-complex="normal"/>
    </style:style>
    <style:style style:name="T88" style:family="text">
      <style:text-properties fo:font-weight="normal" officeooo:rsid="004cafb5" style:font-weight-asian="normal" style:font-weight-complex="normal"/>
    </style:style>
    <style:style style:name="T89" style:family="text">
      <style:text-properties fo:font-weight="normal" officeooo:rsid="004d2f79" style:font-weight-asian="normal" style:font-weight-complex="normal"/>
    </style:style>
    <style:style style:name="T90" style:family="text">
      <style:text-properties fo:font-weight="normal" officeooo:rsid="004f762a" style:font-weight-asian="normal" style:font-weight-complex="normal"/>
    </style:style>
    <style:style style:name="T91" style:family="text">
      <style:text-properties fo:font-weight="normal" officeooo:rsid="0051fc6e" style:font-weight-asian="normal" style:font-weight-complex="normal"/>
    </style:style>
    <style:style style:name="T92" style:family="text">
      <style:text-properties fo:font-weight="normal" officeooo:rsid="000ca031" style:font-weight-asian="normal" style:font-weight-complex="normal"/>
    </style:style>
    <style:style style:name="T93" style:family="text">
      <style:text-properties fo:font-weight="normal" officeooo:rsid="00523801" style:font-weight-asian="normal" style:font-weight-complex="normal"/>
    </style:style>
    <style:style style:name="T94" style:family="text">
      <style:text-properties fo:font-weight="normal" officeooo:rsid="005277de" style:font-weight-asian="normal" style:font-weight-complex="normal"/>
    </style:style>
    <style:style style:name="T95" style:family="text">
      <style:text-properties fo:font-weight="normal" officeooo:rsid="0058419a" style:font-weight-asian="normal" style:font-weight-complex="normal"/>
    </style:style>
    <style:style style:name="T96" style:family="text">
      <style:text-properties fo:font-weight="normal" officeooo:rsid="0053fc2a" style:font-weight-asian="normal" style:font-weight-complex="normal"/>
    </style:style>
    <style:style style:name="T97" style:family="text">
      <style:text-properties fo:font-weight="normal" officeooo:rsid="0058d584" style:font-weight-asian="normal" style:font-weight-complex="normal"/>
    </style:style>
    <style:style style:name="T98" style:family="text">
      <style:text-properties fo:font-weight="normal" officeooo:rsid="00592a4a" style:font-weight-asian="normal" style:font-weight-complex="normal"/>
    </style:style>
    <style:style style:name="T99" style:family="text">
      <style:text-properties fo:font-weight="normal" officeooo:rsid="005c0028" style:font-weight-asian="normal" style:font-weight-complex="normal"/>
    </style:style>
    <style:style style:name="T100" style:family="text">
      <style:text-properties fo:font-weight="normal" officeooo:rsid="005cdb43" style:font-weight-asian="normal" style:font-weight-complex="normal"/>
    </style:style>
    <style:style style:name="T101" style:family="text">
      <style:text-properties fo:font-weight="normal" officeooo:rsid="005d0584" style:font-weight-asian="normal" style:font-weight-complex="normal"/>
    </style:style>
    <style:style style:name="T102" style:family="text">
      <style:text-properties fo:font-weight="normal" officeooo:rsid="00615392" style:font-weight-asian="normal" style:font-weight-complex="normal"/>
    </style:style>
    <style:style style:name="T103" style:family="text">
      <style:text-properties fo:font-weight="normal" officeooo:rsid="00629927" style:font-weight-asian="normal" style:font-weight-complex="normal"/>
    </style:style>
    <style:style style:name="T104" style:family="text">
      <style:text-properties fo:font-weight="normal" officeooo:rsid="0063c25d" style:font-weight-asian="normal" style:font-weight-complex="normal"/>
    </style:style>
    <style:style style:name="T105" style:family="text">
      <style:text-properties fo:font-weight="normal" officeooo:rsid="005f5b3c" style:font-weight-asian="normal" style:font-weight-complex="normal"/>
    </style:style>
    <style:style style:name="T106" style:family="text">
      <style:text-properties fo:font-weight="normal" officeooo:rsid="00649708" style:font-weight-asian="normal" style:font-weight-complex="normal"/>
    </style:style>
    <style:style style:name="T107" style:family="text">
      <style:text-properties fo:font-weight="normal" officeooo:rsid="005cc8c8" style:font-weight-asian="normal" style:font-weight-complex="normal"/>
    </style:style>
    <style:style style:name="T108" style:family="text">
      <style:text-properties fo:font-weight="normal" officeooo:rsid="006651f1" style:font-weight-asian="normal" style:font-weight-complex="normal"/>
    </style:style>
    <style:style style:name="T109" style:family="text">
      <style:text-properties fo:font-weight="normal" officeooo:rsid="00682725" style:font-weight-asian="normal" style:font-weight-complex="normal"/>
    </style:style>
    <style:style style:name="T110" style:family="text">
      <style:text-properties fo:font-weight="normal" officeooo:rsid="00689ea3" style:font-weight-asian="normal" style:font-weight-complex="normal"/>
    </style:style>
    <style:style style:name="T111" style:family="text">
      <style:text-properties fo:font-weight="normal" officeooo:rsid="006dbbb2" style:font-weight-asian="normal" style:font-weight-complex="normal"/>
    </style:style>
    <style:style style:name="T112" style:family="text">
      <style:text-properties fo:font-weight="normal" officeooo:rsid="006df655" style:font-weight-asian="normal" style:font-weight-complex="normal"/>
    </style:style>
    <style:style style:name="T113" style:family="text">
      <style:text-properties fo:font-weight="normal" officeooo:rsid="006f5c73" style:font-weight-asian="normal" style:font-weight-complex="normal"/>
    </style:style>
    <style:style style:name="T114" style:family="text">
      <style:text-properties fo:font-weight="normal" officeooo:rsid="006a2d06" style:font-weight-asian="normal" style:font-weight-complex="normal"/>
    </style:style>
    <style:style style:name="T115" style:family="text">
      <style:text-properties fo:font-weight="normal" officeooo:rsid="006bf6ab" style:font-weight-asian="normal" style:font-weight-complex="normal"/>
    </style:style>
    <style:style style:name="T116" style:family="text">
      <style:text-properties fo:font-weight="normal" officeooo:rsid="00725847" style:font-weight-asian="normal" style:font-weight-complex="normal"/>
    </style:style>
    <style:style style:name="T117" style:family="text">
      <style:text-properties fo:font-weight="normal" officeooo:rsid="007330a4" style:font-weight-asian="normal" style:font-weight-complex="normal"/>
    </style:style>
    <style:style style:name="T118" style:family="text">
      <style:text-properties fo:font-weight="normal" officeooo:rsid="00738a28" style:font-weight-asian="normal" style:font-weight-complex="normal"/>
    </style:style>
    <style:style style:name="T119" style:family="text">
      <style:text-properties fo:font-weight="normal" officeooo:rsid="00741566" style:font-weight-asian="normal" style:font-weight-complex="normal"/>
    </style:style>
    <style:style style:name="T120" style:family="text">
      <style:text-properties fo:font-weight="normal" officeooo:rsid="00750672" style:font-weight-asian="normal" style:font-weight-complex="normal"/>
    </style:style>
    <style:style style:name="T121" style:family="text">
      <style:text-properties fo:font-weight="normal" officeooo:rsid="00712e4d" style:font-weight-asian="normal" style:font-weight-complex="normal"/>
    </style:style>
    <style:style style:name="T122" style:family="text">
      <style:text-properties fo:font-weight="normal" officeooo:rsid="0077ee16" style:font-weight-asian="normal" style:font-weight-complex="normal"/>
    </style:style>
    <style:style style:name="T123" style:family="text">
      <style:text-properties fo:font-weight="normal" officeooo:rsid="0054d988" style:font-weight-asian="normal" style:font-weight-complex="normal"/>
    </style:style>
    <style:style style:name="T124" style:family="text">
      <style:text-properties fo:font-weight="normal" officeooo:rsid="0078604f" style:font-weight-asian="normal" style:font-weight-complex="normal"/>
    </style:style>
    <style:style style:name="T125" style:family="text">
      <style:text-properties fo:font-weight="normal" officeooo:rsid="0079e9b4" style:font-weight-asian="normal" style:font-weight-complex="normal"/>
    </style:style>
    <style:style style:name="T126" style:family="text">
      <style:text-properties fo:font-weight="normal" officeooo:rsid="007a0ae5" style:font-weight-asian="normal" style:font-weight-complex="normal"/>
    </style:style>
    <style:style style:name="T127" style:family="text">
      <style:text-properties fo:font-weight="normal" officeooo:rsid="007b4648" style:font-weight-asian="normal" style:font-weight-complex="normal"/>
    </style:style>
    <style:style style:name="T128" style:family="text">
      <style:text-properties fo:font-weight="normal" officeooo:rsid="007b8c4b" style:font-weight-asian="normal" style:font-weight-complex="normal"/>
    </style:style>
    <style:style style:name="T129" style:family="text">
      <style:text-properties fo:font-weight="normal" officeooo:rsid="007cac9c" style:font-weight-asian="normal" style:font-weight-complex="normal"/>
    </style:style>
    <style:style style:name="T130" style:family="text">
      <style:text-properties fo:font-weight="normal" officeooo:rsid="007dcdc1" style:font-weight-asian="normal" style:font-weight-complex="normal"/>
    </style:style>
    <style:style style:name="T131" style:family="text">
      <style:text-properties fo:font-weight="normal" officeooo:rsid="007f6a1e" style:font-weight-asian="normal" style:font-weight-complex="normal"/>
    </style:style>
    <style:style style:name="T132" style:family="text">
      <style:text-properties fo:font-weight="normal" officeooo:rsid="007f9c2f" style:font-weight-asian="normal" style:font-weight-complex="normal"/>
    </style:style>
    <style:style style:name="T133" style:family="text">
      <style:text-properties fo:font-weight="normal" officeooo:rsid="00839d4b" style:font-weight-asian="normal" style:font-weight-complex="normal"/>
    </style:style>
    <style:style style:name="T134" style:family="text">
      <style:text-properties fo:font-weight="normal" officeooo:rsid="008457fd" style:font-weight-asian="normal" style:font-weight-complex="normal"/>
    </style:style>
    <style:style style:name="T135" style:family="text">
      <style:text-properties fo:font-weight="normal" officeooo:rsid="00883248" style:font-weight-asian="normal" style:font-weight-complex="normal"/>
    </style:style>
    <style:style style:name="T136" style:family="text">
      <style:text-properties fo:font-weight="normal" officeooo:rsid="0089b5ad" style:font-weight-asian="normal" style:font-weight-complex="normal"/>
    </style:style>
    <style:style style:name="T137" style:family="text">
      <style:text-properties fo:font-weight="normal" officeooo:rsid="008a267c" style:font-weight-asian="normal" style:font-weight-complex="normal"/>
    </style:style>
    <style:style style:name="T138" style:family="text">
      <style:text-properties fo:font-weight="normal" officeooo:rsid="008a37a9" style:font-weight-asian="normal" style:font-weight-complex="normal"/>
    </style:style>
    <style:style style:name="T139" style:family="text">
      <style:text-properties fo:font-weight="normal" officeooo:rsid="009114f4" style:font-weight-asian="normal" style:font-weight-complex="normal"/>
    </style:style>
    <style:style style:name="T140" style:family="text">
      <style:text-properties fo:font-weight="normal" officeooo:rsid="0091ccc6" style:font-weight-asian="normal" style:font-weight-complex="normal"/>
    </style:style>
    <style:style style:name="T141" style:family="text">
      <style:text-properties fo:font-weight="normal" officeooo:rsid="0092e148" style:font-weight-asian="normal" style:font-weight-complex="normal"/>
    </style:style>
    <style:style style:name="T142" style:family="text">
      <style:text-properties fo:font-weight="normal" officeooo:rsid="0091dd98" style:font-weight-asian="normal" style:font-weight-complex="normal"/>
    </style:style>
    <style:style style:name="T143" style:family="text">
      <style:text-properties fo:font-weight="normal" officeooo:rsid="0093f91f" style:font-weight-asian="normal" style:font-weight-complex="normal"/>
    </style:style>
    <style:style style:name="T144" style:family="text">
      <style:text-properties fo:font-weight="normal" officeooo:rsid="00994d0c" style:font-weight-asian="normal" style:font-weight-complex="normal"/>
    </style:style>
    <style:style style:name="T145" style:family="text">
      <style:text-properties fo:font-weight="normal" officeooo:rsid="009c0720" style:font-weight-asian="normal" style:font-weight-complex="normal"/>
    </style:style>
    <style:style style:name="T146" style:family="text">
      <style:text-properties fo:font-weight="normal" officeooo:rsid="009e41b3" style:font-weight-asian="normal" style:font-weight-complex="normal"/>
    </style:style>
    <style:style style:name="T147" style:family="text">
      <style:text-properties fo:font-weight="normal" officeooo:rsid="00a1a08d" style:font-weight-asian="normal" style:font-weight-complex="normal"/>
    </style:style>
    <style:style style:name="T148" style:family="text">
      <style:text-properties fo:font-weight="normal" officeooo:rsid="00a3c1b4" style:font-weight-asian="normal" style:font-weight-complex="normal"/>
    </style:style>
    <style:style style:name="T149" style:family="text">
      <style:text-properties fo:font-weight="normal" officeooo:rsid="0025de0b" style:font-weight-asian="normal" style:font-weight-complex="normal"/>
    </style:style>
    <style:style style:name="T150" style:family="text">
      <style:text-properties fo:font-weight="normal" officeooo:rsid="0024be8c" style:font-weight-asian="normal" style:font-weight-complex="normal"/>
    </style:style>
    <style:style style:name="T151" style:family="text">
      <style:text-properties fo:font-weight="normal" officeooo:rsid="00aa6626" style:font-weight-asian="normal" style:font-weight-complex="normal"/>
    </style:style>
    <style:style style:name="T152" style:family="text">
      <style:text-properties fo:font-weight="normal" officeooo:rsid="00ac0879" style:font-weight-asian="normal" style:font-weight-complex="normal"/>
    </style:style>
    <style:style style:name="T153" style:family="text">
      <style:text-properties fo:font-weight="normal" officeooo:rsid="00ac1c9b" style:font-weight-asian="normal" style:font-weight-complex="normal"/>
    </style:style>
    <style:style style:name="T154" style:family="text">
      <style:text-properties fo:font-weight="normal" officeooo:rsid="00ade658" style:font-weight-asian="normal" style:font-weight-complex="normal"/>
    </style:style>
    <style:style style:name="T155" style:family="text">
      <style:text-properties fo:font-weight="normal" officeooo:rsid="00ae5ef4" style:font-weight-asian="normal" style:font-weight-complex="normal"/>
    </style:style>
    <style:style style:name="T156" style:family="text">
      <style:text-properties fo:font-weight="normal" officeooo:rsid="00afd120" style:font-weight-asian="normal" style:font-weight-complex="normal"/>
    </style:style>
    <style:style style:name="T157" style:family="text">
      <style:text-properties officeooo:rsid="000a19e9"/>
    </style:style>
    <style:style style:name="T158" style:family="text">
      <style:text-properties officeooo:rsid="000af7f5"/>
    </style:style>
    <style:style style:name="T159" style:family="text">
      <style:text-properties officeooo:rsid="000ca031"/>
    </style:style>
    <style:style style:name="T160" style:family="text">
      <style:text-properties officeooo:rsid="000de264"/>
    </style:style>
    <style:style style:name="T161" style:family="text">
      <style:text-properties officeooo:rsid="000df4c4"/>
    </style:style>
    <style:style style:name="T162" style:family="text">
      <style:text-properties officeooo:rsid="000f4c93"/>
    </style:style>
    <style:style style:name="T163" style:family="text">
      <style:text-properties style:font-name="Liberation Serif1" officeooo:rsid="000f4c93"/>
    </style:style>
    <style:style style:name="T164" style:family="text">
      <style:text-properties officeooo:rsid="0012b7be"/>
    </style:style>
    <style:style style:name="T165" style:family="text">
      <style:text-properties officeooo:rsid="0013575f"/>
    </style:style>
    <style:style style:name="T166" style:family="text">
      <style:text-properties officeooo:rsid="0013affb"/>
    </style:style>
    <style:style style:name="T167" style:family="text">
      <style:text-properties officeooo:rsid="00157e9d"/>
    </style:style>
    <style:style style:name="T168" style:family="text">
      <style:text-properties officeooo:rsid="0017015f"/>
    </style:style>
    <style:style style:name="T169" style:family="text">
      <style:text-properties officeooo:rsid="001785cd"/>
    </style:style>
    <style:style style:name="T170" style:family="text">
      <style:text-properties officeooo:rsid="001974db"/>
    </style:style>
    <style:style style:name="T171" style:family="text">
      <style:text-properties officeooo:rsid="001ab25f"/>
    </style:style>
    <style:style style:name="T172" style:family="text">
      <style:text-properties officeooo:rsid="001b05b4"/>
    </style:style>
    <style:style style:name="T173" style:family="text">
      <style:text-properties officeooo:rsid="001c5f06"/>
    </style:style>
    <style:style style:name="T174" style:family="text">
      <style:text-properties officeooo:rsid="001d2b72"/>
    </style:style>
    <style:style style:name="T175" style:family="text">
      <style:text-properties officeooo:rsid="0024be8c"/>
    </style:style>
    <style:style style:name="T176" style:family="text">
      <style:text-properties officeooo:rsid="0027830a"/>
    </style:style>
    <style:style style:name="T177" style:family="text">
      <style:text-properties officeooo:rsid="002d6932"/>
    </style:style>
    <style:style style:name="T178" style:family="text">
      <style:text-properties officeooo:rsid="00284f69"/>
    </style:style>
    <style:style style:name="T179" style:family="text">
      <style:text-properties officeooo:rsid="00319f9a"/>
    </style:style>
    <style:style style:name="T180" style:family="text">
      <style:text-properties officeooo:rsid="00334c6b"/>
    </style:style>
    <style:style style:name="T181" style:family="text">
      <style:text-properties officeooo:rsid="003660f2"/>
    </style:style>
    <style:style style:name="T182" style:family="text">
      <style:text-properties officeooo:rsid="003aaa4f"/>
    </style:style>
    <style:style style:name="T183" style:family="text">
      <style:text-properties officeooo:rsid="004cafb5"/>
    </style:style>
    <style:style style:name="T184" style:family="text">
      <style:text-properties fo:font-size="12pt" fo:font-weight="normal" officeooo:rsid="004adf7d" style:font-size-asian="12pt" style:font-weight-asian="normal" style:font-size-complex="12pt" style:font-weight-complex="normal"/>
    </style:style>
    <style:style style:name="T185" style:family="text">
      <style:text-properties fo:font-size="12pt" fo:font-weight="normal" officeooo:rsid="004d2f79" style:font-size-asian="12pt" style:font-weight-asian="normal" style:font-size-complex="12pt" style:font-weight-complex="normal"/>
    </style:style>
    <style:style style:name="T186" style:family="text">
      <style:text-properties officeooo:rsid="0051fc6e"/>
    </style:style>
    <style:style style:name="T187" style:family="text">
      <style:text-properties officeooo:rsid="005c0028"/>
    </style:style>
    <style:style style:name="T188" style:family="text">
      <style:text-properties officeooo:rsid="00615392"/>
    </style:style>
    <style:style style:name="T189" style:family="text">
      <style:text-properties officeooo:rsid="0063c25d"/>
    </style:style>
    <style:style style:name="T190" style:family="text">
      <style:text-properties officeooo:rsid="00682725"/>
    </style:style>
    <style:style style:name="T191" style:family="text">
      <style:text-properties officeooo:rsid="006bf6ab"/>
    </style:style>
    <style:style style:name="T192" style:family="text">
      <style:text-properties officeooo:rsid="006dbbb2"/>
    </style:style>
    <style:style style:name="T193" style:family="text">
      <style:text-properties officeooo:rsid="006df655"/>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italic" fo:font-weight="normal" officeooo:rsid="00714254" style:font-style-asian="italic" style:font-weight-asian="normal" style:font-style-complex="italic" style:font-weight-complex="normal"/>
    </style:style>
    <style:style style:name="T196" style:family="text">
      <style:text-properties fo:font-style="italic" fo:font-weight="normal" officeooo:rsid="00725847" style:font-style-asian="italic" style:font-weight-asian="normal" style:font-style-complex="italic" style:font-weight-complex="normal"/>
    </style:style>
    <style:style style:name="T197" style:family="text">
      <style:text-properties fo:font-style="italic" fo:font-weight="normal" officeooo:rsid="007330a4" style:font-style-asian="italic" style:font-weight-asian="normal" style:font-style-complex="italic" style:font-weight-complex="normal"/>
    </style:style>
    <style:style style:name="T198" style:family="text">
      <style:text-properties fo:font-style="italic" fo:font-weight="normal" officeooo:rsid="00738a28" style:font-style-asian="italic" style:font-weight-asian="normal" style:font-style-complex="italic" style:font-weight-complex="normal"/>
    </style:style>
    <style:style style:name="T199" style:family="text">
      <style:text-properties fo:font-style="italic" fo:font-weight="normal" officeooo:rsid="00741566" style:font-style-asian="italic" style:font-weight-asian="normal" style:font-style-complex="italic" style:font-weight-complex="normal"/>
    </style:style>
    <style:style style:name="T200" style:family="text">
      <style:text-properties fo:font-style="italic" fo:font-weight="normal" officeooo:rsid="00779383" style:font-style-asian="italic" style:font-weight-asian="normal" style:font-style-complex="italic" style:font-weight-complex="normal"/>
    </style:style>
    <style:style style:name="T201" style:family="text">
      <style:text-properties fo:font-style="italic" fo:font-weight="normal" officeooo:rsid="007b8c4b" style:font-style-asian="italic" style:font-weight-asian="normal" style:font-style-complex="italic" style:font-weight-complex="normal"/>
    </style:style>
    <style:style style:name="T202" style:family="text">
      <style:text-properties fo:font-style="italic" fo:font-weight="normal" officeooo:rsid="009e41b3" style:font-style-asian="italic" style:font-weight-asian="normal" style:font-style-complex="italic" style:font-weight-complex="normal"/>
    </style:style>
    <style:style style:name="T203" style:family="text">
      <style:text-properties fo:font-style="italic" fo:font-weight="normal" officeooo:rsid="009ff252" style:font-style-asian="italic" style:font-weight-asian="normal" style:font-style-complex="italic" style:font-weight-complex="normal"/>
    </style:style>
    <style:style style:name="T204" style:family="text">
      <style:text-properties fo:font-style="italic" fo:font-weight="normal" officeooo:rsid="008457fd" style:font-style-asian="italic" style:font-weight-asian="normal" style:font-style-complex="italic" style:font-weight-complex="normal"/>
    </style:style>
    <style:style style:name="T205" style:family="text">
      <style:text-properties fo:font-style="italic" fo:font-weight="normal" officeooo:rsid="00839d4b" style:font-style-asian="italic" style:font-weight-asian="normal" style:font-style-complex="italic" style:font-weight-complex="normal"/>
    </style:style>
    <style:style style:name="T206" style:family="text">
      <style:text-properties fo:font-style="italic" style:font-style-asian="italic" style:font-style-complex="italic"/>
    </style:style>
    <style:style style:name="T207" style:family="text">
      <style:text-properties fo:font-style="normal" style:font-style-asian="normal" style:font-style-complex="normal"/>
    </style:style>
    <style:style style:name="T208" style:family="text">
      <style:text-properties fo:font-style="normal" officeooo:rsid="007330a4" style:font-style-asian="normal" style:font-style-complex="normal"/>
    </style:style>
    <style:style style:name="T209" style:family="text">
      <style:text-properties fo:font-style="normal" officeooo:rsid="00725847" style:font-style-asian="normal" style:font-style-complex="normal"/>
    </style:style>
    <style:style style:name="T210" style:family="text">
      <style:text-properties fo:font-style="normal" officeooo:rsid="009e41b3"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712e4d" style:font-style-asian="normal" style:font-weight-asian="normal" style:font-style-complex="normal" style:font-weight-complex="normal"/>
    </style:style>
    <style:style style:name="T213" style:family="text">
      <style:text-properties fo:font-style="normal" fo:font-weight="normal" officeooo:rsid="007330a4" style:font-style-asian="normal" style:font-weight-asian="normal" style:font-style-complex="normal" style:font-weight-complex="normal"/>
    </style:style>
    <style:style style:name="T214" style:family="text">
      <style:text-properties fo:font-style="normal" fo:font-weight="normal" officeooo:rsid="00725847" style:font-style-asian="normal" style:font-weight-asian="normal" style:font-style-complex="normal" style:font-weight-complex="normal"/>
    </style:style>
    <style:style style:name="T215" style:family="text">
      <style:text-properties fo:font-style="normal" fo:font-weight="normal" officeooo:rsid="00738a28" style:font-style-asian="normal" style:font-weight-asian="normal" style:font-style-complex="normal" style:font-weight-complex="normal"/>
    </style:style>
    <style:style style:name="T216" style:family="text">
      <style:text-properties fo:font-style="normal" fo:font-weight="normal" officeooo:rsid="00741566" style:font-style-asian="normal" style:font-weight-asian="normal" style:font-style-complex="normal" style:font-weight-complex="normal"/>
    </style:style>
    <style:style style:name="T217" style:family="text">
      <style:text-properties fo:font-style="normal" fo:font-weight="normal" officeooo:rsid="00750672" style:font-style-asian="normal" style:font-weight-asian="normal" style:font-style-complex="normal" style:font-weight-complex="normal"/>
    </style:style>
    <style:style style:name="T218" style:family="text">
      <style:text-properties fo:font-style="normal" fo:font-weight="normal" officeooo:rsid="00779383" style:font-style-asian="normal" style:font-weight-asian="normal" style:font-style-complex="normal" style:font-weight-complex="normal"/>
    </style:style>
    <style:style style:name="T219" style:family="text">
      <style:text-properties fo:font-style="normal" fo:font-weight="normal" officeooo:rsid="0080f417" style:font-style-asian="normal" style:font-weight-asian="normal" style:font-style-complex="normal" style:font-weight-complex="normal"/>
    </style:style>
    <style:style style:name="T220" style:family="text">
      <style:text-properties fo:font-style="normal" fo:font-weight="normal" officeooo:rsid="008457fd" style:font-style-asian="normal" style:font-weight-asian="normal" style:font-style-complex="normal" style:font-weight-complex="normal"/>
    </style:style>
    <style:style style:name="T221" style:family="text">
      <style:text-properties fo:font-style="normal" fo:font-weight="normal" officeooo:rsid="009e41b3" style:font-style-asian="normal" style:font-weight-asian="normal" style:font-style-complex="normal" style:font-weight-complex="normal"/>
    </style:style>
    <style:style style:name="T222" style:family="text">
      <style:text-properties fo:font-style="normal" fo:font-weight="normal" officeooo:rsid="009e9de7" style:font-style-asian="normal" style:font-weight-asian="normal" style:font-style-complex="normal" style:font-weight-complex="normal"/>
    </style:style>
    <style:style style:name="T223" style:family="text">
      <style:text-properties fo:font-style="normal" fo:font-weight="normal" officeooo:rsid="009ff252" style:font-style-asian="normal" style:font-weight-asian="normal" style:font-style-complex="normal" style:font-weight-complex="normal"/>
    </style:style>
    <style:style style:name="T224" style:family="text">
      <style:text-properties fo:font-style="normal" fo:font-weight="normal" officeooo:rsid="00ade658" style:font-style-asian="normal" style:font-weight-asian="normal" style:font-style-complex="normal" style:font-weight-complex="normal"/>
    </style:style>
    <style:style style:name="T225" style:family="text">
      <style:text-properties fo:font-style="normal" fo:font-weight="normal" officeooo:rsid="00839d4b" style:font-style-asian="normal" style:font-weight-asian="normal" style:font-style-complex="normal" style:font-weight-complex="normal"/>
    </style:style>
    <style:style style:name="T226" style:family="text">
      <style:text-properties fo:font-style="normal" fo:font-weight="bold" officeooo:rsid="007330a4" style:font-style-asian="normal" style:font-weight-asian="bold" style:font-style-complex="normal" style:font-weight-complex="bold"/>
    </style:style>
    <style:style style:name="T227" style:family="text">
      <style:text-properties fo:font-style="normal" fo:font-weight="bold" officeooo:rsid="00738a28" style:font-style-asian="normal" style:font-weight-asian="bold" style:font-style-complex="normal" style:font-weight-complex="bold"/>
    </style:style>
    <style:style style:name="T228" style:family="text">
      <style:text-properties fo:font-style="normal" fo:font-weight="bold" officeooo:rsid="00725847" style:font-style-asian="normal" style:font-weight-asian="bold" style:font-style-complex="normal" style:font-weight-complex="bold"/>
    </style:style>
    <style:style style:name="T229" style:family="text">
      <style:text-properties fo:font-style="normal" fo:font-weight="bold" officeooo:rsid="00741566" style:font-style-asian="normal" style:font-weight-asian="bold" style:font-style-complex="normal" style:font-weight-complex="bold"/>
    </style:style>
    <style:style style:name="T230" style:family="text">
      <style:text-properties fo:font-style="normal" fo:font-weight="bold" officeooo:rsid="00779383" style:font-style-asian="normal" style:font-weight-asian="bold" style:font-style-complex="normal" style:font-weight-complex="bold"/>
    </style:style>
    <style:style style:name="T231" style:family="text">
      <style:text-properties fo:font-style="normal" fo:font-weight="bold" officeooo:rsid="008457fd" style:font-style-asian="normal" style:font-weight-asian="bold" style:font-style-complex="normal" style:font-weight-complex="bold"/>
    </style:style>
    <style:style style:name="T232" style:family="text">
      <style:text-properties fo:font-style="normal" fo:font-weight="bold" officeooo:rsid="009ff252" style:font-style-asian="normal" style:font-weight-asian="bold" style:font-style-complex="normal" style:font-weight-complex="bold"/>
    </style:style>
    <style:style style:name="T233" style:family="text">
      <style:text-properties fo:font-style="normal" fo:font-weight="bold" officeooo:rsid="00839d4b" style:font-style-asian="normal" style:font-weight-asian="bold" style:font-style-complex="normal" style:font-weight-complex="bold"/>
    </style:style>
    <style:style style:name="T234" style:family="text">
      <style:text-properties officeooo:rsid="007330a4"/>
    </style:style>
    <style:style style:name="T235" style:family="text">
      <style:text-properties officeooo:rsid="0054d988"/>
    </style:style>
    <style:style style:name="T236" style:family="text">
      <style:text-properties officeooo:rsid="0078604f"/>
    </style:style>
    <style:style style:name="T237" style:family="text">
      <style:text-properties officeooo:rsid="0079e9b4"/>
    </style:style>
    <style:style style:name="T238" style:family="text">
      <style:text-properties officeooo:rsid="007cac9c"/>
    </style:style>
    <style:style style:name="T239" style:family="text">
      <style:text-properties officeooo:rsid="007dcdc1"/>
    </style:style>
    <style:style style:name="T240" style:family="text">
      <style:text-properties officeooo:rsid="00830581"/>
    </style:style>
    <style:style style:name="T241" style:family="text">
      <style:text-properties officeooo:rsid="00839d4b"/>
    </style:style>
    <style:style style:name="T242" style:family="text">
      <style:text-properties officeooo:rsid="008457fd"/>
    </style:style>
    <style:style style:name="T243" style:family="text">
      <style:text-properties officeooo:rsid="0090b0e6"/>
    </style:style>
    <style:style style:name="T244" style:family="text">
      <style:text-properties officeooo:rsid="0092e148"/>
    </style:style>
    <style:style style:name="T245" style:family="text">
      <style:text-properties officeooo:rsid="009aa1d6"/>
    </style:style>
    <style:style style:name="T246" style:family="text">
      <style:text-properties officeooo:rsid="009e41b3"/>
    </style:style>
    <style:style style:name="T247" style:family="text">
      <style:text-properties officeooo:rsid="00a3a8a9"/>
    </style:style>
    <style:style style:name="T248" style:family="text">
      <style:text-properties officeooo:rsid="00a5c1de"/>
    </style:style>
    <style:style style:name="T249" style:family="text">
      <style:text-properties officeooo:rsid="00a96957"/>
    </style:style>
    <style:style style:name="T250" style:family="text">
      <style:text-properties officeooo:rsid="00aa6626"/>
    </style:style>
    <style:style style:name="T251" style:family="text">
      <style:text-properties officeooo:rsid="00ac0879"/>
    </style:style>
    <style:style style:name="T252" style:family="text">
      <style:text-properties officeooo:rsid="00ac1c9b"/>
    </style:style>
    <style:style style:name="T253" style:family="text">
      <style:text-properties officeooo:rsid="00ac4b52"/>
    </style:style>
    <style:style style:name="T254" style:family="text">
      <style:text-properties officeooo:rsid="00ae5e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SISTEMA 1.0</text:p>
      <text:p text:style-name="P167">progettato da Andrea Liuzzi e Pierangelo Monaco</text:p>
      <text:p text:style-name="P2"/>
      <text:p text:style-name="P2"/>
      <text:p text:style-name="P2">DICHIARAZIONE DI NON RESPONSABILIT<text:span text:style-name="T163">À</text:span><text:span text:style-name="T51">: </text:span></text:p>
      <text:p text:style-name="P82"/>
      <text:p text:style-name="Standard">lavoro in corso, numeri puramente indicativi; se vuoi apportare modifiche personali, fa' pure</text:p>
      <text:p text:style-name="Standard"/>
      <text:p text:style-name="Standard">questo è un sistema di Dungeon Crawling, non di Gioco di Ruolo, l'interpretazione è lasciata <text:span text:style-name="T1">c</text:span>ompletamente nelle mani dei giocatori</text:p>
      <text:p text:style-name="Standard"/>
      <text:p text:style-name="Standard"/>
      <text:p text:style-name="P1"><text:span text:style-name="T2">Caratteristiche</text:span>: i valori di una persona media sono compresi tra 8 e 12</text:p>
      <text:p text:style-name="P1"/>
      <text:p text:style-name="Standard"><text:s text:c="3"/>Forza -&gt; bonus ai danni</text:p>
      <text:p text:style-name="Standard"/>
      <text:p text:style-name="Standard"><text:s text:c="3"/>Costituzione -&gt; determina i <text:span text:style-name="T186">P</text:span>unti <text:span text:style-name="T186">F</text:span>erita; influenza <text:span text:style-name="T252">la</text:span> probabilità di fallimento <text:span text:style-name="T252">di</text:span> Incantesimi e <text:tab/><text:tab/> <text:s text:c="4"/>Trappole</text:p>
      <text:p text:style-name="Standard"/>
      <text:p text:style-name="Standard"><text:s text:c="3"/>Destrezza -&gt; determina Schivata e Iniziat<text:span text:style-name="T181">iva; bonus ai danni</text:span></text:p>
      <text:p text:style-name="Standard"/>
      <text:p text:style-name="Standard"><text:s text:c="3"/>P<text:span text:style-name="T174">otere</text:span> -&gt; determina <text:span text:style-name="T162">l’</text:span>efficacia degli Incantesimi</text:p>
      <text:p text:style-name="Standard"/>
      <text:p text:style-name="Standard"><text:s text:c="3"/><text:span text:style-name="T1">Vo</text:span>lontà -&gt; determina il Mana; influenza <text:span text:style-name="T252">la</text:span> probabilità di fallimento <text:span text:style-name="T252">di</text:span> Incantesimi e Trappole</text:p>
      <text:p text:style-name="P171"><text:s text:c="4"/></text:p>
      <text:p text:style-name="P171">nessuna caratteristica influenza le interazioni sociali</text:p>
      <text:p text:style-name="P171"/>
      <text:p text:style-name="P171"/>
      <text:p text:style-name="P340"><text:span text:style-name="T50">Creazione iniziale di un personaggio</text:span><text:span text:style-name="T155">: </text:span><text:span text:style-name="T245">al </text:span><text:span text:style-name="T252">momento della </text:span><text:span text:style-name="T245">creazione di un personaggio, </text:span><text:span text:style-name="T254">il valore di tutte le caratteristiche parte da 5, poi</text:span><text:span text:style-name="T245"> un giocatore </text:span><text:span text:style-name="T254">riceve 35</text:span><text:span text:style-name="T245"> punti da distribuire tra le Caratteristiche; </text:span><text:span text:style-name="T254">impara poi</text:span><text:span text:style-name="T245"> fino a 3 Tecniche Avanzate, Capacità Personali, Incantesimi e/</text:span><text:span text:style-name="T254">o</text:span><text:span text:style-name="T245"> Competenze, può scegliere di rinunciare ad acquisire una o più di queste per ottenere altri 3 punti per le Caratteristiche </text:span><text:span text:style-name="T254">per ognuna a cui a rinunciato. Al momento della creazione iniziale di un personaggio i valori delle Caratteristiche non possono superare 25</text:span></text:p>
      <text:p text:style-name="Standard"/>
      <text:p text:style-name="Standard"/>
      <text:p text:style-name="P1"><text:span text:style-name="T2">Punti Ferita</text:span>: pari al doppio del valore di Costituzione; quando arrivano a 0, la creatura muore. <text:span text:style-name="T254">D</text:span>opo un riposo lungo, una creatura recupera il 25% dai suoi Punti Ferita, questo valore sale al 50% se <text:span text:style-name="T252">la creatura </text:span>viene trattata da un Medico</text:p>
      <text:p text:style-name="P82"/>
      <text:p text:style-name="P297"/>
      <text:p text:style-name="P280">Mana<text:span text:style-name="T51">: pari al valore di Volontà. </text:span><text:span text:style-name="T155">Dopo un riposo lungo, una creatura recupera tutto il Mana</text:span></text:p>
      <text:p text:style-name="P296"/>
      <text:p text:style-name="Standard"/>
      <text:p text:style-name="P1"><text:span text:style-name="T2">Livello </text:span><text:span text:style-name="T14">di Esperienza</text:span>: i personaggi <text:span text:style-name="T182">guadagnano un</text:span> Livello <text:span text:style-name="T182">di Esperienza </text:span>a discrezione del Master</text:p>
      <text:p text:style-name="P1"/>
      <text:p text:style-name="Standard">quando un personaggio <text:span text:style-name="T182">guadagna un </text:span>Livello <text:span text:style-name="T182">di Esperienza</text:span>, ottiene uno dei seguenti benefici</text:p>
      <text:p text:style-name="Standard"/>
      <text:list xml:id="list529004561" text:style-name="L1">
        <text:list-item>
          <text:p text:style-name="P253">acquisizione di 3 punti da distribuire sulle Caratteristiche</text:p>
        </text:list-item>
      </text:list>
      <text:p text:style-name="P1"/>
      <text:list xml:id="list184704012866798" text:continue-numbering="true" text:style-name="L1">
        <text:list-item>
          <text:p text:style-name="P251">acquisizione di un<text:span text:style-name="T188">a Competenza</text:span></text:p>
        </text:list-item>
      </text:list>
      <text:p text:style-name="P1"/>
      <text:list xml:id="list184703093486184" text:continue-numbering="true" text:style-name="L1">
        <text:list-item>
          <text:p text:style-name="P252"><text:soft-page-break/>acquisizione di un Incantesimo, Capacità Personale <text:span text:style-name="T254">o Tecnica Avanzata</text:span></text:p>
          <text:list>
            <text:list-header>
              <text:p text:style-name="P252">in alternativa può creare un nuovo Incantesimo o Capacità <text:span text:style-name="T1">Personale</text:span> e impararlo</text:p>
            </text:list-header>
          </text:list>
        </text:list-item>
      </text:list>
      <text:p text:style-name="Standard"/>
      <text:p text:style-name="Standard"/>
      <text:p text:style-name="P1"><text:span text:style-name="T2">Spazio di Combattimento</text:span>: <text:span text:style-name="T253">è rappresentato da u</text:span>na griglia massima consigliata di 6x6</text:p>
      <text:p text:style-name="P1"/>
      <text:p text:style-name="P227">una casella ha una dimensione standard di 2m x 2m</text:p>
      <text:p text:style-name="Standard"/>
      <text:p text:style-name="Standard">se un gruppo retrocede lasciando una riga o colonna vuota, il gruppo avversario può avanzare immediatamente verso quella riga o colonna</text:p>
      <text:p text:style-name="Standard"/>
      <text:p text:style-name="Standard">ci si può muovere liberamente su una casella se è non occupata, o occupata da oggetti non ingombranti (il Master decide cosa è ingombrante)</text:p>
      <text:p text:style-name="Standard"/>
      <text:p text:style-name="Standard">nelle caselle possono essere presenti oggetti non ingombranti rilevanti all'azione (es. tavoli, barili)</text:p>
      <text:p text:style-name="Standard"/>
      <text:p text:style-name="Standard">alcune caselle possono essere bloccate da oggetti ingombranti (es. colonne, grosse rocce)</text:p>
      <text:p text:style-name="Standard"><text:tab/>tali oggetti ingombranti potrebbero bloccare la <text:span text:style-name="T240">Li</text:span>nea di <text:span text:style-name="T240">A</text:span>ttacco e/o <text:span text:style-name="T240">V</text:span>isuale</text:p>
      <text:p text:style-name="Standard"/>
      <text:p text:style-name="Standard">alcuni lati delle caselle, compresi quelli esterni, possono essere bloccati (es. muri)</text:p>
      <text:p text:style-name="Standard"/>
      <text:p text:style-name="Standard">uscire dallo Spazio di Combattimento esclude la creatura dallo scontro</text:p>
      <text:p text:style-name="Standard"/>
      <text:p text:style-name="Standard">una creatura fuori dallo Spazio di Combattimento può rientrare usando il suo turno</text:p>
      <text:p text:style-name="Standard"/>
      <text:p text:style-name="Standard"/>
      <text:p text:style-name="P80"><text:span text:style-name="T2">Combattimento</text:span>: </text:p>
      <text:p text:style-name="P80"/>
      <text:p text:style-name="P80">l'ordine di azione è determinato dall'Iniziativa, poi dalla Destrezza</text:p>
      <text:p text:style-name="P80"><text:tab/><text:span text:style-name="T193">viene determinato una prima volta all’inizio di ogni round, e si aggiorna dinamicamente se e <text:tab/>quando il valore di Iniziativa di una o più creature cambiano</text:span></text:p>
      <text:p text:style-name="P80"/>
      <text:p text:style-name="Standard">un Round di combattimento è l'insieme dei turni di tutti i partecipanti</text:p>
      <text:p text:style-name="Standard"><text:tab/><text:span text:style-name="T191">la durata di un Round di combattimento è 5 secondi</text:span></text:p>
      <text:p text:style-name="Standard"/>
      <text:p text:style-name="P80">ogni personaggio ha un'azione per turno</text:p>
      <text:p text:style-name="Standard"/>
      <text:list xml:id="list29227567" text:style-name="L2">
        <text:list-item>
          <text:p text:style-name="P254">movimento verso una casella adiacente</text:p>
        </text:list-item>
      </text:list>
      <text:p text:style-name="P80"><text:s/></text:p>
      <text:list xml:id="list3691420715" text:style-name="L3">
        <text:list-item>
          <text:p text:style-name="P256">scambiarsi di posto con un alleato adiacente se questi è consenziente, se non lo è il turno è sprecato</text:p>
        </text:list-item>
      </text:list>
      <text:p text:style-name="Standard"/>
      <text:list xml:id="list184705085033801" text:continue-numbering="true" text:style-name="L3">
        <text:list-item>
          <text:p text:style-name="P256">fare un attacco base con una delle armi impugnate</text:p>
        </text:list-item>
      </text:list>
      <text:p text:style-name="P80"/>
      <text:list xml:id="list184703394795492" text:continue-numbering="true" text:style-name="L3">
        <text:list-item>
          <text:p text:style-name="P256">usare una <text:span text:style-name="T190">C</text:span>apacità</text:p>
        </text:list-item>
      </text:list>
      <text:p text:style-name="Standard"/>
      <text:list xml:id="list184703916745410" text:continue-numbering="true" text:style-name="L3">
        <text:list-item>
          <text:p text:style-name="P255">cambiare Stile di Combattimento</text:p>
        </text:list-item>
      </text:list>
      <text:p text:style-name="Standard"/>
      <text:list xml:id="list184703050711549" text:continue-numbering="true" text:style-name="L3">
        <text:list-item>
          <text:p text:style-name="P256">cambiare armi equipaggiate. <text:span text:style-name="T253">Ciò</text:span> consente di passare allo Stile di Combattimento corrispondente in una sola azione</text:p>
        </text:list-item>
      </text:list>
      <text:p text:style-name="Standard"/>
      <text:list xml:id="list799897983" text:style-name="L4">
        <text:list-item>
          <text:p text:style-name="P257">usare un oggetto, i consumabili non hanno bisogno di essere estratti</text:p>
        </text:list-item>
      </text:list>
      <text:p text:style-name="Standard"><text:soft-page-break/></text:p>
      <text:list xml:id="list184703767143688" text:continue-numbering="true" text:style-name="L4">
        <text:list-item>
          <text:p text:style-name="P257">spostare un oggetto non ingombrate presente sulla mappa in una casella adiacente, o fuori dalla mappa se è sul bordo</text:p>
          <text:p text:style-name="P258"/>
        </text:list-item>
        <text:list-item>
          <text:p text:style-name="P258">ritardare la propria azione alla fine del round corrente. Se più creature ritardano, queste agiscono in ordine crescente di Iniziativa, poi Destrezza (inverso al normale)</text:p>
        </text:list-item>
      </text:list>
      <text:p text:style-name="Standard"/>
      <text:p text:style-name="P183">un personaggio può compiere un qualunque numero di azioni Gratuite prima di compiere la sua azione</text:p>
      <text:p text:style-name="P183"/>
      <text:p text:style-name="P187">la prima volta che una creatura agisce in un combattimento, si può muovere Gratuitamente fino ad arrivare adiacente al nemico più vicino</text:p>
      <text:p text:style-name="P187"/>
      <text:p text:style-name="P187"/>
      <text:p text:style-name="P281">Area<text:span text:style-name="T51">: un’Area è un insieme di caselle contigue. Un’area è adiacente a una creatura se almeno una casella dell’Area è adiacente a quella creatura e l’Area non contiene la casella di quella creatura</text:span></text:p>
      <text:p text:style-name="P187"/>
      <text:p text:style-name="P78">Avanzare e Indietreggiare<text:span text:style-name="T51">: </text:span><text:span text:style-name="T55">Avanzare significa muoversi verso una creatura nemica; Arretrare/Indietreggiare significa allontanarsi da una creatura nemica.</text:span></text:p>
      <text:p text:style-name="P187"/>
      <text:p text:style-name="P56">Ostacoli<text:span text:style-name="T51">: un ostacolo è un oggetto ingombrante che occupa una casella, non è una creatura, è immune a tutti le Alterazioni di Stato e agli Attacchi Furtivi; </text:span><text:span text:style-name="T129">normalmente il valore di Evasione di un Ostacolo è 0%</text:span></text:p>
      <text:p text:style-name="P187"/>
      <text:p text:style-name="P217"><text:span text:style-name="T2">Scavalcare</text:span><text:span text:style-name="T51">: Scavalcare una creatura o un oggetto adiacente significa spostarsi sulla casella direttamente opposta rispetto a quella in cui ti trovi</text:span></text:p>
      <text:p text:style-name="P125"/>
      <table:table table:name="Tabella1" table:style-name="Tabella1">
        <table:table-column table:style-name="Tabella1.A" table:number-columns-repeated="3"/>
        <table:table-row>
          <table:table-cell table:style-name="Tabella1.A1" office:value-type="string">
            <text:p text:style-name="P242">C</text:p>
          </table:table-cell>
          <table:table-cell table:style-name="Tabella1.A1" office:value-type="string">
            <text:p text:style-name="P244">D</text:p>
          </table:table-cell>
          <table:table-cell table:style-name="Tabella1.C1" office:value-type="string">
            <text:p text:style-name="P241">A’</text:p>
          </table:table-cell>
        </table:table-row>
        <table:table-row>
          <table:table-cell table:style-name="Tabella1.A2" office:value-type="string">
            <text:p text:style-name="P243">B</text:p>
          </table:table-cell>
          <table:table-cell table:style-name="Tabella1.A2" office:value-type="string">
            <text:p text:style-name="P240">Creatura o Oggetto</text:p>
          </table:table-cell>
          <table:table-cell table:style-name="Tabella1.C2" office:value-type="string">
            <text:p text:style-name="P243">B’</text:p>
          </table:table-cell>
        </table:table-row>
        <table:table-row>
          <table:table-cell table:style-name="Tabella1.A2" office:value-type="string">
            <text:p text:style-name="P241">A</text:p>
          </table:table-cell>
          <table:table-cell table:style-name="Tabella1.A2" office:value-type="string">
            <text:p text:style-name="P244">D’</text:p>
          </table:table-cell>
          <table:table-cell table:style-name="Tabella1.C2" office:value-type="string">
            <text:p text:style-name="P242">C’</text:p>
          </table:table-cell>
        </table:table-row>
      </table:table>
      <text:p text:style-name="P125"/>
      <text:p text:style-name="P57">Volare<text:span text:style-name="T51">: una creatura che Vola ignora gli Ostacoli e può essere attaccate in Mischia solo da altre creature Volanti; se una creatura smette di Volare quando si trova su una casella occupata, atterra sulla casella non occupata più vicina a sua scelta; prendere il volo e atterrare sono azioni</text:span></text:p>
      <text:p text:style-name="P125"/>
      <text:p text:style-name="P58">Linea di Attacco o Visuale<text:span text:style-name="T51">: una creatura ne Vede un’altra se non ci sono Ostacoli ingombranti nella linea tra le due. Una creatura non può bersagliare una creatura che non Vede</text:span></text:p>
      <text:p text:style-name="P187"/>
      <text:p text:style-name="P187"/>
      <text:p text:style-name="P21">Linee guida per il combattimento<text:span text:style-name="T51">:</text:span></text:p>
      <text:p text:style-name="P97"/>
      <text:p text:style-name="P97">creature poco organizzate o dal basso intelletto, tendono ad attaccare il nemico più vicino per infliggere il massimo danno</text:p>
      <text:p text:style-name="P97"/>
      <text:p text:style-name="P97">gruppi di creature dotati di un comandante, preferiranno attaccare il nemico bersagliato dal comandante. Il comandante userà uno di due criteri per bersagliare il nemico: sceglierà il più fragile o il più pericoloso. Se il comandante cade, il gruppo passa a un assalto frontale o si ritira.</text:p>
      <text:p text:style-name="P97"/>
      <text:p text:style-name="P97">gruppi di creature in rotta cercheranno di minimizzare i danni subiti. Un gruppo di creature si ritira se ne ha la possibilità, non è presente un comandante che dia ordine opposto e il gruppo si rende conto di non avere possibilità di vittoria.</text:p>
      <text:p text:style-name="P97"><text:soft-page-break/></text:p>
      <text:p text:style-name="P97">gruppi di creature in attesa di rinforzi imminenti o dotati di un significativo vantaggio ambientale cercheranno di minimizzare i danni subiti. Si noti che creature prive di mente non sono in grado di temporeggiare se non comandate, <text:span text:style-name="T177">e creature dotate di mente, in assenza di un comandante, rifiuteranno di sacrificarsi per prendere tempo.</text:span></text:p>
      <text:p text:style-name="Standard"/>
      <text:p text:style-name="Standard"/>
      <text:p text:style-name="P80"><text:span text:style-name="T2">Schivata</text:span>: valore base uguale al punteggio di Destrezza in percentuale</text:p>
      <text:p text:style-name="Standard"><text:tab/><text:tab/>+ eventuali modificatori</text:p>
      <text:p text:style-name="Standard"><text:tab/><text:tab/>- penalità da armatura e armi</text:p>
      <text:p text:style-name="Standard"><text:tab/> <text:s text:c="4"/>non può mai essere inferiore allo 0%</text:p>
      <text:p text:style-name="Standard"/>
      <text:p text:style-name="Standard"/>
      <text:p text:style-name="P80"><text:span text:style-name="T2">Deviazione</text:span>: base pari al valore più alto tra quelli conferiti dalle armi</text:p>
      <text:p text:style-name="Standard"><text:tab/><text:tab/>+ metà del bonus da altre armi</text:p>
      <text:p text:style-name="Standard"><text:tab/><text:tab/>+ eventuali modificatori speciali</text:p>
      <text:p text:style-name="Standard"><text:tab/><text:tab/><text:tab/>il primo di questi è preso interamente, i successivi solo per metà</text:p>
      <text:p text:style-name="Standard"/>
      <text:p text:style-name="Standard"/>
      <text:p text:style-name="P80"><text:span text:style-name="T2">Evasione</text:span>: corrisponde a Schivata + Deviazione</text:p>
      <text:p text:style-name="Standard"/>
      <text:p text:style-name="Standard"/>
      <text:p text:style-name="P80"><text:span text:style-name="T2">Attacco</text:span>: quando una creatura cerca di colpirne un'altra con un <text:span text:style-name="T175">A</text:span>ttacco <text:span text:style-name="T175">B</text:span>ase o una capacità, si lancia un dado percentuale per il difensore.</text:p>
      <text:p text:style-name="Standard"/>
      <text:p text:style-name="Standard">se il risultato è inferiore alla sua Evasione, l'attacco manca</text:p>
      <text:p text:style-name="P235"><text:tab/>alcuni attacchi possono ignorare la Schivata e/o la Deviazione</text:p>
      <text:p text:style-name="Standard"/>
      <text:p text:style-name="Standard">una c<text:span text:style-name="T157">r</text:span>eatura attaccata può scegliere di farsi colpire</text:p>
      <text:p text:style-name="Standard"/>
      <text:p text:style-name="P185">un Attacco Base infligge il 100% del Danno Base e non ha effetti speciali</text:p>
      <text:p text:style-name="P185"/>
      <text:p text:style-name="P185">il valore di Precisione indica che ai fini dell’attacco, l’Evasione del bersaglio è ridotta di una quantità pari a quel valore</text:p>
      <text:p text:style-name="Standard"/>
      <text:p text:style-name="Standard"/>
      <text:p text:style-name="P80"><text:span text:style-name="T2">Danno Base</text:span>: danno fisso dell'arma</text:p>
      <text:p text:style-name="Standard"><text:tab/><text:tab/>+ modificatori del materiale</text:p>
      <text:p text:style-name="Standard"><text:tab/><text:tab/>+ bonus dalla Forza, specifico per ogni arma</text:p>
      <text:p text:style-name="Standard"><text:tab/><text:tab/>+ eventuale bonus dalla Destrezza, specifico per alcune armi</text:p>
      <text:p text:style-name="Standard"><text:tab/><text:tab/>+ eventuali modificatori speciali</text:p>
      <text:p text:style-name="Standard"/>
      <text:p text:style-name="Standard"/>
      <text:p text:style-name="P80"><text:span text:style-name="T2">Riduzione al Danno</text:span>: Riduzione base dell'armatura</text:p>
      <text:p text:style-name="Standard"><text:tab/><text:tab/><text:tab/>+ eventuali modificatori speciali</text:p>
      <text:p text:style-name="Standard"/>
      <text:p text:style-name="Standard"/>
      <text:p text:style-name="P80"><text:span text:style-name="T2">Danno inflitto</text:span>: Danno Base - Riduzione al Danno</text:p>
      <text:p text:style-name="Standard"><text:tab/><text:tab/><text:tab/>non può mai essere inferiore a 0</text:p>
      <text:p text:style-name="Standard"/>
      <text:p text:style-name="P206">il valore di Penetrazione indica la quantità di Riduzione al Danno ignorata da un attacco</text:p>
      <text:p text:style-name="P206"/>
      <text:p text:style-name="Standard"><text:soft-page-break/></text:p>
      <text:p text:style-name="P80"><text:span text:style-name="T2">Iniziativa</text:span>: punteggio base uguale al punteggio di Destrezza</text:p>
      <text:p text:style-name="Standard"><text:tab/><text:tab/>+ eventuali modificatori</text:p>
      <text:p text:style-name="Standard"/>
      <text:p text:style-name="Standard"/>
      <text:p text:style-name="P80"><text:span text:style-name="T2">Equipaggiamento</text:span>: al di fuori del combattimento i personaggi hanno capacità di carico illimitata</text:p>
      <text:p text:style-name="Standard"/>
      <text:p text:style-name="Standard">in combattimento i personaggi possono portare con sé un numero limitato di oggetti</text:p>
      <text:p text:style-name="Standard"><text:tab/>massimo 1 Armatura</text:p>
      <text:p text:style-name="Standard"><text:tab/>massimo 5 tra Armi e Consumabili</text:p>
      <text:p text:style-name="Standard"/>
      <text:p text:style-name="Standard"/>
      <text:p text:style-name="P67">Consumabili</text:p>
      <text:p text:style-name="P155"/>
      <text:p text:style-name="P155">I Consumabili sono oggetti, in genere monouso, che i personaggi possono utilizzare per agevolarsi in combattimento. La maggior parte dei Consumabili è di natura non magica.</text:p>
      <text:p text:style-name="P155"/>
      <text:list xml:id="list2226507551" text:style-name="L5">
        <text:list-item>
          <text:p text:style-name="P259">Pozione di Cura<text:span text:style-name="T51">: </text:span><text:span text:style-name="T141">ripristina il 15% dei Punti Ferita dell’utilizzatore o di un</text:span><text:span text:style-name="T154">a</text:span><text:span text:style-name="T141"> creatura adiacente, monouso.</text:span></text:p>
          <text:p text:style-name="P283"/>
        </text:list-item>
        <text:list-item>
          <text:p text:style-name="P259">Pozione di Guarigion<text:span text:style-name="T244">e</text:span><text:span text:style-name="T141">: rimuove Veleno e Malattia dall’utilizzatore o da una creatura adiacente.</text:span></text:p>
          <text:p text:style-name="P284"/>
        </text:list-item>
        <text:list-item>
          <text:p text:style-name="P260">Pozione di Protezione da (Elemento)<text:span text:style-name="T51">: l’utilizzatore o una creatura adiacente è immune all’elemento scelto fino alla fine del prossimo round.</text:span></text:p>
          <text:p text:style-name="P286"/>
        </text:list-item>
        <text:list-item>
          <text:p text:style-name="P261">Pozione di Volo<text:span text:style-name="T51">: l’utilizzatore o una creatura adiacente </text:span><text:span text:style-name="T211">guadagna la capacità di</text:span><text:span text:style-name="T220"> Volare per i prossimi 5 minuti</text:span></text:p>
          <text:p text:style-name="P259"/>
        </text:list-item>
        <text:list-item>
          <text:p text:style-name="P259">Bend<text:span text:style-name="T244">e</text:span><text:span text:style-name="T141">: rimuove il Sanguinamento dall’utilizzatore o da una creatura adiacente</text:span></text:p>
          <text:p text:style-name="P259"/>
        </text:list-item>
        <text:list-item>
          <text:p text:style-name="P259">Fuoco Alchemico<text:span text:style-name="T51">: </text:span><text:span text:style-name="T141">attacca una creatura entro 2 caselle, se riesce, infligge 15 danni Fisici da Fuoco a quella creatura.</text:span></text:p>
          <text:p text:style-name="P259"/>
        </text:list-item>
        <text:list-item>
          <text:p text:style-name="P299"><text:span text:style-name="T37">Fiasca d’Acido</text:span><text:span text:style-name="T142">: </text:span><text:span text:style-name="T141">attacca una creatura entro 2 caselle, se riesce, infligge 15 danni Fisici da Acido a quella creatura.</text:span></text:p>
          <text:p text:style-name="P259"/>
        </text:list-item>
        <text:list-item>
          <text:p text:style-name="P299"><text:span text:style-name="T37">Fiasca Abbagliante</text:span><text:span text:style-name="T142">: </text:span><text:span text:style-name="T141">attacca una creatura entro 2 caselle, se riesce, quella creatura è Accecata fino alla fine del prossimo round.</text:span></text:p>
          <text:p text:style-name="P285"/>
        </text:list-item>
        <text:list-item>
          <text:p text:style-name="P299"><text:span text:style-name="T37">Fiasca </text:span><text:span text:style-name="T38">Assordante</text:span><text:span text:style-name="T142">: </text:span><text:span text:style-name="T141">attacca una creatura entro 2 caselle, se riesce, quella creatura è Assordata fino alla fine del prossimo round.</text:span></text:p>
          <text:p text:style-name="P259"/>
        </text:list-item>
        <text:list-item>
          <text:p text:style-name="P299"><text:span text:style-name="T37">Fiala di Veleno</text:span><text:span text:style-name="T142">: </text:span><text:span text:style-name="T141">attacca una creatura entro 2 caselle, se riesce, quella creatura è Ammalata; è possibile consumare un altro veleno quando si usa la fiasca, in tal caso applicherà invece 15 Veleno sulla creatura.</text:span></text:p>
          <text:p text:style-name="P259"/>
        </text:list-item>
        <text:list-item>
          <text:p text:style-name="P299"><text:span text:style-name="T38">Fiasca d’Olio</text:span><text:span text:style-name="T142">: </text:span><text:span text:style-name="T141">cosparge un’area 2x2 adiacente di olio, le creature all’interno diventano Sbilanciate e se una creatura nell’area subisce danni da Fuoco tutte le altre creature nell’area subiscono lo stesso danno da Fuoco, poi l’olio scompare.</text:span></text:p>
          <text:p text:style-name="P262"/>
        </text:list-item>
        <text:list-item>
          <text:p text:style-name="P299"><text:soft-page-break/><text:span text:style-name="T37">Bomba Fumogena</text:span><text:span text:style-name="T142">: </text:span><text:span text:style-name="T141">copre un’area 3x3 adiacente di fumo. Le creature nell’area diventano Ignare di quelle all’esterno dell’Area e viceversa.</text:span></text:p>
          <text:p text:style-name="P259"/>
        </text:list-item>
        <text:list-item>
          <text:p text:style-name="P299"><text:span text:style-name="T37">Triboli</text:span><text:span text:style-name="T142">: </text:span><text:span text:style-name="T141">copre una casella adiacente di triboli. Una creatura che si sposta sui triboli subisce 4 danni Fisici Perforanti non ridotti ed è Sbilanciata.</text:span></text:p>
          <text:p text:style-name="P259"/>
        </text:list-item>
        <text:list-item>
          <text:p text:style-name="P259">Frecce/Dardi Laceranti<text:span text:style-name="T51">: </text:span><text:span text:style-name="T141">faretra da 24 munizioni. Ogni creatura colpita subisce Sanguinamento 2.</text:span></text:p>
          <text:p text:style-name="P259"/>
        </text:list-item>
        <text:list-item>
          <text:p text:style-name="P259">Frecce/Dardi Pesanti<text:span text:style-name="T51">: </text:span><text:span text:style-name="T141">faretra da 24 munizioni. Il danno è Contundente </text:span><text:span text:style-name="T143">oltre che Perforante</text:span><text:span text:style-name="T141">.</text:span></text:p>
          <text:p text:style-name="P259"/>
        </text:list-item>
        <text:list-item>
          <text:p text:style-name="P300"><text:span text:style-name="T37">Frecce/Dardi Incendiari</text:span><text:span text:style-name="T142">: </text:span><text:span text:style-name="T141">faretra da 24 munizioni. Il danno è da Fuoco </text:span><text:span text:style-name="T143">oltre che Perforante</text:span><text:span text:style-name="T141">.</text:span></text:p>
          <text:p text:style-name="P259"/>
        </text:list-item>
        <text:list-item>
          <text:p text:style-name="P300"><text:span text:style-name="T37">Frecce/Dardi Perforanti</text:span><text:span text:style-name="T142">: </text:span><text:span text:style-name="T141">faretra da 24 munizioni. Ignora i primi 4 punti di Riduzione al Danno Fisico.</text:span></text:p>
          <text:p text:style-name="P259"/>
        </text:list-item>
        <text:list-item>
          <text:p text:style-name="P259">Proiettili da Frombola Esplosivi<text:span text:style-name="T51">: </text:span><text:span text:style-name="T141">borsa da 24 munizioni. Il danno è da Fuoco </text:span><text:span text:style-name="T143">oltre che Contundente</text:span><text:span text:style-name="T141">.</text:span></text:p>
          <text:p text:style-name="P259"/>
        </text:list-item>
        <text:list-item>
          <text:p text:style-name="P300"><text:span text:style-name="T37">Proiettili da Frombola Cavi</text:span><text:span text:style-name="T142">: </text:span><text:span text:style-name="T141">borsa da 24 munizioni. Prepara </text:span><text:span text:style-name="T143">ciascun proiettile</text:span><text:span text:style-name="T141"> consumando un altro consumabile, applica l’effetto del consumabile centrato sulla casella del bersaglio, anche se lo manca. (infligge danno normalmente)</text:span></text:p>
          <text:p text:style-name="P259"/>
        </text:list-item>
        <text:list-item>
          <text:p text:style-name="P259">Proiettili da Frombola Spinati<text:span text:style-name="T51">: </text:span><text:span text:style-name="T143">borsa da 24 munizioni. Il danno è Perforante oltre che Contundente.</text:span></text:p>
        </text:list-item>
      </text:list>
      <text:p text:style-name="P158"/>
      <text:p text:style-name="P158"/>
      <text:p text:style-name="P68">Veleni</text:p>
      <text:p text:style-name="P68"/>
      <text:p text:style-name="P156">I Veleni devono essere applicati alle armi come azione, una volta usati rimangono attivi per i prossimi 5 minuti prima di perdere efficacia per il contatto con l’aria. Un’arma avvelenata applica con ogni colpo Veleno pari al 25% del Danno Base, a condizione che abbia inflitto almeno 1 danno.</text:p>
      <text:p text:style-name="P156">Non può essere applicato veleno alle armi contundenti.</text:p>
      <text:p text:style-name="P156"/>
      <text:p text:style-name="P157">Ogni Veleno ha effetti che si applicano se l’Avvelenamento supera la percentuale di Costituzione della creatura avvelenata. Ogni Veleno ha anche un tempo di decorso specificato.</text:p>
      <text:p text:style-name="P157"/>
      <text:p text:style-name="P157"/>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office:value-type="string">
            <text:p text:style-name="P250">Veleni</text:p>
            <text:p text:style-name="P250">Comuni</text:p>
          </table:table-cell>
          <table:table-cell table:style-name="Tabella2.A1" office:value-type="string">
            <text:p text:style-name="P248">Paralizzante </text:p>
            <text:p text:style-name="P248">(1 ora)</text:p>
          </table:table-cell>
          <table:table-cell table:style-name="Tabella2.A1" office:value-type="string">
            <text:p text:style-name="P249">Energizzante</text:p>
            <text:p text:style-name="P249">(1 ora)</text:p>
          </table:table-cell>
          <table:table-cell table:style-name="Tabella2.A1" office:value-type="string">
            <text:p text:style-name="P249">Debilitante</text:p>
            <text:p text:style-name="P249">(1 ora)</text:p>
          </table:table-cell>
          <table:table-cell table:style-name="Tabella2.E1" office:value-type="string">
            <text:p text:style-name="P249">Letale</text:p>
            <text:p text:style-name="P249">(5 minuti)</text:p>
          </table:table-cell>
        </table:table-row>
        <table:table-row table:style-name="Tabella2.2">
          <table:table-cell table:style-name="Tabella2.A2" office:value-type="string">
            <text:p text:style-name="P248">25%</text:p>
          </table:table-cell>
          <table:table-cell table:style-name="Tabella2.A2" office:value-type="string">
            <text:p text:style-name="P246">Schivata Dimezzata</text:p>
          </table:table-cell>
          <table:table-cell table:style-name="Tabella2.A2" office:value-type="string">
            <text:p text:style-name="P247">Non può ritardare azioni,</text:p>
            <text:p text:style-name="P247">Confuso</text:p>
          </table:table-cell>
          <table:table-cell table:style-name="Tabella2.A2" office:value-type="string">
            <text:p text:style-name="P247">Iniziativa</text:p>
            <text:p text:style-name="P247">Dimezzata</text:p>
          </table:table-cell>
          <table:table-cell table:style-name="Tabella2.E2" office:value-type="string">
            <text:p text:style-name="P245"/>
          </table:table-cell>
        </table:table-row>
        <table:table-row>
          <table:table-cell table:style-name="Tabella2.A2" office:value-type="string">
            <text:p text:style-name="P248">50%</text:p>
          </table:table-cell>
          <table:table-cell table:style-name="Tabella2.A2" office:value-type="string">
            <text:p text:style-name="P245"/>
          </table:table-cell>
          <table:table-cell table:style-name="Tabella2.A2" office:value-type="string">
            <text:p text:style-name="P247">Ogni turno, si sposta di una casella</text:p>
            <text:p text:style-name="P247">(azione gratuita)</text:p>
          </table:table-cell>
          <table:table-cell table:style-name="Tabella2.A2" office:value-type="string">
            <text:p text:style-name="P247">Indebolito</text:p>
          </table:table-cell>
          <table:table-cell table:style-name="Tabella2.E2" office:value-type="string">
            <text:p text:style-name="P245"/>
          </table:table-cell>
        </table:table-row>
        <table:table-row>
          <table:table-cell table:style-name="Tabella2.A2" office:value-type="string">
            <text:p text:style-name="P248">75%</text:p>
          </table:table-cell>
          <table:table-cell table:style-name="Tabella2.A2" office:value-type="string">
            <text:p text:style-name="P246">Immobilizzato,</text:p>
            <text:p text:style-name="P246">Schivata 0</text:p>
          </table:table-cell>
          <table:table-cell table:style-name="Tabella2.A2" office:value-type="string">
            <text:p text:style-name="P247">Una azione extra per turno</text:p>
          </table:table-cell>
          <table:table-cell table:style-name="Tabella2.A2" office:value-type="string">
            <text:p text:style-name="P245"/>
          </table:table-cell>
          <table:table-cell table:style-name="Tabella2.E2" office:value-type="string">
            <text:p text:style-name="P247">Morte</text:p>
          </table:table-cell>
        </table:table-row>
        <table:table-row>
          <table:table-cell table:style-name="Tabella2.A2" office:value-type="string">
            <text:p text:style-name="P248">100%</text:p>
          </table:table-cell>
          <table:table-cell table:style-name="Tabella2.A2" office:value-type="string">
            <text:p text:style-name="P246">Non può compiere azioni</text:p>
          </table:table-cell>
          <table:table-cell table:style-name="Tabella2.A2" office:value-type="string">
            <text:p text:style-name="P247">Morte</text:p>
          </table:table-cell>
          <table:table-cell table:style-name="Tabella2.A2" office:value-type="string">
            <text:p text:style-name="P247">Svenuto</text:p>
          </table:table-cell>
          <table:table-cell table:style-name="Tabella2.E2" office:value-type="string">
            <text:p text:style-name="P245"/>
          </table:table-cell>
        </table:table-row>
      </table:table>
      <text:p text:style-name="P225"><text:soft-page-break/></text:p>
      <text:p text:style-name="P225"/>
      <text:p text:style-name="P225"/>
      <text:p text:style-name="P225"/>
      <text:p text:style-name="P225"/>
      <text:p text:style-name="P225"/>
      <text:p text:style-name="P80"><text:span text:style-name="T2">Armatur</text:span><text:span text:style-name="T3">e</text:span>: </text:p>
      <text:p text:style-name="P80"/>
      <text:p text:style-name="P80">due valori fissi di Riduzione al danno, Fisico e Magico</text:p>
      <text:p text:style-name="P81"/>
      <text:p text:style-name="Standard">penalità al valore di Destrezza <text:span text:style-name="T234">e al Potere</text:span></text:p>
      <text:p text:style-name="Standard"/>
      <text:p text:style-name="P192">Materiali speciali conferiscono proprietà speciali</text:p>
      <text:p text:style-name="Standard"/>
      <text:p text:style-name="P52">Vestiti Comuni<text:span text:style-name="T51">: </text:span><text:span text:style-name="T86">Riduzione Fisica </text:span><text:span text:style-name="T51">0</text:span><text:span text:style-name="T86">; Riduzione Magica </text:span><text:span text:style-name="T51">0</text:span><text:span text:style-name="T86">; Destrezza </text:span><text:span text:style-name="T51">e Potere</text:span><text:span text:style-name="T86"> -0</text:span></text:p>
      <text:p text:style-name="Standard"/>
      <text:p text:style-name="P30">Corpetto<text:span text:style-name="T51">: Riduzione Fisica 2; Riduzione Magica 4; Destrezza </text:span><text:span text:style-name="T117">e Potere</text:span><text:span text:style-name="T51"> -0</text:span></text:p>
      <text:p text:style-name="P30"/>
      <text:p text:style-name="P200"><text:span text:style-name="T18">Brigantina</text:span><text:span text:style-name="T86">: Riduzione Fisica 4; Riduzione Magica 5; Destrezza </text:span><text:span text:style-name="T117">e Potere</text:span><text:span text:style-name="T86"> -3</text:span></text:p>
      <text:p text:style-name="P30"/>
      <text:p text:style-name="P30">Usbergo<text:span text:style-name="T51">: Riduzione Fisica 6; Riduzione Magica 6; Destrezza </text:span><text:span text:style-name="T117">e Potere </text:span><text:span text:style-name="T51">-5</text:span></text:p>
      <text:p text:style-name="P30"/>
      <text:p text:style-name="P30">Piastre<text:span text:style-name="T51">: Riduzione Fisica 8; Riduzione Magica 7; Destrezza </text:span><text:span text:style-name="T117">e Potere </text:span><text:span text:style-name="T51">-7</text:span></text:p>
      <text:p text:style-name="P30"/>
      <text:p text:style-name="P30">Completa<text:span text:style-name="T51">: Riduzione Fisica 12; Riduzione Magica 8; Destrezza </text:span><text:span text:style-name="T117">e Potere</text:span><text:span text:style-name="T51"> -10</text:span></text:p>
      <text:p text:style-name="Standard"/>
      <text:p text:style-name="Standard"/>
      <text:p text:style-name="P194"><text:span text:style-name="T2">Material</text:span><text:span text:style-name="T15">i Speciali</text:span>: </text:p>
      <text:p text:style-name="P194"/>
      <text:p text:style-name="P193">applicabili a Armi e/o Armature, conferiscono proprietà speciali</text:p>
      <text:p text:style-name="P194"/>
      <text:p text:style-name="P199">ogni arma Arma o Armatura può essere realizzata con un solo materiale speciale</text:p>
      <text:p text:style-name="P98"/>
      <text:p text:style-name="P115">i Materiali base sono cuoio, pelle, ferro, bronzo, acciaio e simili</text:p>
      <text:p text:style-name="P115"><text:tab/>questi materiali non conferiscono alcune proprietà speciali</text:p>
      <text:p text:style-name="P115"/>
      <text:p text:style-name="P165">i Materiali speciali non sono né immediatamente né facilmente disponibili, e sono difficili da acquisire</text:p>
      <text:p text:style-name="P99"/>
      <text:p text:style-name="P116">si fa presente che i Materiali Speciali qui presentati (e la scelta dei Materiali base di sopra) è stata determinata arbitrariamente in un vuoto, senza tener conto di alcun contesto. Il Master è libero di non sottostare a questa selezione, fare modifiche ed è incoraggiato ad adattare i Materiali Presentati a e a creare nuovi Materiali che si adattano a i suoi bisogni.</text:p>
      <text:p text:style-name="Standard"/>
      <text:p text:style-name="Standard"/>
      <text:p text:style-name="P31">Materiali Speciali per Armature<text:span text:style-name="T51">:</text:span></text:p>
      <text:p text:style-name="P116"/>
      <text:p text:style-name="P31">Lino Fatato<text:span text:style-name="T51">: </text:span><text:span text:style-name="T88">Schivata +10%</text:span></text:p>
      <text:p text:style-name="P31"/>
      <text:p text:style-name="P33">Metallo Meteorico<text:span text:style-name="T51">: +25% Deviazione contro attacchi di creature Incorporee</text:span></text:p>
      <text:p text:style-name="P33"/>
      <text:p text:style-name="P202"><text:span text:style-name="T20">Mithril</text:span><text:span text:style-name="T87">: </text:span><text:span text:style-name="T88">dimezza per eccesso la penalità alla </text:span><text:span text:style-name="T89">Destrezza</text:span></text:p>
      <text:p text:style-name="P31"><text:soft-page-break/></text:p>
      <text:p text:style-name="P201"><text:span text:style-name="T19">Ossidiana</text:span><text:span text:style-name="T88">: ogniqualvolta vieni colpito, applichi Sanguinamento </text:span><text:span text:style-name="T144">2</text:span><text:span text:style-name="T88"> alle creature adiacenti a te</text:span></text:p>
      <text:p text:style-name="P33"/>
      <text:p text:style-name="P205"><text:span text:style-name="T20">Pelle di Troll</text:span><text:span text:style-name="T87">: </text:span><text:span text:style-name="T135">i</text:span><text:span text:style-name="T184"> valori di Riduzione dell'armatura non possono essere ridotti; quando subisci danni da Acido o da Fuoco, i valori di Riduzione dell'Armatura diventano 0 </text:span><text:span text:style-name="T185">fino alla fine del tuo turno</text:span></text:p>
      <text:p text:style-name="P204"/>
      <text:p text:style-name="P33">Piume di Roc<text:span text:style-name="T51">: Iniziativa +10</text:span></text:p>
      <text:p text:style-name="P33"/>
      <text:p text:style-name="P33">Scaglie di Drago<text:span text:style-name="T51">: Immunità al tipo di Danno Elementale corrispondente al tipo di Drago</text:span></text:p>
      <text:p text:style-name="P117"/>
      <text:p text:style-name="P60">Ectoplasma<text:span text:style-name="T51">: o</text:span><text:span text:style-name="T99">gni volta che ti sposti, gli avversari distanti 3 o più caselle diventano Ignari <text:tab/> <text:s text:c="7"/>nei tuoi confronti. </text:span><text:span text:style-name="T136">Se hai preparato Furtività o uno dei suoi potenziamenti, le creature </text:span><text:span text:style-name="T156">rimangono Ignare</text:span><text:span text:style-name="T136"> di te se finite il turno adiacenti</text:span></text:p>
      <text:p text:style-name="P201"/>
      <text:p text:style-name="P201"/>
      <text:p text:style-name="P32">Materiali Speciali per Arm<text:span text:style-name="T183">i (eccetto scudi)</text:span><text:span text:style-name="T51">:</text:span></text:p>
      <text:p text:style-name="Standard"/>
      <text:p text:style-name="P35">Ghiaccio Primordiale<text:span text:style-name="T51">: ogni volta che colpisci una creatura, applichi Lentezza 2</text:span></text:p>
      <text:p text:style-name="Standard"/>
      <text:p text:style-name="P201"><text:span text:style-name="T19">Metallo Meteorico</text:span><text:span text:style-name="T88">: +25% Precisione contro creature Incorporee</text:span></text:p>
      <text:p text:style-name="P117"/>
      <text:p text:style-name="P201"><text:span text:style-name="T19">Ossidiana</text:span><text:span text:style-name="T88">: </text:span><text:span text:style-name="T89">solo Mischia; ogni volta che</text:span><text:span text:style-name="T88"> </text:span><text:span text:style-name="T89">colpisci una creatura, applichi Sanguinamento </text:span><text:span text:style-name="T144">2</text:span></text:p>
      <text:p text:style-name="P117"/>
      <text:p text:style-name="P33">Osso/Tendine di Drago<text:span text:style-name="T51">: tiene conto della Vulnerabilità della creatura attaccata al tipo di Danno Elementale corrispondente al tipo di Drago</text:span></text:p>
      <text:p text:style-name="P117"/>
      <text:p text:style-name="P33">Sangue di Demone<text:span text:style-name="T51">: +5% </text:span><text:span text:style-name="T118">Precisione</text:span><text:span text:style-name="T51"> per ogni </text:span><text:span text:style-name="T118">p</text:span><text:span text:style-name="T51">unto di Sanguinamento sulla creatura attaccata</text:span></text:p>
      <text:p text:style-name="P117"/>
      <text:p text:style-name="P70">Dente di Basilisco<text:span text:style-name="T51">: infligge il doppio dell’Avvelenamento</text:span></text:p>
      <text:p text:style-name="P117"/>
      <text:p text:style-name="P117"/>
      <text:p text:style-name="P35">Materiali Speciali per Scudi<text:span text:style-name="T51">:</text:span></text:p>
      <text:p text:style-name="P119"/>
      <text:p text:style-name="P34">Metallo Meteorico<text:span text:style-name="T51">: +25% Deviazione contro attacchi di creature Incorporee</text:span></text:p>
      <text:p text:style-name="P119"/>
      <text:p text:style-name="P203"><text:span text:style-name="T21">Mithril</text:span><text:span text:style-name="T89">: </text:span><text:span text:style-name="T88">dimezza per eccesso la penalità alla </text:span><text:span text:style-name="T89">Schivata</text:span></text:p>
      <text:p text:style-name="P119"/>
      <text:p text:style-name="P35">Pietra Runica<text:span text:style-name="T51">: +10% Deviazione contro gli attacchi Magici</text:span></text:p>
      <text:p text:style-name="P119"/>
      <text:p text:style-name="P35">Scaglie di Drago<text:span text:style-name="T51">: </text:span><text:span text:style-name="T88">Immunità al tipo di Danno Elementale corrispondente al tipo di Drago</text:span></text:p>
      <text:p text:style-name="P118"/>
      <text:p text:style-name="P60">Acciaio Infernale Ultralucido<text:span text:style-name="T51">: ogniqualvolta una creatura ti manca con un attacco in Mischia, infliggi a quella creatura danno pari al 25% del suo Danno Base non ridotto</text:span></text:p>
      <text:p text:style-name="P118"/>
      <text:p text:style-name="P118"/>
      <text:p text:style-name="Standard"/>
      <text:p text:style-name="P83"><text:span text:style-name="T2">Armi</text:span>: </text:p>
      <text:p text:style-name="P83"/>
      <text:p text:style-name="P83">definiscono le proprietà dell'attacco base di un personaggio</text:p>
      <text:p text:style-name="P83"/>
      <text:p text:style-name="P83">infliggono normalmente danno Fisico</text:p>
      <text:p text:style-name="P81"/>
      <text:p text:style-name="P109"><text:soft-page-break/>Materiali speciali conferiscono proprietà speciali</text:p>
      <text:p text:style-name="P83"/>
      <text:p text:style-name="P83">si dividono i 4 categorie in base a 4 parametri</text:p>
      <text:p text:style-name="P82"><text:tab/>sono o a Una mano o a Due mani</text:p>
      <text:p text:style-name="P82"><text:tab/>sono o da Mischia o a Distanza</text:p>
      <text:p text:style-name="P82"><text:tab/><text:tab/>le armi da Mischia possono normalmente attaccare solo creature adiacenti</text:p>
      <text:p text:style-name="P82"><text:tab/><text:tab/>le armi a Distanza possono normalmente attaccare solo creature non adiacenti</text:p>
      <text:p text:style-name="P82"><text:tab/><text:tab/><text:tab/>tutte le armi a Distanza normalmente usano Munizioni</text:p>
      <text:p text:style-name="P82"><text:tab/><text:tab/><text:tab/>ogni singolo attacco di un'arma a distanza consuma 1 Munizione</text:p>
      <text:p text:style-name="P82"><text:tab/><text:tab/><text:tab/>ogni arma a D<text:span text:style-name="T158">i</text:span>stanza ha un numero illimitato di Munizioni Standard, che non <text:s/><text:tab/><text:tab/><text:tab/> <text:s text:c="5"/>modificano le caratteristiche dell'arma</text:p>
      <text:p text:style-name="P82"><text:tab/><text:tab/><text:tab/>le Munizioni Speciali sono in numero limitato, contano come Consumabili e <text:tab/><text:tab/><text:tab/> <text:s text:c="5"/>modificano le caratteristiche dell'arma quando usate</text:p>
      <text:p text:style-name="P82"/>
      <text:p text:style-name="P82">gli scudi si divi<text:span text:style-name="T158">d</text:span>ono in sole due categorie</text:p>
      <text:p text:style-name="P82"><text:tab/>Leggeri, non danno malus alla Schivata</text:p>
      <text:p text:style-name="P82"><text:tab/>Pesanti, danno malus alla Schivata</text:p>
      <text:p text:style-name="P82"/>
      <text:p text:style-name="P82">hanno un valore di danno fisso</text:p>
      <text:p text:style-name="P82"/>
      <text:p text:style-name="P82">usano una percentuale del punteggio di Forza; alcune usano anche una percentuale del punteggio di Destrezza</text:p>
      <text:p text:style-name="P82"/>
      <text:p text:style-name="P82">hanno un valore di Deviazione; alcune danno una penalità alla Schivata</text:p>
      <text:p text:style-name="P82"/>
      <text:p text:style-name="P82">infliggono danno Tagliente, Perforante o Contundente</text:p>
      <text:p text:style-name="P82"/>
      <text:p text:style-name="P82">le armi hanno Tecniche specifiche, che sono Semplici o Avanzate</text:p>
      <text:p text:style-name="P82"><text:tab/>un personaggio conosce automaticamente tutte le Tecniche Semplici</text:p>
      <text:p text:style-name="Standard"><text:span text:style-name="T51"><text:tab/>un personaggio può scegliere di imparare una Tecnica Avanzata ogniqualvolta </text:span><text:span text:style-name="T78">guadagna un <text:tab/><text:tab/></text:span><text:span text:style-name="T51">Livello </text:span><text:span text:style-name="T78">di Esperienza</text:span></text:p>
      <text:p text:style-name="P82"><text:tab/>una Tecnica segnata con un * non infligge danni</text:p>
      <text:p text:style-name="P82"><text:tab/>le Tecniche di Reazione si attivano ogniqualvolta la condizione di attivazione si verifica</text:p>
      <text:p text:style-name="P82"/>
      <text:p text:style-name="P82"/>
      <text:p text:style-name="P82"><text:span text:style-name="T2">Flagello</text:span>: Una mano, Mischia, Contundente, danno fisso 6, 20% Forza, 0% Deviazione</text:p>
      <text:p text:style-name="P82"><text:tab/>Tecniche Semplici: Attacco con Portata, Rompere Armatura*</text:p>
      <text:p text:style-name="P82"><text:tab/>Tecniche Avanzate: Ferita Profonda, Attacco Rotante, Strappare Arma*</text:p>
      <text:p text:style-name="P82"/>
      <text:p text:style-name="P82"><text:span text:style-name="T2">Kunai</text:span>: Una mano, Mischia, Tagliente, danno fisso 4, 30% Destrezza, 4% Deviazione</text:p>
      <text:p text:style-name="P87"><text:tab/>Tecniche Semplici: Scagliare Arma, Ferita Profonda* </text:p>
      <text:p text:style-name="P87"><text:tab/>Tecniche Avanzate: Toccata e Fuga, Attacco Furtivo, Attacco Improvviso</text:p>
      <text:p text:style-name="P82"/>
      <text:p text:style-name="P82"><text:span text:style-name="T2">Lancia</text:span>: Una mano, Mischia, Perforante, danno fisso 8, 20% Forza, 2% Deviazione</text:p>
      <text:p text:style-name="P82"><text:tab/>Tecniche Semplici: Lancia e Scudo*, Attacco con Portata</text:p>
      <text:p text:style-name="P82"><text:tab/>Tecniche Avanzate: Scagliare Arma, Attacco Triplo, Attacco di Reazione</text:p>
      <text:p text:style-name="P82"/>
      <text:p text:style-name="P82"><text:span text:style-name="T2">Martello</text:span>: Una mano, Mischia, Contundente, danno fisso 8, 30% Forza, 0% Deviazione</text:p>
      <text:p text:style-name="P82"><text:tab/>Tecniche Semplici: Scagliare Arma, Rompere Armatura*</text:p>
      <text:p text:style-name="P82"><text:tab/>Tecniche Avanzate: Attacco Triplo, Abbattere Scudo*, Colpo Stordente</text:p>
      <text:p text:style-name="P82"/>
      <text:p text:style-name="P82"><text:span text:style-name="T2">Mazza</text:span>: Una mano, Mischia, Contundente, danno fisso 8, 20% Forza, 2% Deviazione</text:p>
      <text:p text:style-name="P82"><text:soft-page-break/><text:tab/>Tecniche Semplici: Rompere Armatura*, Abbattere Scudo*</text:p>
      <text:p text:style-name="P82"><text:tab/>Tecniche Avanzate: Attacco Avventato, Attacco Poderoso, Attacco Triplo</text:p>
      <text:p text:style-name="P82"/>
      <text:p text:style-name="P82"><text:span text:style-name="T2">Pugnale</text:span>: Una mano, Mischia, Perforante, danno fisso 4, 30% Destrezza, 4% Deviazione</text:p>
      <text:p text:style-name="P82"><text:tab/>Tecniche Semplici: Scagliare Arma, Ferita Profonda*</text:p>
      <text:p text:style-name="P82"><text:tab/>Tecniche Avanzate: Attacco Furtivo, Attacco Preciso, Attacco Debilitante*</text:p>
      <text:p text:style-name="P82"/>
      <text:p text:style-name="P82"><text:span text:style-name="T2">Pugnale da Parata</text:span>: Una mano, Mischia, Tagliente, danno fisso 4, 10% Destrezza, 8% Deviazione</text:p>
      <text:p text:style-name="P82"><text:tab/>Tecniche Semplici: Intercettare*, Attacco Debilitante*</text:p>
      <text:p text:style-name="P82"><text:tab/>Tecniche Avanzate: Toccata e Fuga, Parata*, Attacco Perforante</text:p>
      <text:p text:style-name="P82"/>
      <text:p text:style-name="P82"><text:span text:style-name="T2">Sciabola</text:span>: Una mano, Mischia, Tagliente, danno fisso 6, 20% Forza, 20% Destrezza, 4% Deviazione</text:p>
      <text:p text:style-name="P82"><text:tab/>Tecniche Semplici: Contrattacco, Fendente</text:p>
      <text:p text:style-name="P82"><text:tab/>Tecniche Avanzate: Ferita Profonda, Attacco Triplo, Attacco Preventivo</text:p>
      <text:p text:style-name="P82"/>
      <text:p text:style-name="P82"><text:span text:style-name="T2">Spada</text:span>: Una mano, Mischia, Tagliente, danno fisso 8, 20% Forza, 10% Destrezza, 2% Deviazione</text:p>
      <text:p text:style-name="P82"><text:tab/>Tecniche Semplici: Intercettare*, Fendente</text:p>
      <text:p text:style-name="P82"><text:tab/>Tecniche Avanzate: Affondo (P), Attacco Triplo, Disarmare*</text:p>
      <text:p text:style-name="P82"/>
      <text:p text:style-name="P82"><text:span text:style-name="T2">Stiletto</text:span>: Una mano, Mischia, Perforante, danno fisso 4, 10% Forza, 20% Destrezza, 2% Deviazione</text:p>
      <text:p text:style-name="P82"><text:tab/>Tecniche Semplici: Attacco Perforante, Ferita Profonda*</text:p>
      <text:p text:style-name="Standard"><text:span text:style-name="T51"><text:tab/>Tecniche Avanzate: Attacco Preciso, Attacco </text:span><text:span text:style-name="T99">Furtivo</text:span><text:span text:style-name="T51">, Brutalizzare</text:span></text:p>
      <text:p text:style-name="P82"/>
      <text:p text:style-name="P82"><text:span text:style-name="T2">Stocco</text:span>: Una mano, Mischia, Perforante, danno fisso 6, 10% Forza, 20% Destrezza, 4% Deviazione</text:p>
      <text:p text:style-name="P82"><text:tab/>Tecniche Semplici: Intercettare*, Finta*</text:p>
      <text:p text:style-name="P82"><text:tab/>Tecniche Avanzate: Contrattacco, Disarmare*, Raffica di Affondi</text:p>
      <text:p text:style-name="P82"/>
      <text:p text:style-name="P82"><text:span text:style-name="T2">Ascia Inastata</text:span>: Due mani, Mischia, Tagliente, danno fisso 3<text:span text:style-name="T165">3</text:span>, 250% Forza, 50% Destrezza, <text:s text:c="8"/><text:tab/><text:tab/> <text:s text:c="2"/>10% Deviazione</text:p>
      <text:p text:style-name="P82"><text:tab/>Tecniche Avanzate: Esecuzione*, Esecuzione a Distanza*, Esecuzione Rotante*</text:p>
      <text:p text:style-name="P82"><text:tab/>Tecniche Semplici: tutte le altre (l'Ascia Inastata può usare un<text:span text:style-name="T158">a</text:span> format<text:span text:style-name="T158">tazione</text:span> divers<text:span text:style-name="T249">a</text:span> dalle <text:tab/><text:tab/> <text:s text:c="19"/>altre armi)</text:p>
      <text:p text:style-name="P82"><text:tab/>Speciale: quest'arma non può essere reperita in gioco se non dop<text:span text:style-name="T158">o</text:span> aver versato la cifra di 50 <text:tab/><text:tab/> <text:s text:c="3"/>euro al proprio Master</text:p>
      <text:p text:style-name="P82"><text:tab/>questa è l'arma impugnata da Morte</text:p>
      <text:p text:style-name="P121"/>
      <text:p text:style-name="P45">Caestus<text:span text:style-name="T51">: Due mani, Mischia, Contundente, danno fisso 6, 20% Forza, 20% Destrezza, <text:s text:c="17"/><text:tab/> <text:s text:c="3"/>4% Deviazione</text:span></text:p>
      <text:p text:style-name="P211"><text:span text:style-name="T51"><text:tab/>Tecniche Semplici: </text:span><text:span text:style-name="T101">Doppio Colpo, Colpo Debilitante*, Toccata e Fuga</text:span></text:p>
      <text:p text:style-name="P122"><text:tab/>Tecniche Avanzate: Brutalizzare, Attacco Improvviso, Guardia*</text:p>
      <text:p text:style-name="P121"/>
      <text:p text:style-name="P121"><text:span text:style-name="T2">Kusari-Gama</text:span>: Due mani, Mischia, Tagliente, danno fisso <text:span text:style-name="T165">6</text:span>, 10% Forza, 50% Destrezza, <text:s text:c="13"/><text:tab/><text:tab/> <text:s/>6% Deviazione</text:p>
      <text:p text:style-name="P121"><text:tab/>Tecniche Semplici: Attacco Rotante, Intercettare*, Attacco con Portata</text:p>
      <text:p text:style-name="P121"><text:tab/>Tecniche Avanzate: Strappare Arma*, Tirare*, Ferita Profonda*</text:p>
      <text:p text:style-name="P121"/>
      <text:p text:style-name="Standard"><text:span text:style-name="T5">Martellazzo</text:span><text:span text:style-name="T51">: Due mani, Mischia, Contundente, danno fisso 12, 50% Forza, 0% Deviazione, <text:s text:c="7"/><text:tab/> <text:s text:c="10"/>-</text:span><text:span text:style-name="T54">4</text:span><text:span text:style-name="T51">% Schivata</text:span></text:p>
      <text:p text:style-name="P82"><text:tab/>Tecniche Semplici: Colpo Frastornante, Attacco Poderoso, Attacco Avventato</text:p>
      <text:p text:style-name="P82"><text:tab/>Tecniche Avanzate: Abbattere Scudo*, Rompere Armatura*, Sbilanciare</text:p>
      <text:p text:style-name="P82"/>
      <text:p text:style-name="P82"><text:span text:style-name="T2">Naginata</text:span>: Due mani, Mischia, Tagliente, danno fisso 8, 20% Forza, 20% Destrezza, 2% Deviazione</text:p>
      <text:p text:style-name="P82"><text:soft-page-break/><text:tab/>Tecniche Semplici: Fendente, Intercettare*, Ferita Profonda</text:p>
      <text:p text:style-name="P82"><text:tab/>Tecniche Avanzate: Sbilanciare, Attacco Preventivo, Attacco Acrobatico</text:p>
      <text:p text:style-name="P82"/>
      <text:p text:style-name="P82"><text:span text:style-name="T2">Picca</text:span>: Due mani, Mischia, Perforante, danno fisso 10, 30% Forza, 2% Deviazione</text:p>
      <text:p text:style-name="Standard"><text:span text:style-name="T51"><text:tab/>Tecniche Semplici: Attacco con Portata, Inchiodare, </text:span><text:span text:style-name="T58">Impalare</text:span></text:p>
      <text:p text:style-name="P82"><text:tab/>Tecniche Avanzate: Attacco di Reazione, Attacco Preventivo, Presidiare*</text:p>
      <text:p text:style-name="P82"/>
      <text:p text:style-name="P82"><text:span text:style-name="T27">Spadone</text:span>: Due mani, Mischia, Tagliente, danno fisso 10, 30% Forza, 6% Deviazione, <text:s text:c="18"/><text:tab/> <text:s text:c="4"/>-2% Schivata</text:p>
      <text:p text:style-name="P82"><text:tab/> Tecniche Semplici: Attacco Rotante, Fendente, Affondo (P)</text:p>
      <text:p text:style-name="P82"><text:tab/>Tecniche Avanzate: Intercettare*, Colpo Frastornante (C), Sbilanciare</text:p>
      <text:p text:style-name="P82"/>
      <text:p text:style-name="P82"/>
      <text:p text:style-name="P3">Arco Composito<text:span text:style-name="T51">: Due mani, Distanza, Perforante, danno fisso </text:span><text:span text:style-name="T54">8</text:span><text:span text:style-name="T51">, </text:span><text:span text:style-name="T54">10% Forza, </text:span><text:span text:style-name="T51">20% Destrezza, <text:s text:c="62"/><text:tab/><text:tab/> <text:s text:c="5"/>0% Deviazione</text:span></text:p>
      <text:p text:style-name="P3"><text:span text:style-name="T51"><text:tab/>Tecniche Semplici:</text:span><text:span text:style-name="T55"> Attacco Improvviso, Attacco Triplo, </text:span><text:span text:style-name="T56">Inchiodare</text:span></text:p>
      <text:p text:style-name="P4"><text:span text:style-name="T51"><text:tab/>Tecniche Avanzate: </text:span><text:span text:style-name="T55">Schermaglia, </text:span><text:span text:style-name="T56">Attacco Multiplo, Attacco Furtivo</text:span></text:p>
      <text:p text:style-name="P92"/>
      <text:p text:style-name="P3">Arco Lungo<text:span text:style-name="T51">: Due mani, Distanza, Perforante, danno fisso 1</text:span><text:span text:style-name="T54">0,</text:span><text:span text:style-name="T51"> </text:span><text:span text:style-name="T54">20% Forza, </text:span><text:span text:style-name="T51">20% Destrezza, <text:s text:c="10"/><text:tab/> <text:s text:c="10"/>0% Deviazione</text:span></text:p>
      <text:p text:style-name="P3"><text:span text:style-name="T51"><text:tab/>Tecniche Semplici: </text:span><text:span text:style-name="T56">Mirare, Inchiodare, Attacco Preciso,</text:span></text:p>
      <text:p text:style-name="P3"><text:span text:style-name="T51"><text:tab/>Tecniche Avanzate: </text:span><text:span text:style-name="T56">Attacco Triplo, Attacco Multiplo, Attacco Perforante</text:span></text:p>
      <text:p text:style-name="P3"/>
      <text:p text:style-name="P172"><text:span text:style-name="T4">Balestra</text:span><text:span text:style-name="T53">: Due mani, Distanza, Perforante, danno fisso 1</text:span><text:span text:style-name="T54">4</text:span><text:span text:style-name="T53">, </text:span><text:span text:style-name="T54">10% Destrezza, </text:span><text:span text:style-name="T53">0% Deviazione</text:span></text:p>
      <text:p text:style-name="P3"><text:span text:style-name="T51"><text:tab/>Tecniche Semplici: </text:span><text:span text:style-name="T56">Mirare, Attacco Preciso, Attacco Perforante</text:span></text:p>
      <text:p text:style-name="P3"><text:span text:style-name="T51"><text:tab/>Tecniche Avanzate: </text:span><text:span text:style-name="T56">Inchiodare, </text:span><text:span text:style-name="T57">Sorvegliare*, </text:span><text:span text:style-name="T58">Trafiggere</text:span></text:p>
      <text:p text:style-name="P3"/>
      <text:p text:style-name="P172"><text:span text:style-name="T4">Frombola</text:span><text:span text:style-name="T53">: Due mani, Distanza, Contundente, danno fisso </text:span><text:span text:style-name="T54">8</text:span><text:span text:style-name="T53">, </text:span><text:span text:style-name="T54">30% Forza, 1</text:span><text:span text:style-name="T53">0% Destrezza, <text:s text:c="11"/><text:tab/> <text:s text:c="6"/>0% Deviazione</text:span></text:p>
      <text:p text:style-name="P3"><text:span text:style-name="T51"><text:tab/>Tecniche Semplici: </text:span><text:span text:style-name="T56">Mirare, Rompere Armatura*, Colpo Frastornante</text:span></text:p>
      <text:p text:style-name="P172"><text:span text:style-name="T53"><text:tab/>Tecniche Avanzate: </text:span><text:span text:style-name="T56">S</text:span><text:span text:style-name="T61">pingere*</text:span><text:span text:style-name="T56">, Abbattere Scudo*, Attacco Poderoso</text:span></text:p>
      <text:p text:style-name="P3"/>
      <text:p text:style-name="P172"><text:span text:style-name="T4">Shuriken</text:span><text:span text:style-name="T53">: Due mani, Distanza, Tagliente, danno fisso </text:span><text:span text:style-name="T54">6</text:span><text:span text:style-name="T53">, </text:span><text:span text:style-name="T54">4</text:span><text:span text:style-name="T53">0% Destrezza, 0% Deviazione</text:span></text:p>
      <text:p text:style-name="P5"><text:span text:style-name="T51"><text:tab/>Tecniche Semplici: </text:span><text:span text:style-name="T54">Ferita Profonda*, </text:span><text:span text:style-name="T55">Schermaglia</text:span><text:span text:style-name="T54">, </text:span><text:span text:style-name="T55">Attacco Improvviso</text:span></text:p>
      <text:p text:style-name="P174"><text:span text:style-name="T53"><text:tab/>Tecniche Avanzate: </text:span><text:span text:style-name="T55">Brutalizzare, Attacco </text:span><text:span text:style-name="T57">Furtivo</text:span><text:span text:style-name="T55">, </text:span><text:span text:style-name="T56">Raffica di Colpi</text:span></text:p>
      <text:p text:style-name="P92"/>
      <text:p text:style-name="P9">Brocchiero<text:span text:style-name="T51">: Una mano, Mischia, Contundente, danno fisso 0, 8% Deviazione</text:span></text:p>
      <text:p text:style-name="P6"><text:span text:style-name="T51"><text:tab/>Tecniche Semplici: </text:span><text:span text:style-name="T59">Intercettare*, </text:span><text:span text:style-name="T63">Ridirezionare*</text:span></text:p>
      <text:p text:style-name="P9"><text:span text:style-name="T53"><text:tab/>Tecniche Avanzate: </text:span><text:span text:style-name="T51">Parata*, </text:span><text:span text:style-name="T60">Bersaglio Mobile*, </text:span><text:span text:style-name="T64">Contusione*</text:span></text:p>
      <text:p text:style-name="P93"/>
      <text:p text:style-name="P176"><text:span text:style-name="T6">Scudo a Goccia</text:span><text:span text:style-name="T59">: Una mano, Mischia, Perforante, danno fisso 0, 12% Deviazione</text:span></text:p>
      <text:p text:style-name="P6"><text:span text:style-name="T51"><text:tab/>Tecniche Semplici: </text:span><text:span text:style-name="T59">Intercettare*, Attacco Debilitante*</text:span></text:p>
      <text:p text:style-name="P9"><text:span text:style-name="T53"><text:tab/>Tecniche Avanzate: </text:span><text:span text:style-name="T61">Sfondamento*, </text:span><text:span text:style-name="T64">Punta Acuminata*, Contusione*</text:span></text:p>
      <text:p text:style-name="P93"/>
      <text:p text:style-name="P176"><text:span text:style-name="T6">Scudo Leggero</text:span><text:span text:style-name="T59">: Una mano, Mischia, Contundente, danno fisso 0, 12% Deviazione</text:span></text:p>
      <text:p text:style-name="P6"><text:span text:style-name="T51"><text:tab/>Tecniche Semplici: </text:span><text:span text:style-name="T59">Intercettare*, </text:span><text:span text:style-name="T61">Spingere*</text:span></text:p>
      <text:p text:style-name="P9"><text:span text:style-name="T53"><text:tab/>Tecniche Avanzate: </text:span><text:span text:style-name="T61">Sbilanciare, Bersaglio Mobile*, </text:span><text:span text:style-name="T64">Contusione*</text:span></text:p>
      <text:p text:style-name="P9"/>
      <text:p text:style-name="P176"><text:span text:style-name="T6">Scudo Tondo</text:span><text:span text:style-name="T59">: Una mano, Mischia, Contundente, danno fisso 0, 16% Deviazione, -10% Schivata</text:span></text:p>
      <text:p text:style-name="P6"><text:span text:style-name="T51"><text:tab/>Tecniche Semplici: </text:span><text:span text:style-name="T59">Intercettare*, </text:span><text:span text:style-name="T61">Spingere*</text:span></text:p>
      <text:p text:style-name="P9"><text:span text:style-name="T53"><text:tab/>Tecniche Avanzate: </text:span><text:span text:style-name="T60">Inamovibile*, </text:span><text:span text:style-name="T61">Proteggere*, Sbilanciare</text:span></text:p>
      <text:p text:style-name="P93"/>
      <text:p text:style-name="P9"><text:soft-page-break/>Scudo Torre<text:span text:style-name="T51">: Una mano, Mischia, Contundente, danno fisso 0, 20% Deviazione, -20% Schivata</text:span></text:p>
      <text:p text:style-name="P6"><text:span text:style-name="T51"><text:tab/>Tecniche Semplici: </text:span><text:span text:style-name="T59">Intercettare*, </text:span><text:span text:style-name="T61">Spingere*</text:span></text:p>
      <text:p text:style-name="P87"><text:span text:style-name="T164"><text:tab/>Tecniche Avanzate: </text:span><text:span text:style-name="T170">Inamovibile*, Copertura*, </text:span><text:span text:style-name="T171">Bastione*</text:span></text:p>
      <text:p text:style-name="P87"/>
      <text:p text:style-name="P87"/>
      <text:p text:style-name="P87"/>
      <text:p text:style-name="P168"><text:span text:style-name="T2">Lista di Tecniche</text:span>: </text:p>
      <text:p text:style-name="P168"/>
      <text:p text:style-name="P168">le Tecniche segnate con * non infliggono danni</text:p>
      <text:p text:style-name="P83"/>
      <text:p text:style-name="P83">le Tecniche di Reazione si attivano ogniqualvolta la condizione di attivazione si verifica</text:p>
      <text:p text:style-name="P83"><text:tab/>se hai la possib<text:span text:style-name="T161">i</text:span>lità di usare due o più Tecniche di Reazione, ne scegli solo una da usare</text:p>
      <text:p text:style-name="P83"/>
      <text:p text:style-name="P88">le Tecniche Passive funzionano sempre</text:p>
      <text:p text:style-name="P83"/>
      <text:p text:style-name="P82">se non diversamente specificato, la portata di una Tecnica è la stessa dell'arma che la utilizza</text:p>
      <text:p text:style-name="P82"><text:tab/>le armi da Mischia possono normalmente attaccare solo creature adiacenti</text:p>
      <text:p text:style-name="P82"><text:tab/>le armi a Distanza possono normalmente attaccare solo creature non adiacenti</text:p>
      <text:p text:style-name="P86"/>
      <text:p text:style-name="P86"/>
      <text:p text:style-name="P82"><text:span text:style-name="T2">Abbattere Scudo</text:span>*: attacca una creatura, se riesce, lo scudo della creatura cade, e non può essere recuperato fino alla fine dell'incontro</text:p>
      <text:p text:style-name="P82"/>
      <text:p text:style-name="P82"><text:span text:style-name="T2">Affondo</text:span>: avanza di fino a due caselle il linea retta, puoi attaccare una creatura nella casella <text:s/>successiva in quella direzione, se riesce infligge il 150% del Danno Base, infligge sempre danno Perforante, diventi Esposto</text:p>
      <text:p text:style-name="P82"/>
      <text:p text:style-name="Standard"><text:span text:style-name="T2">Attacco Acrobatico</text:span><text:span text:style-name="T51">: </text:span><text:span text:style-name="T110">Scavalchi una creatura o un oggetto</text:span><text:span text:style-name="T51">, puoi attaccarla contro la metà dell'Evasione, diventi Esposto</text:span></text:p>
      <text:p text:style-name="P82"/>
      <text:p text:style-name="P82"><text:span text:style-name="T2">Attacco Avventato</text:span>: attacca una creatura, se riesce infligge il 150% del Danno Base, diventi Esposto</text:p>
      <text:p text:style-name="P82"/>
      <text:p text:style-name="P82"><text:span text:style-name="T2">Attacco con Portata</text:span>: attacca una creatura distante due caselle, il Danno Base è dimezzato</text:p>
      <text:p text:style-name="P82"/>
      <text:p text:style-name="P82"><text:span text:style-name="T2">Attacco Debilitante</text:span>*: attacca una creatura, se riesce, scegli se Immobilizzarla o Stordirla</text:p>
      <text:p text:style-name="P82"/>
      <text:p text:style-name="P82"><text:span text:style-name="T2">Attacco di Reazione</text:span>: entra in Posizione, finché è attiva ogniqualvolta che una creatura si muove da o verso una casella a te adiacente, puoi attaccarla</text:p>
      <text:p text:style-name="P82"/>
      <text:p text:style-name="P84"><text:span text:style-name="T2">Attacco Furtivo</text:span>: attacca una creatura che non ha ancora agito o è <text:span text:style-name="T187">I</text:span>gnara della presenza dell'attaccante, se riesce, infligge il 200% del Danno Base</text:p>
      <text:p text:style-name="P84"/>
      <text:p text:style-name="P173"><text:span text:style-name="T2">Attacco Improvviso</text:span><text:span text:style-name="T51">: </text:span><text:span text:style-name="T55">Avanzi d</text:span><text:span text:style-name="T51">i una casella, </text:span><text:span text:style-name="T55">puoi attaccare una</text:span><text:span text:style-name="T51"> creatura, se riesce, infligge il 50% del Danno Base</text:span></text:p>
      <text:p text:style-name="P84"/>
      <text:p text:style-name="P7">Attacco Multiplo<text:span text:style-name="T51">: attacca fino a 3 creature diverse, se riesce, infligge il 50% del Danno Base</text:span></text:p>
      <text:p text:style-name="P84"/>
      <text:p text:style-name="P82"><text:span text:style-name="T2">Attacco Perforante</text:span>: attacca una creatura, se riesce, infligge il 50% del Danno Base e ignora la Riduzione al danno Fisico</text:p>
      <text:p text:style-name="P82"/>
      <text:p text:style-name="P82"><text:soft-page-break/><text:span text:style-name="T2">Attacco Poderoso</text:span>: attacca una creatura contro il doppio dell'Evasione, se riesce, infligge il 150% del Danno Base</text:p>
      <text:p text:style-name="P82"/>
      <text:p text:style-name="P82"><text:span text:style-name="T2">Attacco Preciso</text:span>: attacca una creatura, colpisce automaticamente, infligge il 50% del danno base</text:p>
      <text:p text:style-name="P2"/>
      <text:p text:style-name="P82"><text:span text:style-name="T2">Attacco Preventivo</text:span>: entra in Posizione, finché è attiva ogni volta che una creatura ti attacca in Mischia, puoi attaccarla prima</text:p>
      <text:p text:style-name="P82"/>
      <text:p text:style-name="P82"><text:span text:style-name="T2">Attacco Rotante</text:span>: attacca tutte le creature adiacenti</text:p>
      <text:p text:style-name="P82"/>
      <text:p text:style-name="P82"><text:span text:style-name="T2">Attacco Triplo</text:span>: attacca una creatura 3 volte, ogni attacco infligge il 50% del Danno Base</text:p>
      <text:p text:style-name="P11"/>
      <text:p text:style-name="P179"><text:span text:style-name="T7">B</text:span><text:span text:style-name="T9">astione</text:span><text:span text:style-name="T62">*: entra in Posizione, finché è attiva, ogni volta che un attacco in Mischia ti manca, puoi rendere la creatura che ti ha mancato Frastornata a partire dalla fine del suo turno</text:span></text:p>
      <text:p text:style-name="P10"/>
      <text:p text:style-name="P177"><text:span text:style-name="T7">Bersaglio Mobile</text:span><text:span text:style-name="T60">*: Reazione, ogni volta che un attacco in Mischia ti manca, puoi spostarti di una casella</text:span></text:p>
      <text:p text:style-name="P82"/>
      <text:p text:style-name="P82"><text:span text:style-name="T2">Brutalizzare</text:span>: attacca una creatura, se riesce infligge il 50% del Danno Base + il 50% del Danno Base per ogni effetto di stato negativo sulla creatura</text:p>
      <text:p text:style-name="P82"/>
      <text:p text:style-name="P14">Contusione<text:span text:style-name="T51">*: attacca una creatura, se riesce, le creatura diventa Indebolita</text:span></text:p>
      <text:p text:style-name="P10"/>
      <text:p text:style-name="P10">Copertura<text:span text:style-name="T51">*: entri in Posizione, finché è attiva, non puoi essere esposto, e i tuoi valori di Riduzione al Danno raddoppiano</text:span></text:p>
      <text:p text:style-name="P2"/>
      <text:p text:style-name="Standard"><text:span text:style-name="T2">Colpo Frastornante</text:span><text:span text:style-name="T51">: attacca una creatura, se riesce, infligge il 50% del Danno Base e la creatura </text:span><text:span text:style-name="T64">diventa</text:span><text:span text:style-name="T51"> Frastornata, infligge sempre danni Contundenti</text:span></text:p>
      <text:p text:style-name="P82"/>
      <text:p text:style-name="P82"><text:span text:style-name="T2">Contrattacco</text:span>: Reazione, una volta per round, quando un attacco in Mischia ti manca, puoi effettuare un attacco contro la creatura che ti ha mancato, se era adiacente a te al momento dell'attacco</text:p>
      <text:p text:style-name="P82"/>
      <text:p text:style-name="P82"><text:span text:style-name="T2">Disarmare</text:span>*: attacca una creatura contro il doppio dell'Evasione, se l'attacco riesce, la creatura perd<text:span text:style-name="T169">e </text:span>l'arma, per il resto dell'incontro non può recuperarla</text:p>
      <text:p text:style-name="P82"/>
      <text:p text:style-name="P45">Doppio Colpo<text:span text:style-name="T51">: attacca una creatura 2 volte, ogni attacco infligge il 50% del Danno Base, se entrambi gli attacchi riescono, la creatura diventa Frastornata</text:span></text:p>
      <text:p text:style-name="P82"/>
      <text:p text:style-name="P82"><text:span text:style-name="T2">Esecuzione</text:span>*: attacca una creatura, colpisce automaticamente, la creatura muore</text:p>
      <text:p text:style-name="P82"/>
      <text:p text:style-name="P82"><text:span text:style-name="T2">Esecuzione a Distanza</text:span>*: attacca una creatura non adiacente, colpisce automaticamente, la creatura muore</text:p>
      <text:p text:style-name="P82"/>
      <text:p text:style-name="P84"><text:span text:style-name="T2">Esecuzione Rotante</text:span>*: attacca ogni creatura adiacente, colpisce automaticamente, le creature muoiono (se hai ucciso per sbaglio un tuo compagno di squadra vinci un premio)</text:p>
      <text:p text:style-name="P84"/>
      <text:p text:style-name="P82"><text:span text:style-name="T2">Fendente</text:span>: attacca due creature, alla fine del turno diventi Esposto</text:p>
      <text:p text:style-name="P82"/>
      <text:p text:style-name="P82"><text:span text:style-name="T2">Ferita Profonda</text:span>*: attacca una creatura, se riesce applica Sanguinamento pari al <text:span text:style-name="T189">D</text:span>anno inflitto</text:p>
      <text:p text:style-name="P82"/>
      <text:p text:style-name="P82"><text:span text:style-name="T2">Finta</text:span>*: attacca una creatura contro la metà dell'Evasione, se riesce la creatura diventa Esposta</text:p>
      <text:p text:style-name="P82"><text:soft-page-break/></text:p>
      <text:p text:style-name="P211"><text:span text:style-name="T27">Guardia</text:span><text:span text:style-name="T101">*: </text:span><text:span text:style-name="T63">entri in Posizione, finché è attiva</text:span><text:span text:style-name="T101">, raddoppia il tuo valore di Schivata</text:span></text:p>
      <text:p text:style-name="P82"/>
      <text:p text:style-name="P8">Impalare<text:span text:style-name="T51">: attacca una creatura adiacente e un'altra creatura direttamente alle spalle della prima</text:span></text:p>
      <text:p text:style-name="P82"/>
      <text:p text:style-name="P10">Inamovibile<text:span text:style-name="T51">*: Passiva, non puoi essere spostato forzatamente</text:span></text:p>
      <text:p text:style-name="P2"/>
      <text:p text:style-name="P82"><text:span text:style-name="T2">Inchiodare</text:span>: attacca una creatura, se riesce, infligge il 50% del Danno Base e la creatura viene Immobilizzata</text:p>
      <text:p text:style-name="P82"/>
      <text:p text:style-name="P90"><text:span text:style-name="T2">Intercettare</text:span>*: entra in Posizione, <text:span text:style-name="T172">la prima volta nel turno che vieni attaccato in</text:span> Mischia, <text:span text:style-name="T172">hai +50% Deviazione, poi esci dalla Posizione</text:span></text:p>
      <text:p text:style-name="P82"/>
      <text:p text:style-name="P82"><text:span text:style-name="T2">Lancia e Scudo</text:span>*: <text:span text:style-name="T172">entri in Posizione, finché è attiva</text:span>, raddoppia il bonus di Deviazione dello Scudo</text:p>
      <text:p text:style-name="P82"/>
      <text:p text:style-name="P12"><text:span text:style-name="T167">Mirare</text:span><text:span text:style-name="T57">: sceglie una creatura, all’inizio del tuo prossimo turno, se la creatura non si è spostata la puoi attaccare contro la metà dell'Evasione, infliggi il 200% del Danno Base, se lo fai il tuo turno finisce</text:span></text:p>
      <text:p text:style-name="P82"/>
      <text:p text:style-name="P82"><text:span text:style-name="T2">Parata</text:span>*: Reazione, ogni volta che un attacco in Mischia ti manca, puoi rendere la creatura che ti ha mancato Esposta</text:p>
      <text:p text:style-name="P89"/>
      <text:p text:style-name="P89"><text:span text:style-name="T2">Presidiare</text:span>*: entri in Posizione, finché è attiva, ogni volta che una creatura adiacente cerca di spostarsi volontariamente, puoi attaccarla, se riesce, la creatura non si sposta, ha usato la sua azione</text:p>
      <text:p text:style-name="P2"/>
      <text:p text:style-name="P13">Proteggere<text:span text:style-name="T51">*: entri in posizione, finché è attiva, gli alleati adiacenti hanno +50% Deviazione</text:span></text:p>
      <text:p text:style-name="P2"/>
      <text:p text:style-name="P181"><text:span text:style-name="T2">Punta Acuminata</text:span><text:span text:style-name="T51">*: attacca una creatura, se riesce, applica 3 Sanguinamento, poi la creatura Sanguina</text:span></text:p>
      <text:p text:style-name="P2"/>
      <text:p text:style-name="Standard"><text:span text:style-name="T2">Raffica di </text:span><text:span text:style-name="T5">Colpi</text:span><text:span text:style-name="T51">: attacca una creatura 3 volte, ogni attacco infligge il 50% del Danno Base, se un attacco non supera la Riduzione al danno Fisico, la riduce ai fini degli attacchi successivi di una quantità pari al Danno Base</text:span></text:p>
      <text:p text:style-name="P82"/>
      <text:p text:style-name="P180"><text:span text:style-name="T10">Ridirezionare</text:span><text:span text:style-name="T63">*: entri in Posizione, finché è attiva, quando un alleato adiacente viene attaccato in Mischia, subisci l’attacco al suo posto ed esci dalla Posizione</text:span></text:p>
      <text:p text:style-name="P82"/>
      <text:p text:style-name="P82"><text:span text:style-name="T2">Rompere Armatura</text:span>*: attacca una creatura, se riesce, la Riduzione al danno Fisico della creatura è ridotta di una quantità pari al Danno Base fino alla fine del tuo prossimo turno</text:p>
      <text:p text:style-name="P82"/>
      <text:p text:style-name="P82"><text:span text:style-name="T2">Sbilanciare</text:span>*: attacca una creatura, se riesce infligge il 50% del Danno Base e la creatura diventa Sbilanciata</text:p>
      <text:p text:style-name="P82"/>
      <text:p text:style-name="P82"><text:span text:style-name="T2">Scagliare Arma</text:span>: attacca una creatura non adiacente, il Danno Base aumenta del 50%, l'arma è persa per il resto del <text:span text:style-name="T253">combattimento</text:span></text:p>
      <text:p text:style-name="P82"/>
      <text:p text:style-name="P7">Schermaglia<text:span text:style-name="T51">: Arretri di una casella, poi puoi attaccare una creatura, se riesce infligge il 50% del Danno Base</text:span></text:p>
      <text:p text:style-name="P82"/>
      <text:p text:style-name="P178"><text:span text:style-name="T8">Sfondamento</text:span><text:span text:style-name="T61">*: attacca una creatura, se riesce, la creatura diventa Indifesa</text:span></text:p>
      <text:p text:style-name="P12"/>
      <text:p text:style-name="P175"><text:soft-page-break/><text:span text:style-name="T2">Presidiare*</text:span><text:span text:style-name="T51">: entri in Posizione, </text:span><text:span text:style-name="T57">scegli un area 3x3 che non contenga caselle adiacenti, </text:span><text:span text:style-name="T51">finché è attiva, ogni volta che una creatura </text:span><text:span text:style-name="T57">nell’area</text:span><text:span text:style-name="T51"> cerca di spostarsi volontariamente, puoi attaccarla, se riesce, la creatura non si sposta, ha usato la sua azione</text:span></text:p>
      <text:p text:style-name="P2"/>
      <text:p text:style-name="P13">Spingere<text:span text:style-name="T51">*: attacca una creatura contro metà della Difesa, se riesce la creatura è forzata ad A</text:span><text:span text:style-name="T151">r</text:span><text:span text:style-name="T51">retrare</text:span></text:p>
      <text:p text:style-name="P2"/>
      <text:p text:style-name="P82"><text:span text:style-name="T2">Strappare Arma</text:span>*: attacca una creatura distante due caselle contro il doppio dell'Evasione, se l'attacco riesce, la creatura perde l'arma, per il resto dell'incontro non può recuperarla</text:p>
      <text:p text:style-name="P82"/>
      <text:p text:style-name="P82"><text:span text:style-name="T2">Trafiggere</text:span>: <text:span text:style-name="T168">attacca tutte le creature allineate tra te e il bordo della mappa, se riesce, infliggi il 50% del Danno Base, ignora la metà della Riduzione al Danno Fisico</text:span></text:p>
      <text:p text:style-name="P82"/>
      <text:p text:style-name="P82"><text:span text:style-name="T2">Tirare</text:span>*: attacca una creatura distante due caselle, se riesce la Tira di una casella</text:p>
      <text:p text:style-name="P82"/>
      <text:p text:style-name="P82"><text:span text:style-name="T2">Toccata e Fuga</text:span>: attacca una creatura, se riesce infligge il 50% del Danno Base, <text:span text:style-name="T166">A</text:span>rretri di una casella</text:p>
      <text:p text:style-name="P82"/>
      <text:p text:style-name="P82"><text:span text:style-name="T2">Lista di Status Alterati</text:span>:</text:p>
      <text:p text:style-name="P82"/>
      <text:p text:style-name="P54">Accecamento<text:span text:style-name="T51">: una creatura Accecata è Frastornata, Esposta e Ignara di tutte le altre creature in genere una creatura smette di essere Accecata dopo 5 minuti</text:span></text:p>
      <text:p text:style-name="P135"/>
      <text:p text:style-name="P69">Avvelenamento<text:span text:style-name="T51">: una creatura avvelenata subisce penalità in base al tipo di Veleno e al livello di Avvelenamento (in rapporto alla costituzione della creatura).</text:span></text:p>
      <text:p text:style-name="P159">L’Avvelenamento scompare quando il Veleno viene trattato o dopo un tempo specifico.</text:p>
      <text:p text:style-name="P82"/>
      <text:p text:style-name="P49">Ammalato<text:span text:style-name="T51">: una creatura Ammalata riceve il doppio del Sanguinamento, della Lentezza e del Veleno, ed è Indebolita. </text:span></text:p>
      <text:p text:style-name="P237"><text:span text:style-name="T151">Q</text:span><text:span text:style-name="T111">uando una creatura Ammalata colpisce o viene colpita in Mischia da un’altra creatura la Contagia (quella creatura si Ammala a sua volta)</text:span></text:p>
      <text:p text:style-name="P129">La Malattia scompare dopo 3 giorni o quando viene curata</text:p>
      <text:p text:style-name="P82"/>
      <text:p text:style-name="P77">Assordamento<text:span text:style-name="T51">: una creatura assordata è sempre Sbilanciata e Esposta </text:span></text:p>
      <text:p text:style-name="P169"><text:tab/><text:tab/> <text:s text:c="2"/>in genere una creatura smette di essere Assordata dopo 5 minuti</text:p>
      <text:p text:style-name="P82"/>
      <text:p text:style-name="P82"><text:span text:style-name="T2">Atterrato</text:span>: una creatura Atterrata è Esposta e Frastornata</text:p>
      <text:p text:style-name="P133"><text:tab/> <text:s text:c="5"/>quando una creatura diventa atterrata, esce dalla Posizione e perde la Concentrazione</text:p>
      <text:p text:style-name="P82"><text:tab/> <text:s text:c="5"/>una creatura smette di essere Atterrata quando usa un'azione per rialzarsi</text:p>
      <text:p text:style-name="P82"/>
      <text:p text:style-name="P59">Confusione<text:span text:style-name="T51">: una creatura Confusa consuma il doppio del Mana, non può mantenere Posizioni e non <text:tab/><text:tab/>può Concentrarsi</text:span></text:p>
      <text:p text:style-name="P149"><text:tab/> <text:s text:c="8"/>una creatura smette di essere Confusa dopo 5 minuti</text:p>
      <text:p text:style-name="P149"/>
      <text:p text:style-name="P82"><text:span text:style-name="T2">Esposto</text:span>: una creatura Esposta ha Evasione dimezzata</text:p>
      <text:p text:style-name="P82"><text:tab/> <text:s text:c="3"/>una creatura smette di essere Esposta all'inizio del suo turno</text:p>
      <text:p text:style-name="P82"/>
      <text:p text:style-name="P82"><text:span text:style-name="T2">Frastornamento</text:span>: una creatura Frastornata attacca contro il doppio dell'Evasione</text:p>
      <text:p text:style-name="P82"><text:tab/><text:tab/> <text:s text:c="5"/>una creatura smette di essere Frastornata alla fine del suo turno</text:p>
      <text:p text:style-name="P82"/>
      <text:p text:style-name="P44">Ignaro<text:span text:style-name="T51">: una creatura Ignara di un’altra creatura non può bersagliarla ed è considerata Esposta nei suoi confronti</text:span></text:p>
      <text:p text:style-name="P120"><text:soft-page-break/>una creatura smette di essere Ignara di un’altra creatura: alla fine del turno di una delle due, se sono adiacenti; quando la seconda la attacca, dopo aver risolto il singolo attacco; alla fine del turno della seconda, se questa ha attaccato <text:span text:style-name="T241">o lanciato un Incantesimo </text:span></text:p>
      <text:p text:style-name="P82"/>
      <text:p text:style-name="P82"><text:span text:style-name="T2">Immobilità</text:span>: una creatura Immobilizzata non può muoversi volontariamente</text:p>
      <text:p text:style-name="P82"><text:tab/> <text:s text:c="8"/>una creatura smette di essere Immobilizzata alla fine del suo turno</text:p>
      <text:p text:style-name="P82"/>
      <text:p text:style-name="P14">Indebolimento<text:span text:style-name="T51">: una creatura Indebolita infligge metà del Danno Base</text:span></text:p>
      <text:p text:style-name="P14"><text:span text:style-name="T51"><text:tab/><text:tab/> <text:s text:c="2"/></text:span><text:span text:style-name="T80">una creature smette di essere Indebolita alla fine del suo turno</text:span></text:p>
      <text:p text:style-name="P13"/>
      <text:p text:style-name="P13">Indifeso<text:span text:style-name="T51">: una creatura indifesa ha Resistenza al Danno azzerata</text:span></text:p>
      <text:p text:style-name="P94"><text:s text:c="16"/>una creatura smette di essere Indifesa all’inizio del suo turno</text:p>
      <text:p text:style-name="P94"/>
      <text:p text:style-name="P25">Lentezza<text:span text:style-name="T51">: la tua Iniziativa è ridotta di un valore pari a quello di Lentezza</text:span></text:p>
      <text:p text:style-name="P110"><text:tab/> <text:s text:c="4"/>fintanto che il valore di Lentezza è uguale o superiore a quello di Destrezza, sei <text:tab/> <text:s/><text:tab/> <text:s text:c="3"/><text:tab/> Immobilizzato</text:p>
      <text:p text:style-name="P195"><text:span text:style-name="T79"><text:tab/> <text:s text:c="4"/></text:span><text:span text:style-name="T80">la Lentezza si azzera alla fine del combattimento</text:span></text:p>
      <text:p text:style-name="P94"/>
      <text:p text:style-name="P16">Paura<text:span text:style-name="T51">: una creatura affetta da Paura subisce un penalità all’Evasione, alla Precisione pari al <text:tab/> <text:tab/> punteggio di Paura, e una penalità ai Danni Base pari alla metà di quel valore</text:span></text:p>
      <text:p text:style-name="P100"><text:tab/><text:tab/>s<text:span text:style-name="T250">e</text:span> il punteggio di Paura è pari o superiore alla Volontà, la creature fugge (spende <text:tab/><text:tab/>sempre la sua azione per Indietreggiare)</text:p>
      <text:p text:style-name="P2"><text:tab/><text:span text:style-name="T80">la Paura termina alla fine del combattimento</text:span></text:p>
      <text:p text:style-name="P2"/>
      <text:p text:style-name="P82"><text:span text:style-name="T2">Posizione</text:span>: una creatura in Posizione ha un Effetto Personale attivo</text:p>
      <text:p text:style-name="P82"><text:tab/> <text:s text:c="5"/>la Posizione termina quando l'effetto ha termine, all'inizio del turno della creatura <text:span text:style-name="T236">o <text:tab/> <text:s/><text:tab/><text:tab/>quando la creatura si muove o è costretta a muoversi</text:span></text:p>
      <text:p text:style-name="P82"/>
      <text:p text:style-name="P222"><text:span text:style-name="T31">Rigenerazione</text:span><text:span text:style-name="T51">: all'inizio del proprio turno, una creatura affetta da </text:span><text:span text:style-name="T113">Rigenerazione </text:span><text:span text:style-name="T129">Rigenera</text:span></text:p>
      <text:p text:style-name="P150"/>
      <text:p text:style-name="P222"><text:span text:style-name="T129"><text:tab/><text:tab/> <text:s text:c="2"/>quando una creatura Rigenera, </text:span><text:span text:style-name="T113">guadagna</text:span><text:span text:style-name="T91"> Punti Ferita</text:span><text:span text:style-name="T51"> pari al valor</text:span><text:span text:style-name="T92">e</text:span><text:span text:style-name="T51"> di <text:tab/><text:tab/><text:tab/><text:tab/> <text:s text:c="2"/></text:span><text:span text:style-name="T113">Rigenerazione</text:span><text:span text:style-name="T51">, poi il valore di </text:span><text:span text:style-name="T113">Rigenerazione</text:span><text:span text:style-name="T51"> </text:span><text:span text:style-name="T64">s</text:span><text:span text:style-name="T51">i riduce di </text:span><text:span text:style-name="T113">1</text:span></text:p>
      <text:p text:style-name="P132"><text:tab/></text:p>
      <text:p text:style-name="P219"><text:span text:style-name="T51"><text:tab/><text:tab/> <text:s text:c="2"/>diversi effetti di </text:span><text:span text:style-name="T113">Rigenerazione</text:span><text:span text:style-name="T51"> si sommano tra loro</text:span></text:p>
      <text:p text:style-name="P132"/>
      <text:p text:style-name="P219"><text:span text:style-name="T51"><text:tab/><text:tab/> <text:s text:c="2"/></text:span><text:span text:style-name="T113">la</text:span><text:span text:style-name="T51"> </text:span><text:span text:style-name="T113">Rigenerazione permane</text:span><text:span text:style-name="T51"> finché non si azzera</text:span></text:p>
      <text:p text:style-name="P82"/>
      <text:p text:style-name="P173"><text:span text:style-name="T2">Sanguinamento</text:span><text:span text:style-name="T51">: all'inizio del proprio turno, una creatura affetta da Sanguinamento </text:span><text:span text:style-name="T129">Sanguina</text:span></text:p>
      <text:p text:style-name="P148"/>
      <text:p text:style-name="P148"><text:tab/><text:tab/> <text:s text:c="4"/><text:span text:style-name="T173">quando una creatura Sanguina, </text:span><text:span text:style-name="T238">perde Punti Ferita </text:span><text:span text:style-name="T173">pari al valor</text:span><text:span text:style-name="T159">e</text:span><text:span text:style-name="T173"> di <text:tab/><text:tab/><text:tab/> <text:tab/> <text:s text:c="4"/>Sanguinamento, poi il valore di Sanguinamento si riduce di uno</text:span></text:p>
      <text:p text:style-name="P148"><text:tab/></text:p>
      <text:p text:style-name="P91"><text:tab/><text:tab/> <text:s text:c="4"/>diversi effetti di Sanguinamento si sommano tra loro</text:p>
      <text:p text:style-name="P91"/>
      <text:p text:style-name="P82"><text:tab/><text:tab/> <text:s text:c="4"/>il Sanguinamento permane finché non viene curato, finché non si azzera, o finché <text:tab/><text:tab/> <text:s text:c="4"/>la creatura non muore</text:p>
      <text:p text:style-name="P82"/>
      <text:p text:style-name="P82"><text:span text:style-name="T2">Sbilanciamento</text:span>: se una creatura Sbilanciata subisce un ulteriore effetto di Sbilanciamento, diventa <text:tab/><text:tab/> <text:s text:c="4"/>Atterrata</text:p>
      <text:p text:style-name="P82"><text:tab/> <text:s text:c="15"/>una creatura smette di essere Sbilanciata all'inizio del suo turno</text:p>
      <text:p text:style-name="P82"/>
      <text:p text:style-name="P53"><text:soft-page-break/>Svenimento<text:span text:style-name="T51">: una creatura Svenuta è Atterrata, Indifesa, Immobilizzata, Stordita e Ignara di tutte le <text:tab/> <text:s text:c="9"/><text:tab/><text:tab/>altre creature</text:span></text:p>
      <text:p text:style-name="P136"><text:tab/> <text:s text:c="10"/>una creatura Svenuta generalmente si sveglia dopo 5 minuti, quando un’altra <text:tab/><text:tab/><text:tab/><text:tab/>creatura la sveglia <text:span text:style-name="T250">o quando subisce danni, rimane Atterrata</text:span></text:p>
      <text:p text:style-name="P82"/>
      <text:p text:style-name="P82"><text:span text:style-name="T2">Stordimento</text:span>: una creatura Stordita non può attaccare o usare Capacità durante il proprio turno</text:p>
      <text:p text:style-name="P82"><text:tab/> <text:s text:c="10"/>una creatura smette di essere Stordita alla fine del proprio turno</text:p>
      <text:p text:style-name="P82"/>
      <text:p text:style-name="P82"/>
      <text:p text:style-name="P85"><text:span text:style-name="T2">Capacità Speciali</text:span>: ogni personaggio dispon<text:span text:style-name="T160">e</text:span> di capacità speciali, azioni speciali che può compiere durante il proprio turno</text:p>
      <text:p text:style-name="P82"/>
      <text:p text:style-name="P82">alcune di queste capacità derivano dalle armi, <text:span text:style-name="T237">queste sono dette Tecniche</text:span></text:p>
      <text:p text:style-name="P82"><text:tab/>queste possono essere usate solo quando il personaggio impugna le armi adatt<text:span text:style-name="T160">e</text:span></text:p>
      <text:p text:style-name="P82"/>
      <text:p text:style-name="P82">altre sono personali, e derivano dalle conoscenze acquisite dal personaggio</text:p>
      <text:p text:style-name="P82"><text:tab/><text:span text:style-name="T237">queste sono Capacità Personali e Incantesimi</text:span></text:p>
      <text:p text:style-name="P82"/>
      <text:p text:style-name="P82">in combattimento i personaggi non possono usufruire di tutte le Capacità che conoscono</text:p>
      <text:p text:style-name="P82"/>
      <text:p text:style-name="P82">dopo un riposo lungo i personaggi scelgono quali abilità preparare</text:p>
      <text:p text:style-name="P82"><text:tab/>ogni personaggio può preparare 2 Stili di Combattimento</text:p>
      <text:p text:style-name="P182"><text:span text:style-name="T51"><text:tab/>ogni personaggio prepara </text:span><text:span text:style-name="T132">3</text:span><text:span text:style-name="T66"> Capacità Personali</text:span></text:p>
      <text:p text:style-name="P184"><text:span text:style-name="T51"><text:tab/>ogni personaggio prepara </text:span><text:span text:style-name="T77">3</text:span><text:span text:style-name="T65"> Incantesimi</text:span></text:p>
      <text:p text:style-name="P184"><text:span text:style-name="T65"><text:tab/><text:tab/></text:span><text:span text:style-name="T132">si può preparare più volte lo stesso Stile di Combattimento, Capacità Personale o <text:tab/><text:tab/>Incantesimo</text:span></text:p>
      <text:p text:style-name="P145"/>
      <text:p text:style-name="P151">le Capacità Innate sono Capacità Speciali sempre disponibili, non vanno preparate</text:p>
      <text:p text:style-name="P146"/>
      <text:p text:style-name="P82"/>
      <text:p text:style-name="P236"><text:span text:style-name="T2">Stili di Combattimento</text:span><text:span text:style-name="T51">: uno Stile di Combattimento è un set di </text:span><text:span text:style-name="T52">Tecniche</text:span><text:span text:style-name="T51"> legate ad armi specifiche</text:span></text:p>
      <text:p text:style-name="P85"><text:s/></text:p>
      <text:p text:style-name="P85">ogni Stile di Combattimento contiene</text:p>
      <text:p text:style-name="P82"><text:tab/>2 Tecniche legate a un'arma a Una mano, più altre 2 Tecniche legata ad un'altra arma a Una <text:tab/><text:tab/>mano</text:p>
      <text:p text:style-name="P82"><text:tab/>oppure </text:p>
      <text:p text:style-name="P82"><text:tab/>3 Tecniche legate a una singola arma a Due mani</text:p>
      <text:p text:style-name="P82"/>
      <text:p text:style-name="P82">cambiare Stile di Combattimento è un'azione</text:p>
      <text:p text:style-name="P82"><text:tab/>cambiare armi consente di passare allo Stile di Combattimento corrispondente in una sola <text:tab/>azione</text:p>
      <text:p text:style-name="P82"/>
      <text:p text:style-name="P82"/>
      <text:p text:style-name="P85"><text:span text:style-name="T2">Capacità Personali</text:span>: una Capacità Personale è una capacità speciale legata al personaggio</text:p>
      <text:p text:style-name="P82"/>
      <text:p text:style-name="Standard"><text:span text:style-name="T51">un personaggio può scegliere di imparare una Capacità Personale ogniqualvolta </text:span><text:span text:style-name="T78">guadagna un</text:span><text:span text:style-name="T51"> Livello </text:span><text:span text:style-name="T78">di Esperienza; </text:span><text:span text:style-name="T51">alcune Capacità Personali possono avere prerequisiti</text:span></text:p>
      <text:p text:style-name="P82"/>
      <text:p text:style-name="P96">alcune Capacità sono raggruppate in rami tematici</text:p>
      <text:p text:style-name="P82"/>
      <text:p text:style-name="Standard"><text:span text:style-name="T65">le</text:span><text:span text:style-name="T51"> Capacità Personal</text:span><text:span text:style-name="T126">i</text:span><text:span text:style-name="T51"> </text:span><text:span text:style-name="T65">sono di </text:span><text:span text:style-name="T68">tre</text:span><text:span text:style-name="T65"> tipi</text:span></text:p>
      <text:p text:style-name="Standard"><text:span text:style-name="T51"><text:tab/>le capacità </text:span><text:span text:style-name="T65">Attive</text:span><text:span text:style-name="T51"> </text:span><text:span text:style-name="T65">vengono utilizzate con un’azione</text:span></text:p>
      <text:p text:style-name="P101"><text:soft-page-break/><text:tab/><text:tab/>alcune potrebbero avere un costo</text:p>
      <text:p text:style-name="P82"><text:tab/>le capacità Passive hanno un effetto continuo fintanto che sono state preparate</text:p>
      <text:p text:style-name="P82"><text:tab/><text:tab/>l'effetto può essere innescato da condizioni particolari</text:p>
      <text:p text:style-name="P95"><text:tab/>le <text:span text:style-name="T176">capacità</text:span> di Reazione si attivano ogniqualvolta la condizione di attivazione si verifica</text:p>
      <text:p text:style-name="P186"><text:span text:style-name="T51"><text:tab/><text:tab/>se hai la possib</text:span><text:span text:style-name="T69">i</text:span><text:span text:style-name="T51">lità di usare due o più </text:span><text:span text:style-name="T68">capacità</text:span><text:span text:style-name="T51"> di Reazione, ne scegli solo un</text:span><text:span text:style-name="T68">a</text:span></text:p>
      <text:p text:style-name="P186"><text:span text:style-name="T68"><text:s text:c="12"/></text:span><text:span text:style-name="T72">le capacità </text:span><text:span text:style-name="T126">Innate sono sempre disponibili,</text:span><text:span text:style-name="T72"> non vanno preparate perché abbiano effetto</text:span></text:p>
      <text:p text:style-name="P103"/>
      <text:p text:style-name="P191"><text:span text:style-name="T68">le </text:span><text:span text:style-name="T76">Capacità</text:span><text:span text:style-name="T68"> segnate con * non infliggono danni</text:span></text:p>
      <text:p text:style-name="P82"/>
      <text:p text:style-name="P82"/>
      <text:p text:style-name="P39">Adrenalina<text:span text:style-name="T51">*: Gratuita; una volta per round, in qualunque momento, puoi perdere il 30% dei Punti Ferita per ottenere un turno addizionale dopo quello corrente</text:span></text:p>
      <text:p text:style-name="P82"/>
      <text:p text:style-name="P41">Armato Fino ai Denti<text:span text:style-name="T51">*: Passiva; puoi equipaggiare 1 Arma in più e preparare 1 Stile di Combattimento in più; inoltre, una volta per turno, puoi cambiare un solo pezzo di equipaggiamento come azione gratuita</text:span></text:p>
      <text:p text:style-name="P82"/>
      <text:p text:style-name="P207"><text:span text:style-name="T22">Attacco Coordinato</text:span><text:span text:style-name="T94">*: Attiva;</text:span><text:span text:style-name="T95"> azione Gratuita;</text:span><text:span text:style-name="T94"> tu e un alleato che non ha ancora agito effettuate un attacco contro la stessa creatura; usate entrambi il vostro turno di questo </text:span><text:span text:style-name="T95">r</text:span><text:span text:style-name="T94">ound</text:span></text:p>
      <text:p text:style-name="P82"/>
      <text:p text:style-name="P55"><text:span text:style-name="T235">Attacco Devastante</text:span><text:span text:style-name="T123">: Attiva; solo Mischia; attacca una creatura, se riesce, infliggi il 200% del Danno Base alla creatura e </text:span><text:span text:style-name="T122">subisci </text:span><text:span text:style-name="T123">il 50% del Danno Base non ridotto</text:span></text:p>
      <text:p text:style-name="P55"/>
      <text:p text:style-name="P220"><text:span text:style-name="T23">Attacco Disperato</text:span><text:span text:style-name="T95">: Attiva; attacca una creatura, ottieni un bonus alla Precisione e al Danno Base pari al valore complessivo di Sanguinamento, Veleno, Lentezza e Paura su di te, se riesce, infliggi il 50% del Danno Base (anche il bonus è dimezzato)</text:span></text:p>
      <text:p text:style-name="P144"/>
      <text:p text:style-name="P43">Bersaglio Facile<text:span text:style-name="T51">*: Attiva; fino all’inizio del tuo prossimo turno, diventi Esposto e tutti i tuoi alleati ottengono +20% Evasione</text:span></text:p>
      <text:p text:style-name="P82"/>
      <text:p text:style-name="P76">Colpo di Grazia<text:span text:style-name="T51">: Attiva; attacca una creatura adiacente Atterrata, se riesce, infliggi il 200% del Danno Base</text:span></text:p>
      <text:p text:style-name="P82"/>
      <text:p text:style-name="P208"><text:span text:style-name="T24">Corpo a Corpo</text:span><text:span text:style-name="T97">*: Attiva</text:span><text:span text:style-name="T96">; </text:span><text:span text:style-name="T97">attacca una creatura adiacente, se riesce,</text:span><text:span text:style-name="T96"> </text:span><text:span text:style-name="T97">scegli se renderla </text:span><text:span text:style-name="T96">Espost</text:span><text:span text:style-name="T97">a</text:span><text:span text:style-name="T96">, Frastornat</text:span><text:span text:style-name="T97">a</text:span><text:span text:style-name="T96">, <text:s/>Indebolit</text:span><text:span text:style-name="T97">a</text:span><text:span text:style-name="T96">, Indifes</text:span><text:span text:style-name="T97">a</text:span><text:span text:style-name="T96"> </text:span><text:span text:style-name="T97">o</text:span><text:span text:style-name="T96"> Sbilanciat</text:span><text:span text:style-name="T97">a</text:span></text:p>
      <text:p text:style-name="P82"/>
      <text:p text:style-name="P42">Diversivo<text:span text:style-name="T51">*: Attiva; tutti gli avversari escono dalle Posizioni, </text:span><text:span text:style-name="T117">perdono Concentrazione</text:span><text:span text:style-name="T51"> e ottengono <text:s text:c="2"/>-5% Evasione fino all’inizio del loro turno</text:span></text:p>
      <text:p text:style-name="P82"/>
      <text:p text:style-name="P20">Doppio Attacco<text:span text:style-name="T51">: Attiva; attacca con entrambe le armi, diventi Esposto </text:span><text:span text:style-name="T91">a meno che le due armi non siano uguali</text:span></text:p>
      <text:p text:style-name="P96"/>
      <text:p text:style-name="P207"><text:span text:style-name="T22">Duellante</text:span><text:span text:style-name="T94">*: </text:span><text:span text:style-name="T93">Attiva; bersaglia una creatura: ogni volta che quella creatura </text:span><text:span text:style-name="T94">ti manca, </text:span><text:span text:style-name="T93">guada</text:span><text:span text:style-name="T94">gni</text:span><text:span text:style-name="T93"> </text:span><text:span text:style-name="T94">5 </text:span><text:span text:style-name="T93">Precisione e </text:span><text:span text:style-name="T94">3</text:span><text:span text:style-name="T93"> Penetrazione contro quella creatura; </text:span><text:span text:style-name="T94">il bonus è cumulativo;</text:span><text:span text:style-name="T93"> l’effett</text:span><text:span text:style-name="T146">o </text:span><text:span text:style-name="T93">persiste finché non bersagli un’altra creatura</text:span></text:p>
      <text:p text:style-name="P96"/>
      <text:p text:style-name="P38">Focalizzare Avversario<text:span text:style-name="T51">*: Attiva; bersaglia una creatura, ottieni 10 Evasione e Precisione contro quella creatura, ma sei considerato Esposto contro gli attacchi di tutte le altre</text:span></text:p>
      <text:p text:style-name="P96"/>
      <text:p text:style-name="P22">Guardia Alta<text:span text:style-name="T51">*: Attiva; se hai uno scudo equipaggiato, ti muovi di 1 casella e ottieni un bonus alla Deviazione del 10%</text:span></text:p>
      <text:p text:style-name="P107"/>
      <text:p text:style-name="P79"><text:soft-page-break/>Iniziativa Migliorata<text:span text:style-name="T51">*: Passiva; guadagni un bonus all’Iniziativa pari al 50% della tua Destrezza</text:span></text:p>
      <text:p text:style-name="P107"/>
      <text:p text:style-name="P49">Medicina da Campo<text:span text:style-name="T51">*: Attiva; bersaglia una creatura adiacente, rimuovi tutto il Sanguinamento, un Veleno o Malattia da quella creatura</text:span></text:p>
      <text:p text:style-name="P107"/>
      <text:p text:style-name="P211"><text:span text:style-name="T27">Minaccia di Morte</text:span><text:span text:style-name="T101">*: Attiva; solo una volta per combattimento; bersaglia una creatura, se la uccidi prima della fine del tuo prossimo turno, tutti gli alleati di quella creatura subiscono Paura 8; se un tuo alleato uccide quella creatura prima della fine </text:span><text:span text:style-name="T146">d</text:span><text:span text:style-name="T101">el tuo prossimo turno, tutti gli alleati di quella creatura subiscono Paura 4</text:span></text:p>
      <text:p text:style-name="P107"/>
      <text:p text:style-name="P26">Movimento Rapido<text:span text:style-name="T51">*: Attiva; ti muovi di due caselle e diventi Esposto</text:span></text:p>
      <text:p text:style-name="P107"/>
      <text:p text:style-name="P189"><text:span text:style-name="T11">Padronanza </text:span><text:span text:style-name="T12">Arcana</text:span><text:span text:style-name="T72">*: </text:span><text:span text:style-name="T125">Innato; </text:span><text:span text:style-name="T72">Prerequisito: </text:span><text:span text:style-name="T73">3</text:span><text:span text:style-name="T72"> </text:span><text:span text:style-name="T73">Incantesimi strettamente Arcani</text:span><text:span text:style-name="T72">; </text:span><text:span text:style-name="T73">puoi preparare due Incantesimi addizionali purché tutti gli Incantesimi che prepari sono almeno Arcani</text:span></text:p>
      <text:p text:style-name="P107"/>
      <text:p text:style-name="P190"><text:span text:style-name="T11">Padronanza </text:span><text:span text:style-name="T13">Corporal</text:span><text:span text:style-name="T12">e</text:span><text:span text:style-name="T72">*: </text:span><text:span text:style-name="T125">Innato; </text:span><text:span text:style-name="T72">Prerequisito: </text:span><text:span text:style-name="T73">3</text:span><text:span text:style-name="T72"> </text:span><text:span text:style-name="T73">Incantesimi strettamente </text:span><text:span text:style-name="T74">Corporali</text:span><text:span text:style-name="T72">; </text:span><text:span text:style-name="T73">puoi preparare due Incantesimi addizionali purché tutt</text:span><text:span text:style-name="T126">i </text:span><text:span text:style-name="T73">gli Incantesimi che prepari sono almeno </text:span><text:span text:style-name="T74">Corporali</text:span></text:p>
      <text:p text:style-name="P107"/>
      <text:p text:style-name="P190"><text:span text:style-name="T11">Padronanza </text:span><text:span text:style-name="T13">degli Incantesimi</text:span><text:span text:style-name="T72">*: </text:span><text:span text:style-name="T125">Innato; </text:span><text:span text:style-name="T72">Prerequisito: </text:span><text:span text:style-name="T74">5</text:span><text:span text:style-name="T72"> </text:span><text:span text:style-name="T73">Incantesimi</text:span><text:span text:style-name="T72">; </text:span><text:span text:style-name="T73">puoi preparare </text:span><text:span text:style-name="T74">un Incantesimo </text:span><text:span text:style-name="T73">addizional</text:span><text:span text:style-name="T74">e</text:span></text:p>
      <text:p text:style-name="P107"/>
      <text:p text:style-name="P23"><text:span text:style-name="T178">Padronanza </text:span><text:span text:style-name="T179">degli Incantesimi 2</text:span><text:span text:style-name="T72">*: </text:span><text:span text:style-name="T125">Innato; </text:span><text:span text:style-name="T72">Prerequisito: </text:span><text:span text:style-name="T74">10</text:span><text:span text:style-name="T72"> </text:span><text:span text:style-name="T73">Incantesimi, </text:span><text:span text:style-name="T74">Padronanza degli Incantesimi</text:span><text:span text:style-name="T72">; </text:span><text:span text:style-name="T73">puoi preparare </text:span><text:span text:style-name="T74">due Incantesimi </text:span><text:span text:style-name="T73">addizional</text:span><text:span text:style-name="T74">i</text:span></text:p>
      <text:p text:style-name="P107"/>
      <text:p text:style-name="P24"><text:span text:style-name="T178">Padronanza </text:span><text:span text:style-name="T179">degli Incantesimi </text:span><text:span text:style-name="T180">3</text:span><text:span text:style-name="T72">*: </text:span><text:span text:style-name="T125">Innato; </text:span><text:span text:style-name="T72">Prerequisito: </text:span><text:span text:style-name="T74">1</text:span><text:span text:style-name="T75">5</text:span><text:span text:style-name="T72"> </text:span><text:span text:style-name="T73">Incantesimi, </text:span><text:span text:style-name="T74">Padronanza degli Incantesimi </text:span><text:span text:style-name="T75">2</text:span><text:span text:style-name="T72">; </text:span><text:span text:style-name="T73">puoi preparare </text:span><text:span text:style-name="T75">tre</text:span><text:span text:style-name="T74"> Incantesimi </text:span><text:span text:style-name="T73">addizional</text:span><text:span text:style-name="T74">i</text:span></text:p>
      <text:p text:style-name="P107"/>
      <text:p text:style-name="P188"><text:span text:style-name="T11">Padronanza </text:span><text:span text:style-name="T12">Elementale</text:span><text:span text:style-name="T72">*: </text:span><text:span text:style-name="T125">Innato; </text:span><text:span text:style-name="T72">Prerequisito: </text:span><text:span text:style-name="T73">3</text:span><text:span text:style-name="T72"> </text:span><text:span text:style-name="T73">Incantesimi strettamente Elementali</text:span><text:span text:style-name="T72">; </text:span><text:span text:style-name="T73">puoi preparare due Incantesimi addizionali purché tutti gli Incantesimi che prepari sono almeno Elementali</text:span></text:p>
      <text:p text:style-name="P108"/>
      <text:p text:style-name="P190"><text:span text:style-name="T11">Padronanza </text:span><text:span text:style-name="T13">Mental</text:span><text:span text:style-name="T12">e</text:span><text:span text:style-name="T72">*: </text:span><text:span text:style-name="T125">Innato; </text:span><text:span text:style-name="T72">Prerequisito: </text:span><text:span text:style-name="T73">3</text:span><text:span text:style-name="T72"> </text:span><text:span text:style-name="T73">Incantesimi strettamente </text:span><text:span text:style-name="T74">Mentali</text:span><text:span text:style-name="T72">; </text:span><text:span text:style-name="T73">puoi preparare due Incantesimi addizionali purché tutti gli Incantesimi che prepari sono almeno </text:span><text:span text:style-name="T74">Mentali</text:span></text:p>
      <text:p text:style-name="P108"/>
      <text:p text:style-name="P189"><text:span text:style-name="T11">Padronanza </text:span><text:span text:style-name="T13">Natural</text:span><text:span text:style-name="T12">e</text:span><text:span text:style-name="T72">*: </text:span><text:span text:style-name="T125">Innato; </text:span><text:span text:style-name="T72">Prerequisito: </text:span><text:span text:style-name="T73">3</text:span><text:span text:style-name="T72"> </text:span><text:span text:style-name="T73">Incantesimi strettamente Naturali</text:span><text:span text:style-name="T72">; </text:span><text:span text:style-name="T73">puoi preparare due Incantesimi addizionali purché tutti gli Incantesimi che prepari sono almeno Naturali</text:span></text:p>
      <text:p text:style-name="P82"/>
      <text:p text:style-name="P209"><text:span text:style-name="T25">Presa</text:span><text:span text:style-name="T98">*: Attiva; attacca una creatura adiacente, se riesce, diventa Immobilizzata fino al tuo prossimo turno; ad ogni turno successivo, puoi decidere di non agire e mantenere l’effetto; sei considerato esposto nei confronti di quella creatura</text:span></text:p>
      <text:p text:style-name="P82"/>
      <text:p text:style-name="P36">Proiezione<text:span text:style-name="T51">*: Attiva; entri in Posizione, la prossima volta che una creatura ti manca con un attacco in Mischia, effettua un attacco contro di essa, se riesce, la Atterri</text:span></text:p>
      <text:p text:style-name="P82"/>
      <text:p text:style-name="P221"><text:span text:style-name="T34">Puntura della Zanzara</text:span><text:span text:style-name="T117">: Attiva; attacca una creatura, se riesce, infliggi il 50% del Danno Base e la creatura esce dalla Posizione e perde la Concentrazione</text:span></text:p>
      <text:p text:style-name="P143"/>
      <text:p text:style-name="P38">Rapidità di Mano<text:span text:style-name="T51">*: Attiva; usi due consumabili</text:span></text:p>
      <text:p text:style-name="P82"/>
      <text:p text:style-name="P37">Scudo Umano<text:span text:style-name="T51">*: Reazione; quando un alleato a te adiacente viene colpito da un attacco a bersaglio singolo, puoi scambiarti di posto con lui e subire i danni, aumentano a 150%</text:span></text:p>
      <text:p text:style-name="P82"><text:soft-page-break/></text:p>
      <text:p text:style-name="P38">Secondo Fiato<text:span text:style-name="T51">*: Reazione; una volta per round, quando diventi Atterrato, </text:span><text:span text:style-name="T134">Confuso, </text:span><text:span text:style-name="T51">Esposto, Frastornato, Immobile, Indebolito, Indifeso, Sbilanciato o Stordito, puoi liberarti da tutte queste condizioni e perdere l’azione del tuo prossimo turno; </text:span></text:p>
      <text:p text:style-name="P82"/>
      <text:p text:style-name="P40">Sete di Sangue<text:span text:style-name="T51">: Attiva; attacca una creatura, guadagni Precisione e Penetrazione pari al valore di Sanguinamento della creatura, infliggi il 50% del Danno Base e la creatura Sanguina</text:span></text:p>
      <text:p text:style-name="P82"/>
      <text:p text:style-name="P36">Tanti contro uno<text:span text:style-name="T51">*: Attiva; bersaglia una creatura: ogni volta che tu o un alleato mancate quella creatura o la colpite senza infliggere danno, guadagnate 1 Precisione e Penetrazione contro quella creatura; l’effetto persiste finché non bersagli un’altra creatura; due effetti di questa Capacità provenienti da due personaggi diversi si sommano tra loro</text:span></text:p>
      <text:p text:style-name="P82"/>
      <text:p text:style-name="P82"/>
      <text:p text:style-name="P44">Ramo della Furtività<text:span text:style-name="T51">:</text:span></text:p>
      <text:p text:style-name="P120"/>
      <text:p text:style-name="P44">Furtività<text:span text:style-name="T51">*: Passiva; ogni volta che ti sposti, gli avversari distanti 3 o più caselle diventano Ignari nei tuoi confronti; può essere potenziata o in Furt2 o in Furt3</text:span></text:p>
      <text:p text:style-name="P120"/>
      <text:p text:style-name="P210"><text:span text:style-name="T47">Fantasma</text:span><text:span text:style-name="T99">*: Prerequisito: Furtività; Passiva; come Furtività, ma si applica su avversari distanti 2 o più caselle</text:span></text:p>
      <text:p text:style-name="P120"/>
      <text:p text:style-name="P210"><text:span text:style-name="T43">Segretezza</text:span><text:span text:style-name="T99">*: Prerequisito: Furtività; Passiva; come Furtività, ma all’inizio del combattimento tutti gli avversari sono Ignari</text:span></text:p>
      <text:p text:style-name="P120"/>
      <text:p text:style-name="P210"><text:span text:style-name="T42">Scomparire</text:span><text:span text:style-name="T99">*: <text:s/>Prerequisito: Furtività; Attiva; ti muovi di 1 casella, poi, se non hai avversari adiacenti, ti puoi muovere di un’altra casella</text:span></text:p>
      <text:p text:style-name="P120"/>
      <text:p text:style-name="P213"><text:span text:style-name="T42">Passo Felpato</text:span><text:span text:style-name="T99">*: Prerequisito: Furtività; </text:span><text:span text:style-name="T107">Passiva</text:span><text:span text:style-name="T99">; </text:span><text:span text:style-name="T107">muoverti adiacente a una creatura Ignara è un’azione Gratuita</text:span></text:p>
      <text:p text:style-name="P123"/>
      <text:p text:style-name="P229"><text:span text:style-name="T42">Sorprendere</text:span><text:span text:style-name="T105">*: Prerequisito: Furtività; Passiva; quando danneggi una creatura Ignara, riduci la sua Iniziativa di metà del </text:span><text:span text:style-name="T104">D</text:span><text:span text:style-name="T105">anno inflitto per il prossimo round </text:span></text:p>
      <text:p text:style-name="P120"/>
      <text:p text:style-name="P212"><text:span text:style-name="T41">Nictofobia</text:span><text:span text:style-name="T106">*: </text:span><text:span text:style-name="T105">Prerequisito: Furtività; Passiva; quando </text:span><text:span text:style-name="T106">colpisci</text:span><text:span text:style-name="T105"> una creatura Ignara, </text:span><text:span text:style-name="T106">tutte le creature Ignare subiscono 2 Paura</text:span></text:p>
      <text:p text:style-name="P120"/>
      <text:p text:style-name="P212"><text:span text:style-name="T43">Sbigottire</text:span><text:span text:style-name="T106">*: </text:span><text:span text:style-name="T105">Prerequisito: Furtività; </text:span><text:span text:style-name="T106">Attiva</text:span><text:span text:style-name="T105">; </text:span><text:span text:style-name="T106">attacca una creatura Ignara, se riesce, quella creatura diventa Esposta e Sbilanciata</text:span></text:p>
      <text:p text:style-name="P137"/>
      <text:p text:style-name="P214"><text:span text:style-name="T42">Scippare</text:span><text:span text:style-name="T108">: </text:span><text:span text:style-name="T105">Prerequisito: </text:span><text:span text:style-name="T108">3 Capacità di</text:span><text:span text:style-name="T105"> Furtività; </text:span><text:span text:style-name="T108">Attiva</text:span><text:span text:style-name="T105">; </text:span><text:span text:style-name="T108">attacca una creatura Ignara, se riesce, puoi infligge il 50% del Danno Base e puoi rubare un consumabile o il borsello a quella creatura (diventi consapevole dei consumabili posseduti da quella creatura e del fatto che abbia o meno un borsello nel momento in cui colpisci) </text:span></text:p>
      <text:p text:style-name="P161"/>
      <text:p text:style-name="P216"><text:span text:style-name="T48">Scivolare sull’Aria</text:span><text:span text:style-name="T109">*</text:span><text:span text:style-name="T108">: </text:span><text:span text:style-name="T105">Prerequisito: </text:span><text:span text:style-name="T108">3 Capacità di</text:span><text:span text:style-name="T105"> Furtività; </text:span><text:span text:style-name="T108">Attiva</text:span><text:span text:style-name="T105">; </text:span><text:span text:style-name="T110">S</text:span><text:span text:style-name="T109">cavalca una creatura o un o</text:span><text:span text:style-name="T110">ggetto</text:span><text:span text:style-name="T109">, </text:span><text:span text:style-name="T110">se era una creatura Ignara, puoi muoverti di una casella</text:span></text:p>
      <text:p text:style-name="P138"/>
      <text:p text:style-name="P232"><text:span text:style-name="T41">Tanatofobia</text:span><text:span text:style-name="T147">*</text:span><text:span text:style-name="T51">: </text:span><text:span text:style-name="T105">Prerequisito: </text:span><text:span text:style-name="T108">3 Capacità di</text:span><text:span text:style-name="T105"> Furtività; </text:span><text:span text:style-name="T51">Passiva; quando uccidi una creatura Ignara, tutte le altre creature Ignare subiscono Paura 5</text:span></text:p>
      <text:p text:style-name="P125"/>
      <text:p text:style-name="P215"><text:soft-page-break/><text:span text:style-name="T17">Padronanza dell</text:span><text:span text:style-name="T26">a Furtività</text:span><text:span text:style-name="T85">*: </text:span><text:span text:style-name="T126">Innato; </text:span><text:span text:style-name="T85">Prerequisito: 5 Capacità di </text:span><text:span text:style-name="T100">Furtività</text:span><text:span text:style-name="T85">; fintanto che hai preparato una capacità di </text:span><text:span text:style-name="T100">Furtività</text:span><text:span text:style-name="T85">, puoi preparare una Capacità di </text:span><text:span text:style-name="T100">Furtività</text:span><text:span text:style-name="T85"> addizionale</text:span></text:p>
      <text:p text:style-name="P120"/>
      <text:p text:style-name="P27">Ramo dell’Ispirazione<text:span text:style-name="T51">:</text:span></text:p>
      <text:p text:style-name="P111"/>
      <text:p text:style-name="P27">Ispirazione<text:span text:style-name="T51">*: Passiva; ogni volta che tu o un alleato colpite un nemico ottieni 1 Punto Ispirazione, ogni 3 Punti Ispirazione i tuoi alleati ottengono +1 Precisione e Evasione; due effetti di Ispirazione non si sommano tra loro, viene preso il più alto; alla fine del combattimento, perdi metà dei Punti Ispirazione, dopo un riposo lungo li perdi tutti; può essere potenziata </text:span><text:span text:style-name="T84">o </text:span><text:span text:style-name="T51">in Gloria o </text:span><text:span text:style-name="T84">in </text:span><text:span text:style-name="T51">Autorità</text:span></text:p>
      <text:p text:style-name="P111"/>
      <text:p text:style-name="P196"><text:span text:style-name="T16">Gloria</text:span><text:span text:style-name="T81">*: </text:span><text:span text:style-name="T67">Prerequisito: </text:span><text:span text:style-name="T81">Ispirazione</text:span><text:span text:style-name="T67">; </text:span><text:span text:style-name="T71">Passiva, come </text:span><text:span text:style-name="T81">Ispirazione</text:span><text:span text:style-name="T71">, ma </text:span><text:span text:style-name="T81">anche tu benefici de</text:span><text:span text:style-name="T85">i</text:span><text:span text:style-name="T81"> bonus </text:span><text:span text:style-name="T85">passivi delle Capacità di Ispirazione </text:span><text:span text:style-name="T84">e i tuoi attacchi ti fanno ottenere 2 Punti </text:span><text:span text:style-name="T90">Ispirazione</text:span></text:p>
      <text:p text:style-name="P111"/>
      <text:p text:style-name="P29">Autorità<text:span text:style-name="T51">*: Prerequisito : Ispirazione; Passiva, come Ispirazione, ma i costi delle Capacità di Ispirazione sono ridotti di 2</text:span></text:p>
      <text:p text:style-name="P111"/>
      <text:p text:style-name="P197"><text:span text:style-name="T46">Ordine di Marcia</text:span><text:span text:style-name="T81">*: </text:span><text:span text:style-name="T67">Prerequisito: </text:span><text:span text:style-name="T81">Ispirazione</text:span><text:span text:style-name="T67">; </text:span><text:span text:style-name="T81">Attiva; consuma </text:span><text:span text:style-name="T84">2</text:span><text:span text:style-name="T81"> Punti Ispirazione per far muovere un alleato</text:span></text:p>
      <text:p text:style-name="P111"/>
      <text:p text:style-name="P197"><text:span text:style-name="T46">Ordine d’Assalto</text:span><text:span text:style-name="T81">*: </text:span><text:span text:style-name="T67">Prerequisito: </text:span><text:span text:style-name="T81">Ispirazione</text:span><text:span text:style-name="T67">; </text:span><text:span text:style-name="T81">Attiva; consuma </text:span><text:span text:style-name="T84">3</text:span><text:span text:style-name="T81"> Punti Ispirazione per far </text:span><text:span text:style-name="T82">fare un Attacco Base</text:span><text:span text:style-name="T81"> un alleato</text:span></text:p>
      <text:p text:style-name="P111"/>
      <text:p text:style-name="P197"><text:span text:style-name="T46">Rincuorare</text:span><text:span text:style-name="T81">*: </text:span><text:span text:style-name="T67">Prerequisito: </text:span><text:span text:style-name="T81">Ispirazione</text:span><text:span text:style-name="T67">; </text:span><text:span text:style-name="T81">Attiva; consuma </text:span><text:span text:style-name="T84">3</text:span><text:span text:style-name="T81"> Punti Ispirazione per </text:span><text:span text:style-name="T83">rimuovere tutta la Paura da te stesso e da tutti i tuoi alleati</text:span></text:p>
      <text:p text:style-name="P112"/>
      <text:p text:style-name="P197"><text:span text:style-name="T46">Colpo Ispirato</text:span><text:span text:style-name="T81">*: </text:span><text:span text:style-name="T67">Prerequisito: </text:span><text:span text:style-name="T81">Ispirazione</text:span><text:span text:style-name="T67">; </text:span><text:span text:style-name="T81">Attiva; consuma </text:span><text:span text:style-name="T84">4</text:span><text:span text:style-name="T81"> Punti Ispirazione, </text:span><text:span text:style-name="T84">un alleato ottiene +50% Danno Base al prossimo attacco</text:span></text:p>
      <text:p text:style-name="P113"/>
      <text:p text:style-name="P197"><text:span text:style-name="T46">Colpo Guidato</text:span><text:span text:style-name="T81">*: </text:span><text:span text:style-name="T67">Prerequisito: </text:span><text:span text:style-name="T81">Ispirazione</text:span><text:span text:style-name="T67">; </text:span><text:span text:style-name="T81">Attiva; consuma </text:span><text:span text:style-name="T84">4</text:span><text:span text:style-name="T81"> Punti Ispirazione, </text:span><text:span text:style-name="T84">un alleato colpisce automaticamente col prossimo attacco</text:span></text:p>
      <text:p text:style-name="P113"/>
      <text:p text:style-name="P198"><text:span text:style-name="T47">Ordine Tempestivo</text:span><text:span text:style-name="T84">*: </text:span><text:span text:style-name="T67">Prerequisito: </text:span><text:span text:style-name="T85">3 Capacità di</text:span><text:span text:style-name="T67"> </text:span><text:span text:style-name="T84">Ispirazione</text:span><text:span text:style-name="T67">; </text:span><text:span text:style-name="T84">Attiva; </text:span><text:span text:style-name="T85">consuma 6 Punti Ispirazione, un alleato riceve immediatamente un turno extra</text:span></text:p>
      <text:p text:style-name="P114"/>
      <text:p text:style-name="P198"><text:span text:style-name="T46">Mobilitazione</text:span><text:span text:style-name="T85">*: </text:span><text:span text:style-name="T67">Prerequisito: </text:span><text:span text:style-name="T85">3 Capacità di Ispirazione</text:span><text:span text:style-name="T67">; </text:span><text:span text:style-name="T85">Passiva; ogni 3 Punti Ispirazione, l’Iniziativa dei tuoi alleati aumenta di 1</text:span></text:p>
      <text:p text:style-name="P114"/>
      <text:p text:style-name="P198"><text:span text:style-name="T46">Risolutezza</text:span><text:span text:style-name="T85">*: </text:span><text:span text:style-name="T67">Prerequisito: </text:span><text:span text:style-name="T85">3 Capacità di Ispirazione</text:span><text:span text:style-name="T67">; </text:span><text:span text:style-name="T85">Passiva; fintanto che hai 8 o più Punti Ispirazione, i tuoi alleati sono immuni alla Paura e al Controllo Mentale</text:span></text:p>
      <text:p text:style-name="P114"/>
      <text:p text:style-name="P198"><text:span text:style-name="T17">Padronanza dell’Ispirazione</text:span><text:span text:style-name="T85">*: </text:span><text:span text:style-name="T126">Innato; </text:span><text:span text:style-name="T85">Prerequisito: 5 Capacità di Ispirazione; fintanto che hai preparato una capacità di Ispirazione, puoi preparare una Capacità di Ispirazione addizionale</text:span></text:p>
      <text:p text:style-name="P82"/>
      <text:p text:style-name="P20">Ramo della Rabbia<text:span text:style-name="T51">:</text:span></text:p>
      <text:p text:style-name="P82"/>
      <text:p text:style-name="P28">Rabbia<text:span text:style-name="T51">: Passiva; ogni volta che subisci danno in combattimento </text:span><text:span text:style-name="T81">o colpisci un nemico in mischia </text:span><text:span text:style-name="T51">ottieni 1 Punto Rabbia, ogni 2 punti Rabbia il tuo Danno Base con armi da Mischia aumenta di 1;</text:span><text:span text:style-name="T71"> alla fine del combattimento, perdi metà dei Punti Rabbia; dopo un riposo lungo, perdi tutti i Punti Rabbia;</text:span><text:span text:style-name="T51"> </text:span><text:span text:style-name="T71">può essere potenziata </text:span><text:span text:style-name="T84">o </text:span><text:span text:style-name="T71">in Frenesia </text:span><text:span text:style-name="T72">o </text:span><text:span text:style-name="T84">in </text:span><text:span text:style-name="T72">Furia</text:span></text:p>
      <text:p text:style-name="P102"/>
      <text:p text:style-name="P18">Frenesia<text:span text:style-name="T51">: </text:span><text:span text:style-name="T67">Prerequisito: Rabbia; </text:span><text:span text:style-name="T51">Passiva, come Rabbia, ma il bonus si somma anche a Iniziativa e Precisione</text:span></text:p>
      <text:p text:style-name="P104"><text:soft-page-break/></text:p>
      <text:p text:style-name="P18">Furia<text:span text:style-name="T51">: </text:span><text:span text:style-name="T67">Prerequisito: Rabbia; </text:span><text:span text:style-name="T51">Passiva, come Rabbia, ma il bonus ai Danni Base è pari ai Punti Rabbia</text:span></text:p>
      <text:p text:style-name="P102"/>
      <text:p text:style-name="P184"><text:span text:style-name="T46">Scatto d’Ira</text:span><text:span text:style-name="T65">*: </text:span><text:span text:style-name="T67">Prerequisito: Rabbia; </text:span><text:span text:style-name="T65">Attiva; </text:span><text:span text:style-name="T68">ti muovi di 1 casella, più 1 casella per ogni 3 Punti Rabbia che consumi</text:span></text:p>
      <text:p text:style-name="P160"/>
      <text:p text:style-name="P15"><text:span text:style-name="T247">Scarica di Adrenalina</text:span><text:span text:style-name="T51">*: </text:span><text:span text:style-name="T67">Prerequisito: Rabbia; </text:span><text:span text:style-name="T65">Attiva; </text:span><text:span text:style-name="T67">azione Gratuita; </text:span><text:span text:style-name="T51">consuma 10 Punti Rabbia, ottieni un turno extra dopo questo </text:span></text:p>
      <text:p text:style-name="P105"/>
      <text:p text:style-name="P231"><text:span text:style-name="T46">Scatenarsi</text:span><text:span text:style-name="T150">: </text:span><text:span text:style-name="T67">Prerequisito: Rabbia; </text:span><text:span text:style-name="T65">Attiva; </text:span><text:span text:style-name="T67">azione Gratuita; </text:span><text:span text:style-name="T150">consuma 5 Punti Rabbia, il tuo prossimo attacco a bersaglio singolo bersaglia una creatura addizionale (NOTA: non funziona con la Tecnica Scagliare Arma, mi disp.)</text:span></text:p>
      <text:p text:style-name="P105"/>
      <text:p text:style-name="P15"><text:span text:style-name="T248">Attacco Brutale</text:span><text:span text:style-name="T51">: </text:span><text:span text:style-name="T67">Prerequisito: Rabbia; </text:span><text:span text:style-name="T65">Attiva; </text:span><text:span text:style-name="T67">azione Gratuita; </text:span><text:span text:style-name="T51">consuma 5 Punti Rabbia, il tuo prossimo attacco infligge Danni Bonus pari al 100% del Danno Base</text:span></text:p>
      <text:p text:style-name="P105"/>
      <text:p text:style-name="P230"><text:span text:style-name="T44">Urlo di Guerra</text:span><text:span text:style-name="T149">*: </text:span><text:span text:style-name="T67">Prerequisito: Rabbia; </text:span><text:span text:style-name="T65">Attiva; </text:span><text:span text:style-name="T149">consuma un qualunque numero di Punti Rabbia, i nemici adiacenti subiscono Paura pari ai Punti Rabbia consumati</text:span></text:p>
      <text:p text:style-name="P100"/>
      <text:p text:style-name="P186"><text:span text:style-name="T45">Occhio per Occhio</text:span><text:span text:style-name="T68">: </text:span><text:span text:style-name="T67">Prerequisito: </text:span><text:span text:style-name="T68">3 Capacità di </text:span><text:span text:style-name="T67">Rabbia; </text:span><text:span text:style-name="T68">Reazione</text:span><text:span text:style-name="T65">; </text:span><text:span text:style-name="T68">fintanto che hai 5 o più Punti Rabbia, ogni volta che vieni colpito da una creatura adiacente, puoi spendere 1 Punto Rabbia per attaccare quella creatura</text:span></text:p>
      <text:p text:style-name="P17"/>
      <text:p text:style-name="P186"><text:span text:style-name="T46">Vedere Rosso</text:span><text:span text:style-name="T68">*: </text:span><text:span text:style-name="T67">Prerequisito: </text:span><text:span text:style-name="T68">3 Capacità di </text:span><text:span text:style-name="T67">Rabbia; </text:span><text:span text:style-name="T68">Passiva; fintanto che hai 4 o più Punti Rabbia, sei immune alla Paura </text:span><text:span text:style-name="T70">e al Controllo M</text:span><text:span text:style-name="T148">e</text:span><text:span text:style-name="T70">ntale</text:span><text:span text:style-name="T68"> e all’inizio di ogni tuo turno, ogni nemico adiacente subisce Paura 1</text:span></text:p>
      <text:p text:style-name="P103"/>
      <text:p text:style-name="P191"><text:span text:style-name="T44">Abbattere</text:span><text:span text:style-name="T70">:</text:span><text:span text:style-name="T126"> </text:span><text:span text:style-name="T67">Prerequisito: </text:span><text:span text:style-name="T68">3 Capacità di </text:span><text:span text:style-name="T67">Rabbia; </text:span><text:span text:style-name="T70">Attiva</text:span><text:span text:style-name="T65">; </text:span><text:span text:style-name="T70">consuma 6 Punti Rabbia, attacca una creatura, se riesce la Atterri</text:span></text:p>
      <text:p text:style-name="P106"/>
      <text:p text:style-name="P19">Padronanza della Rabbia<text:span text:style-name="T51">*: </text:span><text:span text:style-name="T148">Innato;</text:span><text:span text:style-name="T51"> Prerequisito: 5 Capacità di Rabbia; fintanto che hai preparato una capacità di Rabbia, puoi preparare una Capacità di Rabbia addizionale</text:span></text:p>
      <text:p text:style-name="P82"/>
      <text:p text:style-name="P82"/>
      <text:p text:style-name="P85"><text:span text:style-name="T2">Incantesimi</text:span>: un Incantesimo è una Capacità Speciale di natura strettamente Magica</text:p>
      <text:p text:style-name="P82"/>
      <text:p text:style-name="P82">ogni Incantesimo appartiene a una o due Famiglie</text:p>
      <text:p text:style-name="P82"><text:tab/>le Famiglie sono 5: Elementale, Natura, Arcano, Mente e Corpo</text:p>
      <text:p text:style-name="P82"/>
      <text:p text:style-name="P126">ogni Incantesimo ha dei Descrittori che ne indicano le proprietà fondamentali</text:p>
      <text:p text:style-name="P82"/>
      <text:p text:style-name="P82">gli Incantesimi sono organizzati secondo un sistema di Ranghi</text:p>
      <text:p text:style-name="P82"><text:tab/>in linea di massima, per imparare un Incantesimo di un Rango superiore a 1, un personaggio <text:tab/><text:tab/>deve conoscere almeno 3 Incantesimi del Rango precedente <text:span text:style-name="T251">e almeno 1 Incantesimo <text:tab/><text:tab/>della stessa Famiglia del Rango precedente</text:span></text:p>
      <text:p text:style-name="P82"><text:tab/>il Rango massimo di un Incantesimo è 3</text:p>
      <text:p text:style-name="P82"/>
      <text:p text:style-name="P82">gli Incantesimi hanno un costo in Mana uguale al proprio Rango</text:p>
      <text:p text:style-name="P82"/>
      <text:p text:style-name="Standard"><text:span text:style-name="T51">un personaggio può scegliere di imparare un Incantesimo ogniqualvolta </text:span><text:span text:style-name="T90">guadagna un</text:span><text:span text:style-name="T51"> Livello </text:span><text:span text:style-name="T90">di Esperienza</text:span></text:p>
      <text:p text:style-name="P82"><text:soft-page-break/><text:tab/>alcuni Incantesimi potrebbero avere prerequisiti per poter essere imparati</text:p>
      <text:p text:style-name="P82"/>
      <text:p text:style-name="P298">per poter lanciare un Incantesimo, un personaggio deve aver un valore di Potere pari o superiore a 10 + il doppio del Rango dell’Incantesimo (quindi 12/14/16)</text:p>
      <text:p text:style-name="P82"/>
      <text:p text:style-name="P82">un personaggio può creare nuovi Incantesimi consultandosi con il Master</text:p>
      <text:p text:style-name="Standard"><text:span text:style-name="T51"><text:tab/>può farlo solo quando </text:span><text:span text:style-name="T90">guadagna un</text:span><text:span text:style-name="T51"> Livello </text:span><text:span text:style-name="T90">di Esperienza</text:span><text:span text:style-name="T51">, l'Incantesimo creato è imparato <text:tab/><text:tab/>come parte del processo</text:span></text:p>
      <text:p text:style-name="P82"><text:tab/>un personaggio può creare un nuovo Incantesimo solo se conosce</text:p>
      <text:p text:style-name="P82"><text:tab/><text:tab/>almeno 4 Incantesimi della stessa Famiglia</text:p>
      <text:p text:style-name="P82"><text:tab/><text:tab/>almeno 2 Incantesimi dello stesso Rango</text:p>
      <text:p text:style-name="P82"/>
      <text:p text:style-name="P82"/>
      <text:p text:style-name="P85"><text:span text:style-name="T2">Famiglie</text:span>: ci sono 5 Famiglie: Elementa<text:span text:style-name="T160">l</text:span>e, Natura, Arcano, Mente e Corpo</text:p>
      <text:p text:style-name="P82"/>
      <text:p text:style-name="P82"><text:tab/>Elementa<text:span text:style-name="T160">l</text:span>e: riguarda tutto ciò che ha a che fare con gli elementi primordiali, gli aspetti <text:tab/><text:tab/><text:tab/> <text:s text:c="8"/>inorganici della natura</text:p>
      <text:p text:style-name="P82"/>
      <text:p text:style-name="P82"><text:tab/>Natura: riguarda l'ambiente e le forma di vita</text:p>
      <text:p text:style-name="P82"/>
      <text:p text:style-name="P82"><text:tab/>Arcano: riguarda tutte le forze non naturali</text:p>
      <text:p text:style-name="P82"/>
      <text:p text:style-name="P82"><text:tab/>Mente: riguarda tutto ciò che interagisce con pensiero, emotività e funzioni cognitive <text:tab/> <text:s/><text:tab/> <text:s text:c="11"/>superiori</text:p>
      <text:p text:style-name="P82"/>
      <text:p text:style-name="P82"><text:tab/>Corpo: riguarda la struttura e le singole parti delle forma di vita</text:p>
      <text:p text:style-name="P82"/>
      <text:p text:style-name="P82">le distinzioni non sempre sono nette, ci sono aree in cui le Famiglie si mescolano</text:p>
      <text:p text:style-name="P82"><text:tab/>in particolare è possibile che ci siano Incantesimi con lo stesso effetto, ma che appartengono <text:tab/>a Famiglie diverse, perché intervengono su aspetti diversi</text:p>
      <text:p text:style-name="P82"/>
      <text:p text:style-name="P82">ogni Incantesim<text:span text:style-name="T160">o</text:span> appartiene ad almeno una Famiglia e può appartenere ad un massimo di du<text:span text:style-name="T160">e </text:span>Famiglie</text:p>
      <text:p text:style-name="P82"/>
      <text:p text:style-name="P147">se non diversamente specificato, gli effetti dello stesso Incantesimo non si sommano tra loro</text:p>
      <text:p text:style-name="P295"/>
      <text:p text:style-name="P140"/>
      <text:p text:style-name="P51">Concentrazione<text:span text:style-name="T51">: un Incantesimo a Concentrazione può essere mantenuto attivo ciascun turno <text:tab/><text:tab/><text:tab/> <text:s text:c="5"/><text:tab/>successivo a quello del lancio usando la propria azione per il turno</text:span></text:p>
      <text:p text:style-name="P51"><text:span text:style-name="T51"><text:tab/><text:tab/> <text:s text:c="5"/></text:span><text:span text:style-name="T119">se una creatura subisce </text:span><text:span text:style-name="T128">in un singolo colpo</text:span><text:span text:style-name="T119"> danni superiori al 50% della sua <text:tab/><text:tab/><text:tab/><text:tab/>Volontà, per</text:span><text:span text:style-name="T128">de la </text:span><text:span text:style-name="T119">Concentrazione</text:span></text:p>
      <text:p text:style-name="P51"><text:span text:style-name="T119"><text:tab/><text:tab/> <text:s text:c="5"/></text:span><text:span text:style-name="T124">se una creatura si muove o viene costretta a muoversi perde la Concentrazione</text:span></text:p>
      <text:p text:style-name="P141"/>
      <text:p text:style-name="P51">Mantenimento<text:span text:style-name="T51">: un Incantesimo a Mantenimento può essere mantenuto attivo ciascun turno <text:tab/><text:tab/><text:tab/> <text:s text:c="3"/><text:tab/>successivo a quello del lancio spendendo di nuovo il costo in Mana <text:tab/><text:tab/><text:tab/><text:tab/></text:span><text:span text:style-name="T119">d</text:span><text:span text:style-name="T51">ell’Incantesimo al proprio turno (non perdi l’azione)</text:span></text:p>
      <text:p text:style-name="P218"><text:span text:style-name="T121"><text:tab/><text:tab/> <text:s text:c="3"/></text:span><text:span text:style-name="T119">se una creatura subisce </text:span><text:span text:style-name="T128">in un singolo colpo </text:span><text:span text:style-name="T119">danni superiori al 50% della sua <text:tab/><text:tab/><text:tab/><text:tab/>Volontà, perde </text:span><text:span text:style-name="T120">il</text:span><text:span text:style-name="T119"> </text:span><text:span text:style-name="T120">Mantenimento</text:span></text:p>
      <text:p text:style-name="P134"/>
      <text:p text:style-name="P56">Totem<text:span text:style-name="T51">: un Totem è un </text:span><text:span text:style-name="T129">O</text:span><text:span text:style-name="T51">stacolo che occupa una casella, può essere attaccato e gli attacchi contro di esso colpiscono automaticamente; alcuni Totem possono avere una Riduzione al Danno, ma se non </text:span><text:soft-page-break/><text:span text:style-name="T51">è specificato, è uguale a 0; se un Totem subisce in un singolo colpo </text:span><text:span text:style-name="T119">danni superiori al </text:span><text:span text:style-name="T51">valore di Volontà del creatore, viene distrutto; </text:span><text:span text:style-name="T129">un Totem crea un’area di effetto 5x5 incentrata attorno ad esso</text:span></text:p>
      <text:p text:style-name="P134"/>
      <text:p text:style-name="P134"/>
      <text:p text:style-name="P50">Lista di Incantesimi<text:span text:style-name="T51">:</text:span></text:p>
      <text:p text:style-name="P139"/>
      <text:p text:style-name="P47"><text:tab/>Rango I<text:span text:style-name="T51">:</text:span></text:p>
      <text:p text:style-name="P139"/>
      <text:list xml:id="list3687876182" text:style-name="L6">
        <text:list-item>
          <text:p text:style-name="P263">Chiudere Ferite<text:span text:style-name="T51">*:</text:span><text:span text:style-name="T111"> </text:span><text:span text:style-name="T193">Corpo; </text:span><text:span text:style-name="T194">Guarigione</text:span><text:span text:style-name="T51">; Rimuovi tutto il Sanguinamento da una creatura, quella creatura recupera Punti Ferita pari alla metà del valore di Sanguinamento</text:span></text:p>
          <text:p text:style-name="P287"/>
        </text:list-item>
        <text:list-item>
          <text:p text:style-name="P263">Rimuovi Afflizioni<text:span text:style-name="T51">*:</text:span><text:span text:style-name="T111"> </text:span><text:span text:style-name="T193">Corpo; </text:span><text:span text:style-name="T194">Guarigione</text:span><text:span text:style-name="T51">; Rimuovi tutto il Veleno e le Malattie non Magiche Corporali da una creatura. Non funziona su malattie particolarmente perniciose e/o congenite.</text:span></text:p>
          <text:p text:style-name="P287"/>
        </text:list-item>
        <text:list-item>
          <text:p text:style-name="P301"><text:span text:style-name="T32">Infliggi Ferite</text:span><text:span text:style-name="T114">:</text:span><text:span text:style-name="T111"> </text:span><text:span text:style-name="T30">Corpo; </text:span><text:span text:style-name="T195">Attacco, Dolore</text:span><text:span text:style-name="T114">; attacca una creatura, se riesce, infligge dann</text:span><text:span text:style-name="T122">i non ridotti</text:span><text:span text:style-name="T114"> pari al 50% del </text:span><text:span text:style-name="T115">tuo </text:span><text:span text:style-name="T114">Potere</text:span></text:p>
          <text:p text:style-name="P288"/>
        </text:list-item>
        <text:list-item>
          <text:p text:style-name="P264">Calmare Emozioni<text:span text:style-name="T51">*: </text:span>Mente;<text:span text:style-name="T51"> </text:span><text:span text:style-name="T194">Guarigione</text:span><text:span text:style-name="T211">; bersaglia una creatura, rimuovi tutta la Paura e tutta la Rabbia da quella creatura, </text:span><text:span text:style-name="T220">quella creatura smette di essere Confusa</text:span></text:p>
          <text:p text:style-name="P304"/>
        </text:list-item>
        <text:list-item>
          <text:p text:style-name="P264"><text:span text:style-name="T207">Incutere Timore</text:span><text:span text:style-name="T211">*: </text:span><text:span text:style-name="T207">Mente; </text:span><text:span text:style-name="T194">Paura</text:span><text:span text:style-name="T211">; </text:span><text:span text:style-name="T212">Concentrazione; </text:span><text:span text:style-name="T211">bersaglia una creatura, quella </text:span><text:span text:style-name="T212">creatura subisce </text:span><text:span text:style-name="T211">Paura </text:span><text:span text:style-name="T212">pari al 20% del tuo Potere</text:span></text:p>
          <text:p text:style-name="P304"/>
        </text:list-item>
        <text:list-item>
          <text:p text:style-name="P266"><text:span text:style-name="T207">Scansione</text:span><text:span text:style-name="T211">*: </text:span><text:span text:style-name="T207">Mente; </text:span><text:span text:style-name="T194">Lettura</text:span><text:span text:style-name="T211">; bersaglia una creatura, conosci l’Equipaggiamento, le Capacità Personali, gli Stili di Combattimento e gli Incantesimi preparati da quella creatura</text:span></text:p>
          <text:p text:style-name="P305"/>
        </text:list-item>
        <text:list-item>
          <text:p text:style-name="P267"><text:span text:style-name="T207">Raggio di Freddo</text:span><text:span text:style-name="T211">: </text:span><text:span text:style-name="T207">Elementale</text:span><text:span text:style-name="T211">; </text:span><text:span text:style-name="T194">Attacco, Freddo</text:span><text:span text:style-name="T211">; attacca una creatura, se riesci infliggi il 50% del tuo Potere come danno e Lentezza pari al Danno inflitto</text:span></text:p>
          <text:p text:style-name="P306"/>
        </text:list-item>
        <text:list-item>
          <text:p text:style-name="P267"><text:span text:style-name="T207">Pelle di Pietra</text:span><text:span text:style-name="T211">*: </text:span><text:span text:style-name="T207">Elementale;</text:span><text:span text:style-name="T211"> </text:span><text:span text:style-name="T194">Protezione, Terra</text:span><text:span text:style-name="T211">; bersaglia una creatura, quella creatura guadagna Riduzione al Danno Fisico e Magico e Lentezza pari al 25% del tuo Potere per i prossimi 5 minuti</text:span></text:p>
          <text:p text:style-name="P306"/>
        </text:list-item>
        <text:list-item>
          <text:p text:style-name="P302"><text:span text:style-name="T226">Lingua di Fuoco</text:span><text:span text:style-name="T213">: </text:span><text:span text:style-name="T226">Elementale</text:span><text:span text:style-name="T213">; </text:span><text:span text:style-name="T197">Attacco, Fuoco</text:span><text:span text:style-name="T213">; attacca una creatura, se riesce infligge il 80% del tuo Potere come danno</text:span></text:p>
          <text:p text:style-name="P307"/>
        </text:list-item>
        <text:list-item>
          <text:p text:style-name="P303"><text:span text:style-name="T226">U</text:span><text:span text:style-name="T230">nto</text:span><text:span text:style-name="T218">*: </text:span><text:span text:style-name="T213"><text:s/></text:span><text:span text:style-name="T226">Elementale</text:span><text:span text:style-name="T213">; </text:span><text:span text:style-name="T200">Acqua, Area</text:span><text:span text:style-name="T218">; bersaglia una zona 2x2, tutte le creature nella zona diventano Sbilanciate. Se entro la fine del tuo prossimo turno, la prima volta che una creatura nella zona subisce danno da Fuoco, tutte le altre creature nella zona subiscono lo stesso danno</text:span></text:p>
          <text:p text:style-name="P312"/>
        </text:list-item>
        <text:list-item>
          <text:p text:style-name="P303"><text:span text:style-name="T226">F</text:span><text:span text:style-name="T230">orma Liquida</text:span><text:span text:style-name="T218">*:</text:span><text:span text:style-name="T213"> </text:span><text:span text:style-name="T226">Elementale, </text:span><text:span text:style-name="T231">Corpo</text:span><text:span text:style-name="T213">; </text:span><text:span text:style-name="T200">Acqua</text:span><text:span text:style-name="T218">; bersaglia una creatura, fino alla fine del suo prossimo turno, ogni volta che si muoverebbe di una casella, si muove sempre di una casella in più, può attraversare gli ostacoli e le creature, subisce il doppio dei danni da Freddo, Fuoco ed Elettricità</text:span></text:p>
          <text:p text:style-name="P312"/>
        </text:list-item>
        <text:list-item>
          <text:p text:style-name="P313">Analisi<text:span text:style-name="T51">*: </text:span>Natura<text:span text:style-name="T51">; </text:span><text:span text:style-name="T194">Lettura</text:span><text:span text:style-name="T51">; bersaglia una creatura, conosci i valori delle Caratteristiche, Resistenze, Vulnerabilità e Capacità Innate</text:span></text:p>
          <text:p text:style-name="P314"/>
        </text:list-item>
        <text:list-item>
          <text:p text:style-name="P317">Lignificare<text:span text:style-name="T51">*</text:span><text:span text:style-name="T125">: </text:span><text:span text:style-name="T237">Natura</text:span><text:span text:style-name="T125">; </text:span><text:span text:style-name="T194">Depotenziamento, Pianta</text:span><text:span text:style-name="T51">; bersaglia una creatura, fino alla fine del prossimo round, la sua Iniziativa è dimezzata e subisce il doppio dei danni da Fuoco</text:span></text:p>
          <text:p text:style-name="P314"><text:soft-page-break/></text:p>
        </text:list-item>
        <text:list-item>
          <text:p text:style-name="P318">Occhio d’Aquila<text:span text:style-name="T51">*: </text:span><text:span text:style-name="T237">Natura</text:span><text:span text:style-name="T125">; </text:span><text:span text:style-name="T194">Animale, Potenziamento</text:span><text:span text:style-name="T51">; bersaglia una creatura, il prossimo attacco di quella creatura colpisce automaticamente</text:span></text:p>
          <text:p text:style-name="P314"/>
        </text:list-item>
        <text:list-item>
          <text:p text:style-name="P321">Spore Allucinogene<text:span text:style-name="T51">*</text:span><text:span text:style-name="T125">: </text:span><text:span text:style-name="T237">Natura</text:span><text:span text:style-name="T125">; </text:span><text:span text:style-name="T194">Area, Depotenziamento, Funghi</text:span><text:span text:style-name="T51">; bersaglia un’area 2x2, tutte le creature all’interno dell’area diventano Frastornate e perdono Posizione, Concentrazione e Mantenimento</text:span></text:p>
          <text:p text:style-name="P314"/>
        </text:list-item>
        <text:list-item>
          <text:p text:style-name="P324">Missile Magico<text:span text:style-name="T51">: </text:span>Arcano<text:span text:style-name="T51">; </text:span><text:span text:style-name="T194">Attacco, Forza</text:span><text:span text:style-name="T51">: bersaglia una creatura, infliggi danni pari al 50% del tuo Potere contro metà della Resistenza al danno Magico</text:span></text:p>
          <text:p text:style-name="P314"/>
        </text:list-item>
        <text:list-item>
          <text:p text:style-name="P324">Telecinesi<text:span text:style-name="T51">*: </text:span>Arcano<text:span text:style-name="T51">; </text:span><text:span text:style-name="T194">Forza</text:span><text:span text:style-name="T51">; bersaglia una creatura o un ostacolo, spostalo di una casella in qualunque direzione</text:span></text:p>
          <text:p text:style-name="P324"/>
        </text:list-item>
        <text:list-item>
          <text:p text:style-name="P324">Scudo<text:span text:style-name="T51">*: </text:span>Arcano<text:span text:style-name="T51">; </text:span><text:span text:style-name="T194">Forza, Protezione</text:span><text:span text:style-name="T51">; bersaglia una creatura, quella creatura riceve un bonus di Deviazione pari al 50% del tuo Potere per i prossimi 5 minuti</text:span></text:p>
          <text:p text:style-name="P324"/>
        </text:list-item>
        <text:list-item>
          <text:p text:style-name="P324">Protezione dalla Magia<text:span text:style-name="T51">*: </text:span>Arcano<text:span text:style-name="T51">; </text:span><text:span text:style-name="T194">Protezione</text:span><text:span text:style-name="T51">; bersaglia una creatura, quella creatura riceve un bonus di Resistenza al danno Magico pari al </text:span><text:span text:style-name="T131">25% del tuo Potere per i prossimi 5 minuti</text:span></text:p>
          <text:p text:style-name="P324"/>
        </text:list-item>
        <text:list-item>
          <text:p text:style-name="P326">Disincantare<text:span text:style-name="T51">*</text:span><text:span text:style-name="T130">: </text:span><text:span text:style-name="T239">Arcano</text:span><text:span text:style-name="T130">; </text:span><text:span text:style-name="T194">Negazione</text:span><text:span text:style-name="T51">; bersaglia una creatura, rimuovi tutti gli effetti Magici su quella creatura</text:span></text:p>
          <text:p text:style-name="P324"/>
        </text:list-item>
        <text:list-item>
          <text:p text:style-name="P326">Silenzio<text:span text:style-name="T51">*</text:span><text:span text:style-name="T130">: </text:span><text:span text:style-name="T239">Arcano</text:span><text:span text:style-name="T130">; </text:span><text:span text:style-name="T194">Negazione</text:span><text:span text:style-name="T51">; bersaglia una creatura, fino alla fine del suo prossimo turno, non può lanciare Incantesimi, Concentrarsi o Mantenere Incantesimi</text:span></text:p>
        </text:list-item>
      </text:list>
      <text:p text:style-name="P127"/>
      <text:p text:style-name="P126"/>
      <text:p text:style-name="P126"><text:tab/><text:span text:style-name="T29">Rango II</text:span><text:span text:style-name="T191">:</text:span></text:p>
      <text:p text:style-name="P126"/>
      <text:list xml:id="list2880606780" text:style-name="L7">
        <text:list-item>
          <text:p text:style-name="P268">Cura Ferite<text:span text:style-name="T51">*:</text:span><text:span text:style-name="T111"> </text:span><text:span text:style-name="T193">Corpo; </text:span><text:span text:style-name="T194">Guarigione</text:span><text:span text:style-name="T51">; bersaglia una creatura, quella creatura recupera Punti Ferita pari al 50% del tuo Potere</text:span></text:p>
          <text:p text:style-name="P290"/>
        </text:list-item>
        <text:list-item>
          <text:p text:style-name="P268">Immunità<text:span text:style-name="T51">*: </text:span><text:span text:style-name="T193">Corpo; </text:span><text:span text:style-name="T194">Protezione</text:span><text:span text:style-name="T51">; bersaglia una creatura, quella creatura è Immune a Sanguinamento, Lentezza e Veleno per i prossimi 5 minuti</text:span></text:p>
          <text:p text:style-name="P290"/>
        </text:list-item>
        <text:list-item>
          <text:p text:style-name="P268">Scagliare Malattia<text:span text:style-name="T51">*: </text:span><text:span text:style-name="T193">Corpo; </text:span><text:span text:style-name="T194">Malattia</text:span><text:span text:style-name="T51">; bersaglia una creatura, quella creatura </text:span><text:span text:style-name="T111">diventa Ammalata, questa non è una Malattia Magica</text:span></text:p>
          <text:p text:style-name="P291"/>
        </text:list-item>
        <text:list-item>
          <text:p text:style-name="P269">Comando<text:span text:style-name="T51">*: </text:span>Mente; <text:span text:style-name="T194">Controllo</text:span><text:span text:style-name="T211">; bersaglia una creatura, puoi far compiere a quella creatura un’azione immediatamente. Puoi farle usare una Capacità, una Tecnica, un Incantesimo o un Consumabile, ma se cerchi di farle fare un’azione che non può compiere, hai sprecato l’Incantesimo</text:span></text:p>
          <text:p text:style-name="P291"/>
        </text:list-item>
        <text:list-item>
          <text:p text:style-name="P269">Barriera Psichica<text:span text:style-name="T51">: </text:span>Mente;<text:span text:style-name="T51"> </text:span><text:span text:style-name="T194">Protezione</text:span><text:span text:style-name="T51">, </text:span><text:span text:style-name="T194">Dolore</text:span><text:span text:style-name="T211">; Reazione; quando un’altra creatura cerca di usare un Incantesimo di Lettura o Controllo su di te, puoi farlo fallire, se lo fai la creatura subisce danni non ridotti pari al 25% del tuo Potere</text:span></text:p>
          <text:p text:style-name="P291"/>
        </text:list-item>
        <text:list-item>
          <text:p text:style-name="P269"><text:span text:style-name="T242">Emicrania</text:span> di Massa<text:span text:style-name="T51">*: </text:span>Mente; <text:span text:style-name="T194">Controllo</text:span><text:span text:style-name="T211">; bersaglia un qualsiasi numero di creature, quelle creature diventano Frastornate</text:span></text:p>
          <text:p text:style-name="P308"/>
        </text:list-item>
        <text:list-item>
          <text:p text:style-name="P334"><text:soft-page-break/><text:span text:style-name="T227">Catena di Fulmini</text:span><text:span text:style-name="T215">:</text:span><text:span text:style-name="T213"> </text:span><text:span text:style-name="T226">Elementale</text:span><text:span text:style-name="T213">; </text:span><text:span text:style-name="T198">Attacco, Elettricità</text:span><text:span text:style-name="T215">; attacca un qualsiasi numero di creature, se riesce, infligge danni pari al 100% del tuo Potere, ridotto del 20% per ogni bersaglio oltre il primo</text:span></text:p>
          <text:p text:style-name="P308"/>
        </text:list-item>
        <text:list-item>
          <text:p text:style-name="P271"><text:span text:style-name="T207">Cupola di Oscurità</text:span><text:span text:style-name="T211">*: </text:span><text:span text:style-name="T213"><text:s/></text:span><text:span text:style-name="T208">Elementale</text:span><text:span text:style-name="T213">; </text:span><text:span text:style-name="T194">Area, Oscurità</text:span><text:span text:style-name="T211">; bersaglia un’area 3x3, tutte le creature al suo interno diventano Ignare di quelle all’esterno e viceversa. Tu non diventi Ignaro di nessuna creatura</text:span></text:p>
          <text:p text:style-name="P308"/>
        </text:list-item>
        <text:list-item>
          <text:p text:style-name="P271"><text:span text:style-name="T207">Raggio Sonico</text:span><text:span text:style-name="T211">:</text:span><text:span text:style-name="T213"> </text:span><text:span text:style-name="T208">Elementale</text:span><text:span text:style-name="T213">; </text:span><text:span text:style-name="T194">Attacco, Depotenziamento, Suono</text:span><text:span text:style-name="T211">: attacca una creatura, se riesce infligge il 60% del tuo Potere e la creatura diventa Assordata</text:span></text:p>
          <text:p text:style-name="P308"/>
        </text:list-item>
        <text:list-item>
          <text:p text:style-name="P272"><text:span text:style-name="T207">Zona di Gravità</text:span><text:span text:style-name="T211">*: </text:span><text:span text:style-name="T208">Elementale</text:span><text:span text:style-name="T213">; </text:span><text:span text:style-name="T194">Terra</text:span><text:span text:style-name="T211">; per i prossimi 5 minuti, tutte le creature nell</text:span><text:span text:style-name="T219">o Spazio di Combattimento</text:span><text:span text:style-name="T211"> smettono di Volare e non possono Volare</text:span></text:p>
          <text:p text:style-name="P309"/>
        </text:list-item>
        <text:list-item>
          <text:p text:style-name="P274"><text:span text:style-name="T207">Liane Intrappolanti</text:span><text:span text:style-name="T211">*: </text:span><text:span text:style-name="T207">Natura</text:span><text:span text:style-name="T211">; </text:span><text:span text:style-name="T194">Pianta</text:span><text:span text:style-name="T211">; Mantenimento; bersaglia una creatura, quella creatura è Sbilanciata e Immobilizzata, il secondo turno diventa Atterrata</text:span></text:p>
          <text:p text:style-name="P309"/>
        </text:list-item>
        <text:list-item>
          <text:p text:style-name="P319">Corazza di Rovi<text:span text:style-name="T51">*</text:span><text:span text:style-name="T125">: </text:span><text:span text:style-name="T237">Natura</text:span><text:span text:style-name="T125">; </text:span><text:span text:style-name="T194">Pianta, Protezione</text:span><text:span text:style-name="T51">; bersaglia una creatura, la sua Riduzione al danno Fisico aumenta del 40% e quella al danno Magico aumenta del 20% per 5 minuti, se la creatura viene colpita con del Fuoco, questo bonus è perduto prima che il danno venga inflitto</text:span></text:p>
          <text:p text:style-name="P309"/>
        </text:list-item>
        <text:list-item>
          <text:p text:style-name="P319">Occhio di Falco<text:span text:style-name="T51">*</text:span><text:span text:style-name="T125">: </text:span><text:span text:style-name="T237">Natura</text:span><text:span text:style-name="T125">; </text:span><text:span text:style-name="T194">Animale, Potenziamento</text:span><text:span text:style-name="T51">; bersaglia una creatura, il prossimo attacco di quella creatura infligge danni bonus pari al 100% del Danno Base</text:span></text:p>
          <text:p text:style-name="P309"/>
        </text:list-item>
        <text:list-item>
          <text:p text:style-name="P322">Benedizione dello Scorpione<text:span text:style-name="T51">*</text:span><text:span text:style-name="T125">: </text:span><text:span text:style-name="T237">Natura</text:span><text:span text:style-name="T125">; </text:span><text:span text:style-name="T194">Animale, Potenziamento</text:span><text:span text:style-name="T51">: bersaglia una creatura, è immune a Veleno e Fuoco per i prossimi 5 minuti</text:span></text:p>
          <text:p text:style-name="P315"/>
        </text:list-item>
        <text:list-item>
          <text:p text:style-name="P327">Divinazione<text:span text:style-name="T51">*</text:span><text:span text:style-name="T130">: </text:span><text:span text:style-name="T239">Arcano</text:span><text:span text:style-name="T130">; </text:span><text:span text:style-name="T194">Lettura</text:span><text:span text:style-name="T51">; prepara un altro Incantesimo al posto di questo</text:span></text:p>
          <text:p text:style-name="P315"/>
        </text:list-item>
        <text:list-item>
          <text:p text:style-name="P327">Levitare<text:span text:style-name="T51">*</text:span><text:span text:style-name="T130">: </text:span><text:span text:style-name="T239">Arcano</text:span><text:span text:style-name="T130">; </text:span><text:span text:style-name="T194">Aria, Potenziamento</text:span><text:span text:style-name="T51">: bersaglia una creatura, quella creatura guadagna la capacità </text:span><text:span text:style-name="T154">d</text:span><text:span text:style-name="T51">i Volare per i prossimi 5 minuti e può prendere il Volo immediatamente</text:span></text:p>
          <text:p text:style-name="P327"/>
        </text:list-item>
        <text:list-item>
          <text:p text:style-name="P328">Muro di Forza<text:span text:style-name="T51">*</text:span><text:span text:style-name="T130">: </text:span><text:span text:style-name="T239">Arcano</text:span><text:span text:style-name="T130">; </text:span><text:span text:style-name="T194">Area, Forza</text:span><text:span text:style-name="T51">: bersaglia un numero di lati di caselle pari o inferiore al 20% del tuo Potere in modo da creare una linea contigua </text:span><text:span text:style-name="T152">non chiusa</text:span><text:span text:style-name="T51">, quella linea crea ostacolo tra le due caselle. Creature su lati opposti del Muro di Forza non solo adiacenti, non è possibile attraversare il Muro di Forza né con attacchi né con movimento. Gli effetti con Descrittore Area si bloccano al Muro. Il Muro di Forza permane per 5 minuti</text:span></text:p>
          <text:p text:style-name="P327"/>
        </text:list-item>
        <text:list-item>
          <text:p text:style-name="P329">Arma Incantata<text:span text:style-name="T51">*</text:span><text:span text:style-name="T130">: </text:span><text:span text:style-name="T239">Arcano</text:span><text:span text:style-name="T130">; </text:span><text:span text:style-name="T194">Arma</text:span><text:span text:style-name="T51">;</text:span><text:span text:style-name="T112"> bersaglia un’arma impugnata da una creatura, per i prossimi 5 minuti, </text:span><text:span text:style-name="T51">l’arma incrementa il proprio Danno Fisso di un valore pari al 25% del tuo Potere</text:span></text:p>
          <text:p text:style-name="P327"/>
        </text:list-item>
        <text:list-item>
          <text:p text:style-name="P335"><text:span text:style-name="T231">Dono delle Ali</text:span><text:span text:style-name="T220">*: </text:span><text:span text:style-name="T231">Natura, Corpo</text:span><text:span text:style-name="T220">; </text:span><text:span text:style-name="T204">Animale, Potenziamento</text:span><text:span text:style-name="T220">; bersaglia una creatura, quella creatura </text:span><text:span text:style-name="T224">guadagna la capacità di</text:span><text:span text:style-name="T220"> Volare per i prossimi 5 minuti</text:span></text:p>
          <text:p text:style-name="P327"/>
        </text:list-item>
        <text:list-item>
          <text:p text:style-name="P310"><text:span text:style-name="T2">Movenze del Giaguaro</text:span>*: <text:span text:style-name="T2">Natura, Corpo</text:span>; <text:span text:style-name="T206">Animale, Potenziamento</text:span>; bersaglia una creatura, quella creatura si può muovere di due caselle per i prossimi 5 minuti</text:p>
          <text:p text:style-name="P331"/>
        </text:list-item>
        <text:list-item>
          <text:p text:style-name="P331">Raggio di Confusione<text:span text:style-name="T51">*: </text:span>Mente<text:span text:style-name="T51">; </text:span><text:span text:style-name="T194">Depotenziamento</text:span><text:span text:style-name="T51">; bersaglia una creatura, quella creatura perde Mana pari al 25% del tuo Potere e diventa Confusa</text:span></text:p>
        </text:list-item>
      </text:list>
      <text:p text:style-name="P130"/>
      <text:p text:style-name="P130"><text:soft-page-break/></text:p>
      <text:p text:style-name="P48"><text:span text:style-name="T111"><text:tab/></text:span><text:span text:style-name="T192">Rango III</text:span></text:p>
      <text:p text:style-name="P128"/>
      <text:list xml:id="list623411166" text:style-name="L8">
        <text:list-item>
          <text:p text:style-name="P275">Maledizione del Sangue<text:span text:style-name="T51">*: </text:span><text:span text:style-name="T193">Corpo; </text:span><text:span text:style-name="T194">Sangue</text:span><text:span text:style-name="T51">; raddoppia il valore di Sanguinamento su tutte le creature, </text:span><text:span text:style-name="T120">poi tutte le creature Sanguinano</text:span></text:p>
          <text:p text:style-name="P293"/>
        </text:list-item>
        <text:list-item>
          <text:p text:style-name="P277">Dissanguare<text:span text:style-name="T51">*: </text:span>Corpo<text:span text:style-name="T51">; </text:span><text:span text:style-name="T194">Sangue</text:span><text:span text:style-name="T211">; bersaglia una creatura, quella creatura Sanguina finché non finisce il Sanguinamento</text:span></text:p>
          <text:p text:style-name="P292"/>
        </text:list-item>
        <text:list-item>
          <text:p text:style-name="P276">Invigorire<text:span text:style-name="T51">*: </text:span><text:span text:style-name="T193">Corpo; </text:span><text:span text:style-name="T194">Potenziamento</text:span><text:span text:style-name="T51">; bersaglia una creatura, fino alla fine del suo prossimo turno, la sua Iniziativa e il suo Danno Base Triplicano, </text:span><text:span text:style-name="T112">alla fine del suo turno, quella creatura perde il 20% dei Punti Ferita massimi</text:span></text:p>
          <text:p text:style-name="P292"/>
        </text:list-item>
        <text:list-item>
          <text:p text:style-name="P278">Arma Succhiavita<text:span text:style-name="T51">*: </text:span>Corpo, Arcano; <text:span text:style-name="T194">Arma, Sangue</text:span><text:span text:style-name="T51">; bersaglia un’arma impugnata da una creatura, per i prossimi 5 minuti, ogniqualvolta che l’arma infligge danno, il suo utilizzatore recupera Punti Ferita pari al 25% del Danno inflitto</text:span></text:p>
          <text:p text:style-name="P289"/>
        </text:list-item>
        <text:list-item>
          <text:p text:style-name="P265">Rigenerazione di Massa<text:span text:style-name="T51">*: </text:span>Corpo;<text:span text:style-name="T51"> </text:span><text:span text:style-name="T194">Guarigione</text:span><text:span text:style-name="T51">; tu e tutti i tuoi alleati guadagnate Rigenerazione pari al 40% del tuo Potere</text:span></text:p>
          <text:p text:style-name="P294"/>
        </text:list-item>
        <text:list-item>
          <text:p text:style-name="P270">Aura di Terrore<text:span text:style-name="T51">*: </text:span>Mente<text:span text:style-name="T51">; </text:span><text:span text:style-name="T194">Paura</text:span><text:span text:style-name="T211">; raddoppia il valore di Paura su tutte le creature</text:span></text:p>
          <text:p text:style-name="P294"/>
        </text:list-item>
        <text:list-item>
          <text:p text:style-name="P279">Individuazione dei Pensieri<text:span text:style-name="T51">*: </text:span>Mente<text:span text:style-name="T51">; </text:span><text:span text:style-name="T194">Lettura</text:span><text:span text:style-name="T211">; diventi consapevole di tutte le creature nell</text:span><text:span text:style-name="T219">o Spazio di Combattimento</text:span><text:span text:style-name="T211">, non puoi diventare Ignaro nei confronti di queste creature per il resto del combattimento</text:span></text:p>
          <text:p text:style-name="P294"/>
        </text:list-item>
        <text:list-item>
          <text:p text:style-name="P336"><text:span text:style-name="T33">Ondata di Dolore</text:span><text:span text:style-name="T116">: </text:span><text:span text:style-name="T33">Mente</text:span><text:span text:style-name="T116">; </text:span><text:span text:style-name="T196">Attacco, Dolore</text:span><text:span text:style-name="T214">; Concentrazione; bersaglia un qualsiasi numero di creature, subiscono danno non ridotto pari al 25% del tuo Potere, aumenta d</text:span><text:span text:style-name="T213">i tale quantità</text:span><text:span text:style-name="T214"> ogni turno</text:span></text:p>
          <text:p text:style-name="P311"/>
        </text:list-item>
        <text:list-item>
          <text:p text:style-name="P337"><text:span text:style-name="T228">Z</text:span><text:span text:style-name="T229">ona di Vuoto</text:span><text:span text:style-name="T216">*: </text:span><text:span text:style-name="T226">Elementale</text:span><text:span text:style-name="T213">; </text:span><text:span text:style-name="T199">Aria</text:span><text:span text:style-name="T216">; </text:span><text:span text:style-name="T217">Prerequisito: Potere 16;</text:span><text:span text:style-name="T216"> Concentrazione e Mantenimento; bersaglia un qualsiasi numero di creature, fintanto che l’Incantesimo è attivo, quelle creature sono Indebolite, il terzo turno Svengono</text:span></text:p>
          <text:p text:style-name="P311"/>
        </text:list-item>
        <text:list-item>
          <text:p text:style-name="P277"><text:span text:style-name="T209">R</text:span><text:span text:style-name="T207">ivelazione Devastante</text:span><text:span text:style-name="T211">*:</text:span><text:span text:style-name="T213"> </text:span><text:span text:style-name="T208">Elementale</text:span><text:span text:style-name="T213">; </text:span><text:span text:style-name="T194">Luce</text:span><text:span text:style-name="T211">; Prerequisito: Potere 16; tutte le creature adiacenti diventano Accecate per 5 minuti</text:span></text:p>
          <text:p text:style-name="P311"/>
        </text:list-item>
        <text:list-item>
          <text:p text:style-name="P273"><text:span text:style-name="T209">C</text:span><text:span text:style-name="T207">ombustione Finale</text:span><text:span text:style-name="T211">: </text:span><text:span text:style-name="T208">Elementale</text:span><text:span text:style-name="T213">; </text:span><text:span text:style-name="T194">Attacco, Fuoco</text:span><text:span text:style-name="T211">; infligge a tutte le creature danno pari al 200% del tuo Potere</text:span></text:p>
          <text:p text:style-name="P311"/>
        </text:list-item>
        <text:list-item>
          <text:p text:style-name="P320">Occhio di Grifone<text:span text:style-name="T51">*</text:span><text:span text:style-name="T125">: </text:span><text:span text:style-name="T237">Natura</text:span><text:span text:style-name="T125">; </text:span><text:span text:style-name="T194">Animale, Potenziamento</text:span><text:span text:style-name="T51">: </text:span><text:span text:style-name="T127">bersaglia una creatura, il prossimo attacco di quella creatura colpisce automaticamente e infligge danni bonus pari al 100% del Danno Base</text:span></text:p>
          <text:p text:style-name="P316"/>
        </text:list-item>
        <text:list-item>
          <text:p text:style-name="P323">Totem delle Sanguisughe<text:span text:style-name="T51">*</text:span><text:span text:style-name="T125">: </text:span><text:span text:style-name="T237">Natura</text:span><text:span text:style-name="T125">; </text:span><text:span text:style-name="T201">Sangue, </text:span><text:span text:style-name="T194">Sciame, Totem</text:span><text:span text:style-name="T51">: bersaglia una casella non occupata, crea un Totem su quella casella</text:span><text:span text:style-name="T128">. </text:span><text:span text:style-name="T129">Ogniqualvolta una creatura nell’area Sanguina, tutti i tuoi alleati nell’area recuperano Punti Ferita pari al 20% del tuo Potere. Alla fine di ogni round, ogni nemico nell’area subisce Sanguinamento per al 20% del tuo Potere</text:span></text:p>
          <text:p text:style-name="P316"/>
        </text:list-item>
        <text:list-item>
          <text:p text:style-name="P332">Piaga delle Locuste<text:span text:style-name="T125">: </text:span><text:span text:style-name="T237">Natura</text:span><text:span text:style-name="T125">; </text:span><text:span text:style-name="T194">Attacco, Area, Sciame</text:span><text:span text:style-name="T51">; Concentrazione: bersaglia un’area 3x3, ogni creature in quell’area subisce danni Fisici pari al 100% del tuo Potere. Quando ti </text:span><text:soft-page-break/><text:span text:style-name="T51">Concentri puoi spostare l’area di al massimo una casella. </text:span><text:span text:style-name="T130">Quando smetti di Concentrarti, tutte le creature subiscono danni Fisici pari al 50% del tuo Potere</text:span></text:p>
          <text:p text:style-name="P316"/>
        </text:list-item>
        <text:list-item>
          <text:p text:style-name="P325">Spore Debilitanti<text:span text:style-name="T51">*</text:span><text:span text:style-name="T125">: </text:span><text:span text:style-name="T237">Natura</text:span><text:span text:style-name="T125">; </text:span><text:span text:style-name="T194">Funghi</text:span><text:span text:style-name="T51">; tutte le creature diventano Indebolite e Ammalate</text:span></text:p>
          <text:p text:style-name="P316"/>
        </text:list-item>
        <text:list-item>
          <text:p text:style-name="P330">Disgiunzione<text:span text:style-name="T51">*: </text:span>Arcano<text:span text:style-name="T51">; </text:span><text:span text:style-name="T194">Negazione</text:span><text:span text:style-name="T51">; rimuovi tutti gli effetti Magici dallo Spazio di Combattimento e dalle creature</text:span></text:p>
          <text:p text:style-name="P316"/>
        </text:list-item>
        <text:list-item>
          <text:p text:style-name="P330">Controincantesimo<text:span text:style-name="T51">*: </text:span>Arcano<text:span text:style-name="T51">; </text:span><text:span text:style-name="T194">Negazione</text:span><text:span text:style-name="T51">; Reazione; ogniqualvolta una creatura lancia un Incantesimo, </text:span><text:span text:style-name="T133">puoi bersagliarla, quell’Incantesimo non ha effetto. Questo Incantesimo non può essere Controincantato (mi disp.)</text:span></text:p>
          <text:p text:style-name="P330"/>
        </text:list-item>
        <text:list-item>
          <text:p text:style-name="P333">Disintegrazione<text:span text:style-name="T51">: </text:span>Arcano<text:span text:style-name="T51">; </text:span><text:span text:style-name="T194">Attacco, Forza</text:span><text:span text:style-name="T51">: bersaglia una creatura o un Ostacolo, attaccalo, se riesce infliggi danni pari al 125% del tuo Potere. Danno quadruplo contro gli Ostacoli</text:span></text:p>
          <text:p text:style-name="P330"/>
        </text:list-item>
        <text:list-item>
          <text:p text:style-name="P333">Sigillare<text:span text:style-name="T51">*: </text:span>Arcano<text:span text:style-name="T51">; </text:span><text:span text:style-name="T194">Depotenziamento, Negazione</text:span><text:span text:style-name="T51">; bersaglia una creatura, poi bersaglia una Capacità Personale o Incantesimo. Quella creatura non può più usare quella Capacità o Incantesimo per i prossimi 5 minuti</text:span></text:p>
          <text:p text:style-name="P330"/>
        </text:list-item>
        <text:list-item>
          <text:p text:style-name="P338"><text:span text:style-name="T233">Camminare sulle Nuvole</text:span><text:span text:style-name="T225">*: </text:span><text:span text:style-name="T233">Elementale</text:span><text:span text:style-name="T225">; </text:span><text:span text:style-name="T205">Aria, Potenziamento</text:span><text:span text:style-name="T225">; bersaglia un qualsiasi numero di creature, quelle creature </text:span><text:span text:style-name="T224">guadagnano la capacità di</text:span><text:span text:style-name="T225"> Volare per i prossimi 5 minuti</text:span></text:p>
        </text:list-item>
      </text:list>
      <text:p text:style-name="P131"/>
      <text:p text:style-name="P142"/>
      <text:p text:style-name="P129"/>
      <text:p text:style-name="P238"><text:span text:style-name="T28">Competenze</text:span><text:span text:style-name="T51">: </text:span></text:p>
      <text:p text:style-name="P170"/>
      <text:p text:style-name="P238"><text:span text:style-name="T51">un</text:span><text:span text:style-name="T102">a Competenza </text:span><text:span text:style-name="T51">è una descrizione di ciò che il personaggio è in grado di fare al di fuori della norma</text:span></text:p>
      <text:p text:style-name="P82"/>
      <text:p text:style-name="P82">un<text:span text:style-name="T188">a Competenza</text:span> caratterizza il personaggio in ogni momento</text:p>
      <text:p text:style-name="P82"/>
      <text:p text:style-name="Standard"><text:span text:style-name="T102">le Competenze</text:span><text:span text:style-name="T51"> sono solo interpretativ</text:span><text:span text:style-name="T102">e</text:span><text:span text:style-name="T51">, non hanno un ruolo nel sistema di combattimento</text:span></text:p>
      <text:p text:style-name="P82"><text:tab/>ciò non toglie che l'interpretazione possa avere un effetto durante un combattimento</text:p>
      <text:p text:style-name="P82"/>
      <text:p text:style-name="P124">la casualità non è contemplata nell’attuazione interpretativa delle Competenze, ma se il Master preferisce, può introdurla nel modo che trova più congeniale (per esempio con un dado) tenendo conto del livello di Competenza e delle Caratteristiche dei partecipanti come riferimento</text:p>
      <text:p text:style-name="P124"><text:tab/><text:span text:style-name="T243">il metodo consigliato di fare ciò è usare i Tarocchi, perché sembra divertente (e, in realtà, <text:tab/>perché il loro significato si basa sulla loro interpretazione contestuale)</text:span></text:p>
      <text:p text:style-name="P82"/>
      <text:p text:style-name="Standard"><text:span text:style-name="T51">un personaggio può scegliere di imparare un</text:span><text:span text:style-name="T102">a Competenza</text:span><text:span text:style-name="T51"> ogniqualvolta </text:span><text:span text:style-name="T90">guadagna un</text:span><text:span text:style-name="T51"> Livello </text:span><text:span text:style-name="T90">di Esperienza</text:span></text:p>
      <text:p text:style-name="Standard"><text:span text:style-name="T51"><text:tab/>alcun</text:span><text:span text:style-name="T102">e Competenze</text:span><text:span text:style-name="T51"> possono avere prerequisiti</text:span></text:p>
      <text:p text:style-name="P82"/>
      <text:p text:style-name="P154">il Master potrebbe concedere gratuitamente certe Competenze.</text:p>
      <text:p text:style-name="P154"/>
      <text:p text:style-name="P155">Le Competenze non simulano la conoscenza della magia di un personaggio, questa si può in genere desumere dal numero e dal tipo di incantesimi che il personaggio conosce.</text:p>
      <text:p text:style-name="P82"/>
      <text:p text:style-name="P82"/>
      <text:p text:style-name="P63">Alfabetismo<text:span text:style-name="T51">: sai leggere e scrivere, </text:span><text:span text:style-name="T139">questo ti permette di ottenere altre conoscenze che sono altrimenti precluse, a discrezione del Master.</text:span></text:p>
      <text:p text:style-name="P82"><text:soft-page-break/></text:p>
      <text:p text:style-name="P223"><text:span text:style-name="T35">Alchimista</text:span><text:span text:style-name="T137">: </text:span><text:span text:style-name="T145">puoi creare oggetti Alchemici, ovvero Pozioni, Fuoco Alchemico, Fiasche e Veleni. Puoi anche estrarre reagenti alchemici da creature rare per realizzare consumabili più potenti, a discrezione del Master.</text:span></text:p>
      <text:p text:style-name="P162"/>
      <text:p text:style-name="P71">Artefice<text:span text:style-name="T51">: puoi creare equipaggiamenti con Materiali rari e ottenere quei Materiali dalle carcasse delle creature</text:span></text:p>
      <text:p text:style-name="P152"/>
      <text:p text:style-name="P223"><text:span text:style-name="T35">Biologo 1</text:span><text:span text:style-name="T137">: hai una conoscenza di Biologia di Base, </text:span><text:span text:style-name="T139">sei in grado di distinguere animali, piante e funghi comuni e capisci immediatamente quando una creatura non è di origine naturale, quindi identifichi costrutti, non-morti e simili quando non sono camuffati</text:span></text:p>
      <text:p text:style-name="P152"/>
      <text:p text:style-name="P223"><text:span text:style-name="T35">Biologo 2</text:span><text:span text:style-name="T137">: Prerequisito: Biologo 1; hai una conoscenza di Biologia Avanzata, </text:span><text:span text:style-name="T139">sei in grado di ricordare intuitivamente molte proprietà di specifiche creature naturali e comprendi i fondamenti di creature come Elementali e Orrori.</text:span></text:p>
      <text:p text:style-name="P152"/>
      <text:p text:style-name="P223"><text:span text:style-name="T35">Biologo 3</text:span><text:span text:style-name="T137">: Prerequisito: Biologo 2; hai una conoscenza di Biologia da Esperto, </text:span><text:span text:style-name="T139">sei in grado di ricordare le proprietà di specifici Elementali e Orrori</text:span></text:p>
      <text:p text:style-name="P152"/>
      <text:p text:style-name="P65">Crittografia<text:span text:style-name="T51">: sai Cifrare e Decifrare testi. </text:span><text:span text:style-name="T139">Puoi decifrare qualunque messaggio codificato da una creatura sprovvista di questa competenza senza sforzo e puoi decifrare codici complessi che hai già studiato. Per decifrare codici creati da creature con questa conoscenza che non conosci sono necessari diversi giorni di lavoro.</text:span></text:p>
      <text:p text:style-name="P152"/>
      <text:p text:style-name="P223"><text:span text:style-name="T35">Geografo 1</text:span><text:span text:style-name="T137">: hai una conoscenza di Geografia di Base, </text:span><text:span text:style-name="T139">sei sempre in grado di individuare il nord quando puoi vedere il cielo e conosci a grandi linee il mondo, la forma e il numero dei continenti, la posizione di catene montuose ed elementi idrografici di grande importanza.</text:span></text:p>
      <text:p text:style-name="P152"/>
      <text:p text:style-name="P223"><text:span text:style-name="T35">Geografo 2</text:span><text:span text:style-name="T137">: Prerequisito: Geografo 1; hai una conoscenza di Geografia Avanzata, </text:span><text:span text:style-name="T140">conosci i confini delle nazioni del mondo e la loro condizione generale, sei in grado di dedurre se le condizioni ambientali sono ordinarie per il bioma in cui ti trovi.</text:span></text:p>
      <text:p text:style-name="P152"/>
      <text:p text:style-name="P223"><text:span text:style-name="T35">Geografo 3</text:span><text:span text:style-name="T137">: Prerequisito: Geografo 2; hai una conoscenza di Geografia da Esperto, </text:span><text:span text:style-name="T140">sei in grado di individuare il nord istintivamente, anche quando non vedi il cielo; conosci la posizione dei principali centri urbani del mondo.</text:span></text:p>
      <text:p text:style-name="P82"/>
      <text:p text:style-name="P63">Intrattenitore<text:span text:style-name="T51">: sei in grado di suonare uno (o più) strumento(i), cantare e ballare</text:span></text:p>
      <text:p text:style-name="P82"/>
      <text:p text:style-name="P63">Lingua d’Argento<text:span text:style-name="T51">: sei bravo nell’arte oratoria, </text:span><text:span text:style-name="T140">questo rende più semplice persuadere altre creature e tenere discorsi pubblici.</text:span></text:p>
      <text:p text:style-name="P82"/>
      <text:p text:style-name="P64">Linguista<text:span text:style-name="T51">: conosci una Lingua addizionale; puoi prendere questa Competenza più di una volta, <text:tab/> <text:s/>scegliendo ogni volta una Lingua diversa</text:span></text:p>
      <text:p text:style-name="P82"/>
      <text:p text:style-name="P66">Mano Abile<text:span text:style-name="T51">: sei abile nel gestire Corde, Lucchetti e altri dispositivi meccanici</text:span></text:p>
      <text:p text:style-name="P82"/>
      <text:p text:style-name="P61">Medico 1<text:span text:style-name="T51">: hai una conoscenza e competenza Medica di Base, </text:span><text:span text:style-name="T140">sei in grado di distinguere e trattare le patologie più comuni e di operare suture, conosci i veleni più comuni. Puoi assistere una creatura ferita così che recuperi più Punti Ferita durante un riposo esteso.</text:span></text:p>
      <text:p text:style-name="P152"/>
      <text:p text:style-name="P61"><text:soft-page-break/>Medico 2<text:span text:style-name="T51">: Prerequisito: Medico 1; hai una conoscenza e competenza Medica Avanzata, </text:span><text:span text:style-name="T140">sei in grado di distinguere numerose malattie non magiche e di trattare fratture e altre ferite gravi, conosci una discreta quantità di veleni e sai come curare creature avvelenate.</text:span></text:p>
      <text:p text:style-name="P152"/>
      <text:p text:style-name="P223"><text:span text:style-name="T35">Medico 3</text:span><text:span text:style-name="T137">: Prerequisito: Medico 3; hai una conoscenza e competenza Medica da Esperto, </text:span><text:span text:style-name="T140">sei in grado di distinguere le grande maggioranza delle patologie comuni e di curarle o alleviare i sintomi, sai trattare lesioni interne e veleni anche rari, purché non di natura magica. Puoi assistere fino a cinque creature affinché recuperino più Punti Ferita durante un riposo esteso e, se sei cosciente, puoi assistere te stesso.</text:span></text:p>
      <text:p text:style-name="P152"/>
      <text:p text:style-name="P63">Nuotare<text:span text:style-name="T51">: sai nuotare abbastanza bene, </text:span><text:span text:style-name="T140">anche in acque abbastanza agitate. Non puoi spingerti in mare aperto né nuotare contro la corrente di un grande fiume.</text:span></text:p>
      <text:p text:style-name="P152"/>
      <text:p text:style-name="P224"><text:span text:style-name="T36">Seguire Tracce</text:span><text:span text:style-name="T138">:</text:span><text:span text:style-name="T137"> </text:span><text:span text:style-name="T138">sai Cercare, Seguire e Nascondere Tracce. </text:span><text:span text:style-name="T140">A meno che tu non sappia che delle tracce sono state nascoste, non puoi individuarle.</text:span></text:p>
      <text:p text:style-name="P61"/>
      <text:p text:style-name="P223"><text:span text:style-name="T35">Società 1</text:span><text:span text:style-name="T137">: hai una conoscenza di Base di Leggi, Usi e Costumi, </text:span><text:span text:style-name="T138">Cultura. </text:span><text:span text:style-name="T140">Conosci i costumi insoliti più famosi di civiltà diverse dalla tua e non rischierai di offenderle violando i loro tabù.</text:span></text:p>
      <text:p text:style-name="P152"/>
      <text:p text:style-name="P223"><text:span text:style-name="T35">Società 2</text:span><text:span text:style-name="T137">: Prerequisito: Società 1; hai una conoscenza Avanzata </text:span><text:span text:style-name="T138">di Leggi, Usi e Costumi, Cultura. </text:span><text:span text:style-name="T140">Conosci la maggior parte delle usanze di civiltà diverse dalla tua e le loro tradizioni religiose meno note, sei in grado di presentarti in modo appropriato a dignitari stranieri.</text:span></text:p>
      <text:p text:style-name="P152"/>
      <text:p text:style-name="P223"><text:span text:style-name="T35">Società 3</text:span><text:span text:style-name="T137">: Prerequisito: Società 2; hai una conoscenza </text:span><text:span text:style-name="T138">da Esperto</text:span><text:span text:style-name="T137"> </text:span><text:span text:style-name="T138">di Leggi, Usi e Costumi, Cultura. </text:span><text:span text:style-name="T140">Conosci le usanze di civiltà diverse dalla tua in modo praticamente perfetto, sei in grado di passare per un nativo agli occhi della maggior parte dei locali.</text:span></text:p>
      <text:p text:style-name="P152"/>
      <text:p text:style-name="P224"><text:span text:style-name="T36">Scienziato 1</text:span><text:span text:style-name="T138">:</text:span><text:span text:style-name="T137"> hai una conoscenza </text:span><text:span text:style-name="T138">di Base di Fisica e Astronomia, </text:span><text:span text:style-name="T140">sei in grado di comprendere le leggi della natura e le influenze del cielo sulle questioni terrene, a grandi linee, nonché di spiegare le cause di fenomeni semplici.</text:span></text:p>
      <text:p text:style-name="P153"/>
      <text:p text:style-name="P224"><text:span text:style-name="T36">Scienziato 2</text:span><text:span text:style-name="T137">: Prerequisito: </text:span><text:span text:style-name="T138">Scienziato</text:span><text:span text:style-name="T137"> 1; hai una conoscenza </text:span><text:span text:style-name="T138">Avanzata di Fisica e Astronomia, </text:span><text:span text:style-name="T140">sei in grado di comprendere e spiegare fenomeni naturali anche molto complessi, talvolta di sfruttare le leggi della natura a tuo vantaggio, hai una buona comprensione della struttura del firmamento.</text:span></text:p>
      <text:p text:style-name="P62"/>
      <text:p text:style-name="P224"><text:span text:style-name="T36">Scienziato 3</text:span><text:span text:style-name="T137">: Prerequisito: </text:span><text:span text:style-name="T138">Scienziato 2</text:span><text:span text:style-name="T137">; hai una conoscenza </text:span><text:span text:style-name="T138">da Esperto di Fisica e Astronomia, </text:span><text:span text:style-name="T140">conosci meccanismi che regolano il funzionamento dell’universo e la cosmologia meglio della maggior parte degli studiosi, il rapporto di questi fenomeni con il soprannaturale ti è abbastanza chiaro, il più delle volte.</text:span></text:p>
      <text:p text:style-name="P153"/>
      <text:p text:style-name="P223"><text:span text:style-name="T35">Storico 1</text:span><text:span text:style-name="T137">: hai una conoscenza Storica di Base, </text:span><text:span text:style-name="T140">sei in grado di ricordare a grandi linee la storia del mondo, aneddoti sulle figure più importanti e le trasformazioni geopolitiche critiche delle ere note.</text:span></text:p>
      <text:p text:style-name="P152"/>
      <text:p text:style-name="P223"><text:span text:style-name="T35">Storico 2</text:span><text:span text:style-name="T137">: Prerequisito: Storico 1; hai una conoscenza Storica Avanzata, </text:span><text:span text:style-name="T140">conosci l’evoluzione di stati, imperi e forme di governo nei secoli passati, sei in grado di ricordare dettagli sulla vita della maggior parte dei personaggi storici rilevanti e sulle civiltà antiche.</text:span></text:p>
      <text:p text:style-name="P152"/>
      <text:p text:style-name="P223"><text:span text:style-name="T35">Storico 3</text:span><text:span text:style-name="T137">: Prerequisito: Storico 2; hai una conoscenza Storica da Esperto, </text:span><text:span text:style-name="T140">conosci l’evoluzione della società nel corso dei secoli passati e le grandi trasformazioni che hanno portato al presente, sei in grado di ricordare dettagli significativi su personaggi storici minori, singoli avvenimenti quali battaglie o trattative.</text:span></text:p>
      <text:p text:style-name="P163"/>
      <text:p text:style-name="P163"><text:soft-page-break/></text:p>
      <text:p text:style-name="P72">Competenze Magiche<text:span text:style-name="T51">:</text:span></text:p>
      <text:p text:style-name="P164"/>
      <text:p text:style-name="P74">Conoscere il Territorio<text:span text:style-name="T51">: </text:span>Natura<text:span text:style-name="T51">; </text:span><text:span text:style-name="T194">Lettura</text:span><text:span text:style-name="T211">; puoi spendere 1 Mana per diventare immediatamente consapevole della conformazione del territorio in un raggio di 100 m, fintanto che è un ambiente naturale</text:span></text:p>
      <text:p text:style-name="P233"/>
      <text:p text:style-name="P228"><text:span text:style-name="T232">Creare Fiamma</text:span><text:span text:style-name="T223">: </text:span><text:span text:style-name="T232">Elementale</text:span><text:span text:style-name="T223">; </text:span><text:span text:style-name="T203">Fuoco</text:span><text:span text:style-name="T223">; </text:span><text:span text:style-name="T222">puoi spendere 1 Mana per </text:span><text:span text:style-name="T223">creare una fiamma Magica che produce calore ma non brucia creature e oggetti e non viene spenta da fonti non Magiche. La devi accendere sul terreno e rimane accesa fintanto che non ti allontani più di 10 m o decidi di spegnerla</text:span></text:p>
      <text:p text:style-name="P228"/>
      <text:p text:style-name="P72">Individuazione del Magico<text:span text:style-name="T51">: </text:span><text:span text:style-name="T246">Arcano</text:span><text:span text:style-name="T146">;</text:span><text:span text:style-name="T202"> Lettura</text:span><text:span text:style-name="T221">;</text:span><text:span text:style-name="T202"> </text:span><text:span text:style-name="T51">puoi spendere 1 Mana per individuare oggetti Magici, Incantesimi attivi, Incantatori e creatura dotate di un’Aura</text:span></text:p>
      <text:p text:style-name="P164"/>
      <text:p text:style-name="P73">Interpellare i Morti<text:span text:style-name="T51">: </text:span>Arcano, Corpo<text:span text:style-name="T51">; </text:span><text:span text:style-name="T194">Lettura</text:span><text:span text:style-name="T211">; puoi spendere 1 Mana per comunicare per 5 minuti con lo spirito di una creatura defunta nel punto in cui è sepolto il suo corpo o in cui si trova una sua reliquia. Lo spirito parla con sincerità e non ti nasconde informazioni se sottoposto a domande dirette. Lo spirito non può compiere atti ostili nei confronti di chi lo ha interpellato</text:span></text:p>
      <text:p text:style-name="P164"/>
      <text:p text:style-name="P226"><text:span text:style-name="T40">Lingua della Natura</text:span><text:span text:style-name="T146">: </text:span><text:span text:style-name="T39">Natura</text:span><text:span text:style-name="T146">; </text:span><text:span text:style-name="T202">Animale, Fungo, Lettura, Pianta</text:span><text:span text:style-name="T221">; puoi spendere 1 Mana per diventare in grado di comunicare con Animali, Funghi o Piante per 5 minuti</text:span></text:p>
      <text:p text:style-name="P234"/>
      <text:p text:style-name="P74"><text:span text:style-name="T210">L</text:span><text:span text:style-name="T207">uce Magica</text:span><text:span text:style-name="T211">: </text:span><text:span text:style-name="T207">Elementale</text:span><text:span text:style-name="T211">; </text:span><text:span text:style-name="T194">Luce</text:span><text:span text:style-name="T211">: puoi spendere 1 Mana per creare un globo di Luce fluttuante centrato nella tua casella che si muove con te e illumina un raggio di 10 m</text:span></text:p>
      <text:p text:style-name="P234"/>
      <text:p text:style-name="P74"><text:span text:style-name="T207">Parlare con Pietre</text:span><text:span text:style-name="T211">: </text:span><text:span text:style-name="T207">Elementale</text:span><text:span text:style-name="T211">; </text:span><text:span text:style-name="T194">Lettura, Terra</text:span><text:span text:style-name="T211">; </text:span><text:span text:style-name="T221">puoi spendere 1 Mana per diventare in grado di comunicare con </text:span><text:span text:style-name="T211">Pietre</text:span><text:span text:style-name="T221"> per 5 minuti, </text:span><text:span text:style-name="T211">non puoi comunicare con la pietra lavorata</text:span></text:p>
      <text:p text:style-name="P234"/>
      <text:p text:style-name="P73"><text:span text:style-name="T207">Purificare Vivande</text:span><text:span text:style-name="T211">:</text:span><text:span text:style-name="T207"> Natura, Corpo</text:span><text:span text:style-name="T211">;</text:span><text:span text:style-name="T194"> Guarigione</text:span><text:span text:style-name="T211">;</text:span><text:span text:style-name="T206"> </text:span><text:span text:style-name="T211">puoi spendere 1 Mana per rimuovere Veleni e Malattie da una qualsiasi quantità di cibo e bevande</text:span></text:p>
      <text:p text:style-name="P234"/>
      <text:p text:style-name="P75"><text:span text:style-name="T207">Respirare sott’Acqua</text:span><text:span text:style-name="T211">: </text:span><text:span text:style-name="T207">Elementale, Corpo</text:span><text:span text:style-name="T211">; </text:span><text:span text:style-name="T194">Acqua, Aria, Potenziamento</text:span><text:span text:style-name="T211">: </text:span><text:span text:style-name="T222">puoi spendere 1 Mana per </text:span><text:span text:style-name="T211">dotare una creatura della capacità di respirare sott’acqua per 1 ora</text:span></text:p>
      <text:p text:style-name="P234"/>
      <text:p text:style-name="P74"><text:span text:style-name="T207">Vento Messaggero</text:span><text:span text:style-name="T211">: </text:span><text:span text:style-name="T207">Elementale</text:span><text:span text:style-name="T211">; </text:span><text:span text:style-name="T194">Aria, Suono</text:span><text:span text:style-name="T211">; puoi spendere 1 Mana per comunicare un messaggio verbale a un’altra creatura entro 2 km</text:span></text:p>
      <text:p text:style-name="P82"/>
      <text:p text:style-name="P82"/>
      <text:p text:style-name="P46">Tratti Caratteriali e Difetti<text:span text:style-name="T51">: sono tratti che caratterizzano i personaggi, delineandoli meglio. Come le Competenze, sono puramente interpretativi, </text:span><text:span text:style-name="T103">ma</text:span><text:span text:style-name="T51"> non sono contemplati nel sistema. I giocatori e/o il Master possono decidere di usarli per mettere su carta la figura del personaggio, e potrebbero persino decidere di usarli nella sfera interpretativa del loro gioco, ma questo sta a loro ed esula dalla regole di questo manuale. Perciò, non verrà data nessuna lista.</text:span></text:p>
      <text:p text:style-name="P166"/>
      <text:p text:style-name="P166"/>
      <text:p text:style-name="P238"><text:span text:style-name="T49">Commento Finale (rivolto agli utilizzatori finali)</text:span><text:span text:style-name="T152">: Il gioco è nelle vostre mani. </text:span><text:span text:style-name="T153">C</text:span><text:span text:style-name="T152">reate il vostro gioco. Se ci sono cose del sistema che non vi piacciono, non vi soddisfano, </text:span><text:span text:style-name="T153">modificatele; aggiungete ciò che volete ci sia nel vostro gioco e rimuovete ciò che non volete ci sia. Potete mettere mano a qualunque parte del sistema, anzi, siete incoraggiati a farlo se pensate che questo contribuisca a creare un’esperienza di gioco più vicina al vostro ideale. Siete in grado di trovare soluzioni ai vostri problem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0T20:46:40.414000000</meta:creation-date>
    <dc:date>2020-07-19T18:47:02.731000000</dc:date>
    <meta:editing-duration>PT8H43M1S</meta:editing-duration>
    <meta:editing-cycles>106</meta:editing-cycles>
    <meta:generator>LibreOffice/6.4.2.2$Windows_X86_64 LibreOffice_project/4e471d8c02c9c90f512f7f9ead8875b57fcb1ec3</meta:generator>
    <meta:document-statistic meta:table-count="2" meta:image-count="0" meta:object-count="0" meta:page-count="31" meta:paragraph-count="752" meta:word-count="11085" meta:character-count="73601" meta:non-whitespace-character-count="62520"/>
  </office:meta>
</office:document-meta>
</file>